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0.2481"/>
          <table:table-cell office:value-type="float" office:value="9.782"/>
          <table:table-cell office:value-type="float" office:value="7.6"/>
          <table:table-cell office:value-type="float" office:value="0.0"/>
          <table:table-cell office:value-type="float" office:value="0.0"/>
          <table:table-cell office:value-type="float" office:value="76.0"/>
          <table:table-cell office:value-type="float" office:value="22473.0"/>
          <table:table-cell office:value-type="float" office:value="137532.0"/>
          <table:table-cell office:value-type="float" office:value="235916.0"/>
          <table:table-cell office:value-type="float" office:value="843647.0"/>
          <table:table-cell office:value-type="float" office:value="2439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436.0"/>
          <table:table-cell office:value-type="float" office:value="497790.0"/>
          <table:table-cell office:value-type="float" office:value="392203.0"/>
          <table:table-cell office:value-type="float" office:value="314928.0"/>
          <table:table-cell office:value-type="float" office:value="331774.0"/>
          <table:table-cell office:value-type="float" office:value="820.0"/>
          <table:table-cell office:value-type="float" office:value="3.87772"/>
          <table:table-cell office:value-type="float" office:value="3.383"/>
          <table:table-cell office:value-type="float" office:value="1.31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634.0"/>
          <table:table-cell office:value-type="float" office:value="27908.0"/>
          <table:table-cell office:value-type="float" office:value="235916.0"/>
          <table:table-cell office:value-type="float" office:value="843647.0"/>
          <table:table-cell office:value-type="float" office:value="2435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4436.0"/>
          <table:table-cell office:value-type="float" office:value="497790.0"/>
          <table:table-cell office:value-type="float" office:value="392203.0"/>
          <table:table-cell office:value-type="float" office:value="314928.0"/>
          <table:table-cell office:value-type="float" office:value="331774.0"/>
          <table:table-cell office:value-type="float" office:value="820.0"/>
          <table:table-cell office:value-type="float" office:value="2.24993"/>
          <table:table-cell office:value-type="float" office:value="1.828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6.0"/>
          <table:table-cell office:value-type="float" office:value="1281.0"/>
          <table:table-cell office:value-type="float" office:value="174193.0"/>
          <table:table-cell office:value-type="float" office:value="646217.0"/>
          <table:table-cell office:value-type="float" office:value="1897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5629.0"/>
          <table:table-cell office:value-type="float" office:value="334187.0"/>
          <table:table-cell office:value-type="float" office:value="290233.0"/>
          <table:table-cell office:value-type="float" office:value="210951.0"/>
          <table:table-cell office:value-type="float" office:value="204823.0"/>
          <table:table-cell office:value-type="float" office:value="440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7.28784"/>
          <table:table-cell office:value-type="float" office:value="6.842"/>
          <table:table-cell office:value-type="float" office:value="4.74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11260.0"/>
          <table:table-cell office:value-type="float" office:value="71163.0"/>
          <table:table-cell office:value-type="float" office:value="235916.0"/>
          <table:table-cell office:value-type="float" office:value="843648.0"/>
          <table:table-cell office:value-type="float" office:value="2441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436.0"/>
          <table:table-cell office:value-type="float" office:value="497790.0"/>
          <table:table-cell office:value-type="float" office:value="392203.0"/>
          <table:table-cell office:value-type="float" office:value="314928.0"/>
          <table:table-cell office:value-type="float" office:value="331774.0"/>
          <table:table-cell office:value-type="float" office:value="820.0"/>
          <table:table-cell office:value-type="float" office:value="9.95317"/>
          <table:table-cell office:value-type="float" office:value="9.495"/>
          <table:table-cell office:value-type="float" office:value="7.41"/>
          <table:table-cell office:value-type="float" office:value="1.0"/>
          <table:table-cell office:value-type="float" office:value="0.0"/>
          <table:table-cell office:value-type="float" office:value="62.0"/>
          <table:table-cell office:value-type="float" office:value="14971.0"/>
          <table:table-cell office:value-type="float" office:value="174199.0"/>
          <table:table-cell office:value-type="float" office:value="235916.0"/>
          <table:table-cell office:value-type="float" office:value="843648.0"/>
          <table:table-cell office:value-type="float" office:value="2452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4436.0"/>
          <table:table-cell office:value-type="float" office:value="497790.0"/>
          <table:table-cell office:value-type="float" office:value="392203.0"/>
          <table:table-cell office:value-type="float" office:value="314928.0"/>
          <table:table-cell office:value-type="float" office:value="331774.0"/>
          <table:table-cell office:value-type="float" office:value="820.0"/>
          <table:table-cell office:value-type="float" office:value="2.30321"/>
          <table:table-cell office:value-type="float" office:value="1.835"/>
          <table:table-cell office:value-type="float" office:value="0.34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350.0"/>
          <table:table-cell office:value-type="float" office:value="5695.0"/>
          <table:table-cell office:value-type="float" office:value="174193.0"/>
          <table:table-cell office:value-type="float" office:value="646218.0"/>
          <table:table-cell office:value-type="float" office:value="1907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5629.0"/>
          <table:table-cell office:value-type="float" office:value="334187.0"/>
          <table:table-cell office:value-type="float" office:value="290233.0"/>
          <table:table-cell office:value-type="float" office:value="210951.0"/>
          <table:table-cell office:value-type="float" office:value="204823.0"/>
          <table:table-cell office:value-type="float" office:value="440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0.7803"/>
          <table:table-cell office:value-type="float" office:value="10.312"/>
          <table:table-cell office:value-type="float" office:value="8.2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22340.0"/>
          <table:table-cell office:value-type="float" office:value="138230.0"/>
          <table:table-cell office:value-type="float" office:value="235916.0"/>
          <table:table-cell office:value-type="float" office:value="843647.0"/>
          <table:table-cell office:value-type="float" office:value="2423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436.0"/>
          <table:table-cell office:value-type="float" office:value="497790.0"/>
          <table:table-cell office:value-type="float" office:value="392203.0"/>
          <table:table-cell office:value-type="float" office:value="314928.0"/>
          <table:table-cell office:value-type="float" office:value="331774.0"/>
          <table:table-cell office:value-type="float" office:value="820.0"/>
          <table:table-cell office:value-type="float" office:value="6.08633"/>
          <table:table-cell office:value-type="float" office:value="5.568"/>
          <table:table-cell office:value-type="float" office:value="3.49"/>
          <table:table-cell office:value-type="float" office:value="1.0"/>
          <table:table-cell office:value-type="float" office:value="0.0"/>
          <table:table-cell office:value-type="float" office:value="43.0"/>
          <table:table-cell office:value-type="float" office:value="9497.0"/>
          <table:table-cell office:value-type="float" office:value="57666.0"/>
          <table:table-cell office:value-type="float" office:value="235916.0"/>
          <table:table-cell office:value-type="float" office:value="843647.0"/>
          <table:table-cell office:value-type="float" office:value="242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4436.0"/>
          <table:table-cell office:value-type="float" office:value="497790.0"/>
          <table:table-cell office:value-type="float" office:value="392203.0"/>
          <table:table-cell office:value-type="float" office:value="314928.0"/>
          <table:table-cell office:value-type="float" office:value="331774.0"/>
          <table:table-cell office:value-type="float" office:value="820.0"/>
          <table:table-cell office:value-type="float" office:value="2.12369"/>
          <table:table-cell office:value-type="float" office:value="1.634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5.0"/>
          <table:table-cell office:value-type="float" office:value="1567.0"/>
          <table:table-cell office:value-type="float" office:value="174193.0"/>
          <table:table-cell office:value-type="float" office:value="646217.0"/>
          <table:table-cell office:value-type="float" office:value="1898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5629.0"/>
          <table:table-cell office:value-type="float" office:value="334187.0"/>
          <table:table-cell office:value-type="float" office:value="290233.0"/>
          <table:table-cell office:value-type="float" office:value="210951.0"/>
          <table:table-cell office:value-type="float" office:value="204823.0"/>
          <table:table-cell office:value-type="float" office:value="440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5.19946"/>
          <table:table-cell office:value-type="float" office:value="4.739"/>
          <table:table-cell office:value-type="float" office:value="2.62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6316.0"/>
          <table:table-cell office:value-type="float" office:value="46999.0"/>
          <table:table-cell office:value-type="float" office:value="235916.0"/>
          <table:table-cell office:value-type="float" office:value="843647.0"/>
          <table:table-cell office:value-type="float" office:value="2427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436.0"/>
          <table:table-cell office:value-type="float" office:value="497790.0"/>
          <table:table-cell office:value-type="float" office:value="392203.0"/>
          <table:table-cell office:value-type="float" office:value="314928.0"/>
          <table:table-cell office:value-type="float" office:value="331774.0"/>
          <table:table-cell office:value-type="float" office:value="820.0"/>
          <table:table-cell office:value-type="float" office:value="6.29625"/>
          <table:table-cell office:value-type="float" office:value="5.791"/>
          <table:table-cell office:value-type="float" office:value="3.71"/>
          <table:table-cell office:value-type="float" office:value="0.0"/>
          <table:table-cell office:value-type="float" office:value="0.0"/>
          <table:table-cell office:value-type="float" office:value="52.0"/>
          <table:table-cell office:value-type="float" office:value="10988.0"/>
          <table:table-cell office:value-type="float" office:value="55278.0"/>
          <table:table-cell office:value-type="float" office:value="235916.0"/>
          <table:table-cell office:value-type="float" office:value="843647.0"/>
          <table:table-cell office:value-type="float" office:value="2424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436.0"/>
          <table:table-cell office:value-type="float" office:value="497790.0"/>
          <table:table-cell office:value-type="float" office:value="392203.0"/>
          <table:table-cell office:value-type="float" office:value="314928.0"/>
          <table:table-cell office:value-type="float" office:value="331774.0"/>
          <table:table-cell office:value-type="float" office:value="820.0"/>
          <table:table-cell office:value-type="float" office:value="1.93739"/>
          <table:table-cell office:value-type="float" office:value="1.513"/>
          <table:table-cell office:value-type="float" office:value="0.17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92.0"/>
          <table:table-cell office:value-type="float" office:value="3450.0"/>
          <table:table-cell office:value-type="float" office:value="174193.0"/>
          <table:table-cell office:value-type="float" office:value="646217.0"/>
          <table:table-cell office:value-type="float" office:value="1897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5629.0"/>
          <table:table-cell office:value-type="float" office:value="334187.0"/>
          <table:table-cell office:value-type="float" office:value="290233.0"/>
          <table:table-cell office:value-type="float" office:value="210951.0"/>
          <table:table-cell office:value-type="float" office:value="204823.0"/>
          <table:table-cell office:value-type="float" office:value="440.0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8.40269"/>
          <table:table-cell office:value-type="float" office:value="7.922"/>
          <table:table-cell office:value-type="float" office:value="5.8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5384.0"/>
          <table:table-cell office:value-type="float" office:value="101338.0"/>
          <table:table-cell office:value-type="float" office:value="235916.0"/>
          <table:table-cell office:value-type="float" office:value="843648.0"/>
          <table:table-cell office:value-type="float" office:value="241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436.0"/>
          <table:table-cell office:value-type="float" office:value="497790.0"/>
          <table:table-cell office:value-type="float" office:value="392203.0"/>
          <table:table-cell office:value-type="float" office:value="314928.0"/>
          <table:table-cell office:value-type="float" office:value="331774.0"/>
          <table:table-cell office:value-type="float" office:value="820.0"/>
          <table:table-cell office:value-type="float" office:value="5.39564"/>
          <table:table-cell office:value-type="float" office:value="4.989"/>
          <table:table-cell office:value-type="float" office:value="2.78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4019.0"/>
          <table:table-cell office:value-type="float" office:value="64702.0"/>
          <table:table-cell office:value-type="float" office:value="235916.0"/>
          <table:table-cell office:value-type="float" office:value="843648.0"/>
          <table:table-cell office:value-type="float" office:value="2416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4436.0"/>
          <table:table-cell office:value-type="float" office:value="497790.0"/>
          <table:table-cell office:value-type="float" office:value="392203.0"/>
          <table:table-cell office:value-type="float" office:value="314928.0"/>
          <table:table-cell office:value-type="float" office:value="331774.0"/>
          <table:table-cell office:value-type="float" office:value="820.0"/>
          <table:table-cell office:value-type="float" office:value="2.7216"/>
          <table:table-cell office:value-type="float" office:value="2.201"/>
          <table:table-cell office:value-type="float" office:value="0.81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972.0"/>
          <table:table-cell office:value-type="float" office:value="12669.0"/>
          <table:table-cell office:value-type="float" office:value="174193.0"/>
          <table:table-cell office:value-type="float" office:value="646218.0"/>
          <table:table-cell office:value-type="float" office:value="189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5629.0"/>
          <table:table-cell office:value-type="float" office:value="334187.0"/>
          <table:table-cell office:value-type="float" office:value="290233.0"/>
          <table:table-cell office:value-type="float" office:value="210951.0"/>
          <table:table-cell office:value-type="float" office:value="204823.0"/>
          <table:table-cell office:value-type="float" office:value="440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5.49968"/>
          <table:table-cell office:value-type="float" office:value="5.096"/>
          <table:table-cell office:value-type="float" office:value="2.71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6247.0"/>
          <table:table-cell office:value-type="float" office:value="19536.0"/>
          <table:table-cell office:value-type="float" office:value="253035.0"/>
          <table:table-cell office:value-type="float" office:value="904359.0"/>
          <table:table-cell office:value-type="float" office:value="2507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8729.0"/>
          <table:table-cell office:value-type="float" office:value="526054.0"/>
          <table:table-cell office:value-type="float" office:value="417310.0"/>
          <table:table-cell office:value-type="float" office:value="332118.0"/>
          <table:table-cell office:value-type="float" office:value="338166.0"/>
          <table:table-cell office:value-type="float" office:value="820.0"/>
          <table:table-cell office:value-type="float" office:value="2.93897"/>
          <table:table-cell office:value-type="float" office:value="2.465"/>
          <table:table-cell office:value-type="float" office:value="0.26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49.0"/>
          <table:table-cell office:value-type="float" office:value="4597.0"/>
          <table:table-cell office:value-type="float" office:value="253035.0"/>
          <table:table-cell office:value-type="float" office:value="904359.0"/>
          <table:table-cell office:value-type="float" office:value="2513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8729.0"/>
          <table:table-cell office:value-type="float" office:value="526054.0"/>
          <table:table-cell office:value-type="float" office:value="417310.0"/>
          <table:table-cell office:value-type="float" office:value="332118.0"/>
          <table:table-cell office:value-type="float" office:value="338166.0"/>
          <table:table-cell office:value-type="float" office:value="820.0"/>
          <table:table-cell office:value-type="float" office:value="2.05119"/>
          <table:table-cell office:value-type="float" office:value="1.738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2.0"/>
          <table:table-cell office:value-type="float" office:value="2789.0"/>
          <table:table-cell office:value-type="float" office:value="191335.0"/>
          <table:table-cell office:value-type="float" office:value="706999.0"/>
          <table:table-cell office:value-type="float" office:value="1987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9945.0"/>
          <table:table-cell office:value-type="float" office:value="362498.0"/>
          <table:table-cell office:value-type="float" office:value="315340.0"/>
          <table:table-cell office:value-type="float" office:value="228164.0"/>
          <table:table-cell office:value-type="float" office:value="214391.0"/>
          <table:table-cell office:value-type="float" office:value="440.0"/>
          <table:table-cell table:formula="of:=MIN([.$B8];[.$V8];[.$AP8])" office:value-type="float"/>
          <table:table-cell table:formula="of:=MIN([.$C8];[.$W8];[.$AQ8])" office:value-type="float"/>
          <table:table-cell table:formula="of:=MIN([.$D8];[.$X8];[.$AR8])" office:value-type="float"/>
          <table:table-cell table:formula="of:=MIN([.$E8];[.$Y8];[.$AS8])" office:value-type="float"/>
          <table:table-cell table:formula="of:=MIN([.$F8];[.$Z8];[.$AT8])" office:value-type="float"/>
          <table:table-cell table:formula="of:=MIN([.$G8];[.$AA8];[.$AU8])" office:value-type="float"/>
          <table:table-cell table:formula="of:=MIN([.$H8];[.$AB8];[.$AV8])" office:value-type="float"/>
          <table:table-cell table:formula="of:=MIN([.$I8];[.$AC8];[.$AW8])" office:value-type="float"/>
          <table:table-cell table:formula="of:=MIN([.$J8];[.$AD8];[.$AX8])" office:value-type="float"/>
          <table:table-cell table:formula="of:=MIN([.$K8];[.$AE8];[.$AY8])" office:value-type="float"/>
          <table:table-cell table:formula="of:=MIN([.$L8];[.$AF8];[.$AZ8])" office:value-type="float"/>
          <table:table-cell table:formula="of:=MIN([.$M8];[.$AG8];[.$BA8])" office:value-type="float"/>
          <table:table-cell table:formula="of:=MIN([.$N8];[.$AH8];[.$BB8])" office:value-type="float"/>
          <table:table-cell table:formula="of:=MIN([.$O8];[.$AI8];[.$BC8])" office:value-type="float"/>
          <table:table-cell table:formula="of:=MIN([.$P8];[.$AJ8];[.$BD8])" office:value-type="float"/>
          <table:table-cell table:formula="of:=MIN([.$Q8];[.$AK8];[.$BE8])" office:value-type="float"/>
          <table:table-cell table:formula="of:=MIN([.$R8];[.$AL8];[.$BF8])" office:value-type="float"/>
          <table:table-cell table:formula="of:=MIN([.$S8];[.$AM8];[.$BG8])" office:value-type="float"/>
          <table:table-cell table:formula="of:=MIN([.$T8];[.$AN8];[.$BH8])" office:value-type="float"/>
          <table:table-cell table:formula="of:=MIN([.$U8];[.$AO8];[.$BI8])" office:value-type="float"/>
          <table:table-cell table:formula="of:=MEDIAN([.$B8];[.$V8];[.$AP8])" office:value-type="float"/>
          <table:table-cell table:formula="of:=MEDIAN([.$C8];[.$W8];[.$AQ8])" office:value-type="float"/>
          <table:table-cell table:formula="of:=MEDIAN([.$D8];[.$X8];[.$AR8])" office:value-type="float"/>
          <table:table-cell table:formula="of:=MEDIAN([.$E8];[.$Y8];[.$AS8])" office:value-type="float"/>
          <table:table-cell table:formula="of:=MEDIAN([.$F8];[.$Z8];[.$AT8])" office:value-type="float"/>
          <table:table-cell table:formula="of:=MEDIAN([.$G8];[.$AA8];[.$AU8])" office:value-type="float"/>
          <table:table-cell table:formula="of:=MEDIAN([.$H8];[.$AB8];[.$AV8])" office:value-type="float"/>
          <table:table-cell table:formula="of:=MEDIAN([.$I8];[.$AC8];[.$AW8])" office:value-type="float"/>
          <table:table-cell table:formula="of:=MEDIAN([.$J8];[.$AD8];[.$AX8])" office:value-type="float"/>
          <table:table-cell table:formula="of:=MEDIAN([.$K8];[.$AE8];[.$AY8])" office:value-type="float"/>
          <table:table-cell table:formula="of:=MEDIAN([.$L8];[.$AF8];[.$AZ8])" office:value-type="float"/>
          <table:table-cell table:formula="of:=MEDIAN([.$M8];[.$AG8];[.$BA8])" office:value-type="float"/>
          <table:table-cell table:formula="of:=MEDIAN([.$N8];[.$AH8];[.$BB8])" office:value-type="float"/>
          <table:table-cell table:formula="of:=MEDIAN([.$O8];[.$AI8];[.$BC8])" office:value-type="float"/>
          <table:table-cell table:formula="of:=MEDIAN([.$P8];[.$AJ8];[.$BD8])" office:value-type="float"/>
          <table:table-cell table:formula="of:=MEDIAN([.$Q8];[.$AK8];[.$BE8])" office:value-type="float"/>
          <table:table-cell table:formula="of:=MEDIAN([.$R8];[.$AL8];[.$BF8])" office:value-type="float"/>
          <table:table-cell table:formula="of:=MEDIAN([.$S8];[.$AM8];[.$BG8])" office:value-type="float"/>
          <table:table-cell table:formula="of:=MEDIAN([.$T8];[.$AN8];[.$BH8])" office:value-type="float"/>
          <table:table-cell table:formula="of:=MEDIAN([.$U8];[.$AO8];[.$BI8])" office:value-type="float"/>
          <table:table-cell table:formula="of:=MAX([.$B8];[.$V8];[.$AP8])" office:value-type="float"/>
          <table:table-cell table:formula="of:=MAX([.$C8];[.$W8];[.$AQ8])" office:value-type="float"/>
          <table:table-cell table:formula="of:=MAX([.$D8];[.$X8];[.$AR8])" office:value-type="float"/>
          <table:table-cell table:formula="of:=MAX([.$E8];[.$Y8];[.$AS8])" office:value-type="float"/>
          <table:table-cell table:formula="of:=MAX([.$F8];[.$Z8];[.$AT8])" office:value-type="float"/>
          <table:table-cell table:formula="of:=MAX([.$G8];[.$AA8];[.$AU8])" office:value-type="float"/>
          <table:table-cell table:formula="of:=MAX([.$H8];[.$AB8];[.$AV8])" office:value-type="float"/>
          <table:table-cell table:formula="of:=MAX([.$I8];[.$AC8];[.$AW8])" office:value-type="float"/>
          <table:table-cell table:formula="of:=MAX([.$J8];[.$AD8];[.$AX8])" office:value-type="float"/>
          <table:table-cell table:formula="of:=MAX([.$K8];[.$AE8];[.$AY8])" office:value-type="float"/>
          <table:table-cell table:formula="of:=MAX([.$L8];[.$AF8];[.$AZ8])" office:value-type="float"/>
          <table:table-cell table:formula="of:=MAX([.$M8];[.$AG8];[.$BA8])" office:value-type="float"/>
          <table:table-cell table:formula="of:=MAX([.$N8];[.$AH8];[.$BB8])" office:value-type="float"/>
          <table:table-cell table:formula="of:=MAX([.$O8];[.$AI8];[.$BC8])" office:value-type="float"/>
          <table:table-cell table:formula="of:=MAX([.$P8];[.$AJ8];[.$BD8])" office:value-type="float"/>
          <table:table-cell table:formula="of:=MAX([.$Q8];[.$AK8];[.$BE8])" office:value-type="float"/>
          <table:table-cell table:formula="of:=MAX([.$R8];[.$AL8];[.$BF8])" office:value-type="float"/>
          <table:table-cell table:formula="of:=MAX([.$S8];[.$AM8];[.$BG8])" office:value-type="float"/>
          <table:table-cell table:formula="of:=MAX([.$T8];[.$AN8];[.$BH8])" office:value-type="float"/>
          <table:table-cell table:formula="of:=MAX([.$U8];[.$AO8];[.$BI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7.49226"/>
          <table:table-cell office:value-type="float" office:value="7.038"/>
          <table:table-cell office:value-type="float" office:value="4.75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12608.0"/>
          <table:table-cell office:value-type="float" office:value="90344.0"/>
          <table:table-cell office:value-type="float" office:value="253035.0"/>
          <table:table-cell office:value-type="float" office:value="904359.0"/>
          <table:table-cell office:value-type="float" office:value="2524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8729.0"/>
          <table:table-cell office:value-type="float" office:value="526054.0"/>
          <table:table-cell office:value-type="float" office:value="417310.0"/>
          <table:table-cell office:value-type="float" office:value="332118.0"/>
          <table:table-cell office:value-type="float" office:value="338166.0"/>
          <table:table-cell office:value-type="float" office:value="820.0"/>
          <table:table-cell office:value-type="float" office:value="7.11387"/>
          <table:table-cell office:value-type="float" office:value="6.653"/>
          <table:table-cell office:value-type="float" office:value="4.43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7259.0"/>
          <table:table-cell office:value-type="float" office:value="95605.0"/>
          <table:table-cell office:value-type="float" office:value="253035.0"/>
          <table:table-cell office:value-type="float" office:value="904359.0"/>
          <table:table-cell office:value-type="float" office:value="250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8729.0"/>
          <table:table-cell office:value-type="float" office:value="526054.0"/>
          <table:table-cell office:value-type="float" office:value="417310.0"/>
          <table:table-cell office:value-type="float" office:value="332118.0"/>
          <table:table-cell office:value-type="float" office:value="338166.0"/>
          <table:table-cell office:value-type="float" office:value="820.0"/>
          <table:table-cell office:value-type="float" office:value="1.53378"/>
          <table:table-cell office:value-type="float" office:value="1.204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798.0"/>
          <table:table-cell office:value-type="float" office:value="191335.0"/>
          <table:table-cell office:value-type="float" office:value="706999.0"/>
          <table:table-cell office:value-type="float" office:value="1945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9945.0"/>
          <table:table-cell office:value-type="float" office:value="362498.0"/>
          <table:table-cell office:value-type="float" office:value="315340.0"/>
          <table:table-cell office:value-type="float" office:value="228164.0"/>
          <table:table-cell office:value-type="float" office:value="214391.0"/>
          <table:table-cell office:value-type="float" office:value="440.0"/>
          <table:table-cell table:formula="of:=MIN([.$B9];[.$V9];[.$AP9])" office:value-type="float"/>
          <table:table-cell table:formula="of:=MIN([.$C9];[.$W9];[.$AQ9])" office:value-type="float"/>
          <table:table-cell table:formula="of:=MIN([.$D9];[.$X9];[.$AR9])" office:value-type="float"/>
          <table:table-cell table:formula="of:=MIN([.$E9];[.$Y9];[.$AS9])" office:value-type="float"/>
          <table:table-cell table:formula="of:=MIN([.$F9];[.$Z9];[.$AT9])" office:value-type="float"/>
          <table:table-cell table:formula="of:=MIN([.$G9];[.$AA9];[.$AU9])" office:value-type="float"/>
          <table:table-cell table:formula="of:=MIN([.$H9];[.$AB9];[.$AV9])" office:value-type="float"/>
          <table:table-cell table:formula="of:=MIN([.$I9];[.$AC9];[.$AW9])" office:value-type="float"/>
          <table:table-cell table:formula="of:=MIN([.$J9];[.$AD9];[.$AX9])" office:value-type="float"/>
          <table:table-cell table:formula="of:=MIN([.$K9];[.$AE9];[.$AY9])" office:value-type="float"/>
          <table:table-cell table:formula="of:=MIN([.$L9];[.$AF9];[.$AZ9])" office:value-type="float"/>
          <table:table-cell table:formula="of:=MIN([.$M9];[.$AG9];[.$BA9])" office:value-type="float"/>
          <table:table-cell table:formula="of:=MIN([.$N9];[.$AH9];[.$BB9])" office:value-type="float"/>
          <table:table-cell table:formula="of:=MIN([.$O9];[.$AI9];[.$BC9])" office:value-type="float"/>
          <table:table-cell table:formula="of:=MIN([.$P9];[.$AJ9];[.$BD9])" office:value-type="float"/>
          <table:table-cell table:formula="of:=MIN([.$Q9];[.$AK9];[.$BE9])" office:value-type="float"/>
          <table:table-cell table:formula="of:=MIN([.$R9];[.$AL9];[.$BF9])" office:value-type="float"/>
          <table:table-cell table:formula="of:=MIN([.$S9];[.$AM9];[.$BG9])" office:value-type="float"/>
          <table:table-cell table:formula="of:=MIN([.$T9];[.$AN9];[.$BH9])" office:value-type="float"/>
          <table:table-cell table:formula="of:=MIN([.$U9];[.$AO9];[.$BI9])" office:value-type="float"/>
          <table:table-cell table:formula="of:=MEDIAN([.$B9];[.$V9];[.$AP9])" office:value-type="float"/>
          <table:table-cell table:formula="of:=MEDIAN([.$C9];[.$W9];[.$AQ9])" office:value-type="float"/>
          <table:table-cell table:formula="of:=MEDIAN([.$D9];[.$X9];[.$AR9])" office:value-type="float"/>
          <table:table-cell table:formula="of:=MEDIAN([.$E9];[.$Y9];[.$AS9])" office:value-type="float"/>
          <table:table-cell table:formula="of:=MEDIAN([.$F9];[.$Z9];[.$AT9])" office:value-type="float"/>
          <table:table-cell table:formula="of:=MEDIAN([.$G9];[.$AA9];[.$AU9])" office:value-type="float"/>
          <table:table-cell table:formula="of:=MEDIAN([.$H9];[.$AB9];[.$AV9])" office:value-type="float"/>
          <table:table-cell table:formula="of:=MEDIAN([.$I9];[.$AC9];[.$AW9])" office:value-type="float"/>
          <table:table-cell table:formula="of:=MEDIAN([.$J9];[.$AD9];[.$AX9])" office:value-type="float"/>
          <table:table-cell table:formula="of:=MEDIAN([.$K9];[.$AE9];[.$AY9])" office:value-type="float"/>
          <table:table-cell table:formula="of:=MEDIAN([.$L9];[.$AF9];[.$AZ9])" office:value-type="float"/>
          <table:table-cell table:formula="of:=MEDIAN([.$M9];[.$AG9];[.$BA9])" office:value-type="float"/>
          <table:table-cell table:formula="of:=MEDIAN([.$N9];[.$AH9];[.$BB9])" office:value-type="float"/>
          <table:table-cell table:formula="of:=MEDIAN([.$O9];[.$AI9];[.$BC9])" office:value-type="float"/>
          <table:table-cell table:formula="of:=MEDIAN([.$P9];[.$AJ9];[.$BD9])" office:value-type="float"/>
          <table:table-cell table:formula="of:=MEDIAN([.$Q9];[.$AK9];[.$BE9])" office:value-type="float"/>
          <table:table-cell table:formula="of:=MEDIAN([.$R9];[.$AL9];[.$BF9])" office:value-type="float"/>
          <table:table-cell table:formula="of:=MEDIAN([.$S9];[.$AM9];[.$BG9])" office:value-type="float"/>
          <table:table-cell table:formula="of:=MEDIAN([.$T9];[.$AN9];[.$BH9])" office:value-type="float"/>
          <table:table-cell table:formula="of:=MEDIAN([.$U9];[.$AO9];[.$BI9])" office:value-type="float"/>
          <table:table-cell table:formula="of:=MAX([.$B9];[.$V9];[.$AP9])" office:value-type="float"/>
          <table:table-cell table:formula="of:=MAX([.$C9];[.$W9];[.$AQ9])" office:value-type="float"/>
          <table:table-cell table:formula="of:=MAX([.$D9];[.$X9];[.$AR9])" office:value-type="float"/>
          <table:table-cell table:formula="of:=MAX([.$E9];[.$Y9];[.$AS9])" office:value-type="float"/>
          <table:table-cell table:formula="of:=MAX([.$F9];[.$Z9];[.$AT9])" office:value-type="float"/>
          <table:table-cell table:formula="of:=MAX([.$G9];[.$AA9];[.$AU9])" office:value-type="float"/>
          <table:table-cell table:formula="of:=MAX([.$H9];[.$AB9];[.$AV9])" office:value-type="float"/>
          <table:table-cell table:formula="of:=MAX([.$I9];[.$AC9];[.$AW9])" office:value-type="float"/>
          <table:table-cell table:formula="of:=MAX([.$J9];[.$AD9];[.$AX9])" office:value-type="float"/>
          <table:table-cell table:formula="of:=MAX([.$K9];[.$AE9];[.$AY9])" office:value-type="float"/>
          <table:table-cell table:formula="of:=MAX([.$L9];[.$AF9];[.$AZ9])" office:value-type="float"/>
          <table:table-cell table:formula="of:=MAX([.$M9];[.$AG9];[.$BA9])" office:value-type="float"/>
          <table:table-cell table:formula="of:=MAX([.$N9];[.$AH9];[.$BB9])" office:value-type="float"/>
          <table:table-cell table:formula="of:=MAX([.$O9];[.$AI9];[.$BC9])" office:value-type="float"/>
          <table:table-cell table:formula="of:=MAX([.$P9];[.$AJ9];[.$BD9])" office:value-type="float"/>
          <table:table-cell table:formula="of:=MAX([.$Q9];[.$AK9];[.$BE9])" office:value-type="float"/>
          <table:table-cell table:formula="of:=MAX([.$R9];[.$AL9];[.$BF9])" office:value-type="float"/>
          <table:table-cell table:formula="of:=MAX([.$S9];[.$AM9];[.$BG9])" office:value-type="float"/>
          <table:table-cell table:formula="of:=MAX([.$T9];[.$AN9];[.$BH9])" office:value-type="float"/>
          <table:table-cell table:formula="of:=MAX([.$U9];[.$AO9];[.$BI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3.53373"/>
          <table:table-cell office:value-type="float" office:value="3.129"/>
          <table:table-cell office:value-type="float" office:value="0.88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724.0"/>
          <table:table-cell office:value-type="float" office:value="5643.0"/>
          <table:table-cell office:value-type="float" office:value="253035.0"/>
          <table:table-cell office:value-type="float" office:value="904360.0"/>
          <table:table-cell office:value-type="float" office:value="2520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8729.0"/>
          <table:table-cell office:value-type="float" office:value="526054.0"/>
          <table:table-cell office:value-type="float" office:value="417310.0"/>
          <table:table-cell office:value-type="float" office:value="332118.0"/>
          <table:table-cell office:value-type="float" office:value="338166.0"/>
          <table:table-cell office:value-type="float" office:value="820.0"/>
          <table:table-cell office:value-type="float" office:value="5.75765"/>
          <table:table-cell office:value-type="float" office:value="5.255"/>
          <table:table-cell office:value-type="float" office:value="3.07"/>
          <table:table-cell office:value-type="float" office:value="1.0"/>
          <table:table-cell office:value-type="float" office:value="0.0"/>
          <table:table-cell office:value-type="float" office:value="35.0"/>
          <table:table-cell office:value-type="float" office:value="7570.0"/>
          <table:table-cell office:value-type="float" office:value="58980.0"/>
          <table:table-cell office:value-type="float" office:value="253035.0"/>
          <table:table-cell office:value-type="float" office:value="904360.0"/>
          <table:table-cell office:value-type="float" office:value="2508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8729.0"/>
          <table:table-cell office:value-type="float" office:value="526054.0"/>
          <table:table-cell office:value-type="float" office:value="417310.0"/>
          <table:table-cell office:value-type="float" office:value="332118.0"/>
          <table:table-cell office:value-type="float" office:value="338166.0"/>
          <table:table-cell office:value-type="float" office:value="820.0"/>
          <table:table-cell office:value-type="float" office:value="2.11083"/>
          <table:table-cell office:value-type="float" office:value="1.68"/>
          <table:table-cell office:value-type="float" office:value="0.2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28.0"/>
          <table:table-cell office:value-type="float" office:value="2319.0"/>
          <table:table-cell office:value-type="float" office:value="191335.0"/>
          <table:table-cell office:value-type="float" office:value="707000.0"/>
          <table:table-cell office:value-type="float" office:value="1974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9945.0"/>
          <table:table-cell office:value-type="float" office:value="362498.0"/>
          <table:table-cell office:value-type="float" office:value="315340.0"/>
          <table:table-cell office:value-type="float" office:value="228164.0"/>
          <table:table-cell office:value-type="float" office:value="214391.0"/>
          <table:table-cell office:value-type="float" office:value="440.0"/>
          <table:table-cell table:formula="of:=MIN([.$B10];[.$V10];[.$AP10])" office:value-type="float"/>
          <table:table-cell table:formula="of:=MIN([.$C10];[.$W10];[.$AQ10])" office:value-type="float"/>
          <table:table-cell table:formula="of:=MIN([.$D10];[.$X10];[.$AR10])" office:value-type="float"/>
          <table:table-cell table:formula="of:=MIN([.$E10];[.$Y10];[.$AS10])" office:value-type="float"/>
          <table:table-cell table:formula="of:=MIN([.$F10];[.$Z10];[.$AT10])" office:value-type="float"/>
          <table:table-cell table:formula="of:=MIN([.$G10];[.$AA10];[.$AU10])" office:value-type="float"/>
          <table:table-cell table:formula="of:=MIN([.$H10];[.$AB10];[.$AV10])" office:value-type="float"/>
          <table:table-cell table:formula="of:=MIN([.$I10];[.$AC10];[.$AW10])" office:value-type="float"/>
          <table:table-cell table:formula="of:=MIN([.$J10];[.$AD10];[.$AX10])" office:value-type="float"/>
          <table:table-cell table:formula="of:=MIN([.$K10];[.$AE10];[.$AY10])" office:value-type="float"/>
          <table:table-cell table:formula="of:=MIN([.$L10];[.$AF10];[.$AZ10])" office:value-type="float"/>
          <table:table-cell table:formula="of:=MIN([.$M10];[.$AG10];[.$BA10])" office:value-type="float"/>
          <table:table-cell table:formula="of:=MIN([.$N10];[.$AH10];[.$BB10])" office:value-type="float"/>
          <table:table-cell table:formula="of:=MIN([.$O10];[.$AI10];[.$BC10])" office:value-type="float"/>
          <table:table-cell table:formula="of:=MIN([.$P10];[.$AJ10];[.$BD10])" office:value-type="float"/>
          <table:table-cell table:formula="of:=MIN([.$Q10];[.$AK10];[.$BE10])" office:value-type="float"/>
          <table:table-cell table:formula="of:=MIN([.$R10];[.$AL10];[.$BF10])" office:value-type="float"/>
          <table:table-cell table:formula="of:=MIN([.$S10];[.$AM10];[.$BG10])" office:value-type="float"/>
          <table:table-cell table:formula="of:=MIN([.$T10];[.$AN10];[.$BH10])" office:value-type="float"/>
          <table:table-cell table:formula="of:=MIN([.$U10];[.$AO10];[.$BI10])" office:value-type="float"/>
          <table:table-cell table:formula="of:=MEDIAN([.$B10];[.$V10];[.$AP10])" office:value-type="float"/>
          <table:table-cell table:formula="of:=MEDIAN([.$C10];[.$W10];[.$AQ10])" office:value-type="float"/>
          <table:table-cell table:formula="of:=MEDIAN([.$D10];[.$X10];[.$AR10])" office:value-type="float"/>
          <table:table-cell table:formula="of:=MEDIAN([.$E10];[.$Y10];[.$AS10])" office:value-type="float"/>
          <table:table-cell table:formula="of:=MEDIAN([.$F10];[.$Z10];[.$AT10])" office:value-type="float"/>
          <table:table-cell table:formula="of:=MEDIAN([.$G10];[.$AA10];[.$AU10])" office:value-type="float"/>
          <table:table-cell table:formula="of:=MEDIAN([.$H10];[.$AB10];[.$AV10])" office:value-type="float"/>
          <table:table-cell table:formula="of:=MEDIAN([.$I10];[.$AC10];[.$AW10])" office:value-type="float"/>
          <table:table-cell table:formula="of:=MEDIAN([.$J10];[.$AD10];[.$AX10])" office:value-type="float"/>
          <table:table-cell table:formula="of:=MEDIAN([.$K10];[.$AE10];[.$AY10])" office:value-type="float"/>
          <table:table-cell table:formula="of:=MEDIAN([.$L10];[.$AF10];[.$AZ10])" office:value-type="float"/>
          <table:table-cell table:formula="of:=MEDIAN([.$M10];[.$AG10];[.$BA10])" office:value-type="float"/>
          <table:table-cell table:formula="of:=MEDIAN([.$N10];[.$AH10];[.$BB10])" office:value-type="float"/>
          <table:table-cell table:formula="of:=MEDIAN([.$O10];[.$AI10];[.$BC10])" office:value-type="float"/>
          <table:table-cell table:formula="of:=MEDIAN([.$P10];[.$AJ10];[.$BD10])" office:value-type="float"/>
          <table:table-cell table:formula="of:=MEDIAN([.$Q10];[.$AK10];[.$BE10])" office:value-type="float"/>
          <table:table-cell table:formula="of:=MEDIAN([.$R10];[.$AL10];[.$BF10])" office:value-type="float"/>
          <table:table-cell table:formula="of:=MEDIAN([.$S10];[.$AM10];[.$BG10])" office:value-type="float"/>
          <table:table-cell table:formula="of:=MEDIAN([.$T10];[.$AN10];[.$BH10])" office:value-type="float"/>
          <table:table-cell table:formula="of:=MEDIAN([.$U10];[.$AO10];[.$BI10])" office:value-type="float"/>
          <table:table-cell table:formula="of:=MAX([.$B10];[.$V10];[.$AP10])" office:value-type="float"/>
          <table:table-cell table:formula="of:=MAX([.$C10];[.$W10];[.$AQ10])" office:value-type="float"/>
          <table:table-cell table:formula="of:=MAX([.$D10];[.$X10];[.$AR10])" office:value-type="float"/>
          <table:table-cell table:formula="of:=MAX([.$E10];[.$Y10];[.$AS10])" office:value-type="float"/>
          <table:table-cell table:formula="of:=MAX([.$F10];[.$Z10];[.$AT10])" office:value-type="float"/>
          <table:table-cell table:formula="of:=MAX([.$G10];[.$AA10];[.$AU10])" office:value-type="float"/>
          <table:table-cell table:formula="of:=MAX([.$H10];[.$AB10];[.$AV10])" office:value-type="float"/>
          <table:table-cell table:formula="of:=MAX([.$I10];[.$AC10];[.$AW10])" office:value-type="float"/>
          <table:table-cell table:formula="of:=MAX([.$J10];[.$AD10];[.$AX10])" office:value-type="float"/>
          <table:table-cell table:formula="of:=MAX([.$K10];[.$AE10];[.$AY10])" office:value-type="float"/>
          <table:table-cell table:formula="of:=MAX([.$L10];[.$AF10];[.$AZ10])" office:value-type="float"/>
          <table:table-cell table:formula="of:=MAX([.$M10];[.$AG10];[.$BA10])" office:value-type="float"/>
          <table:table-cell table:formula="of:=MAX([.$N10];[.$AH10];[.$BB10])" office:value-type="float"/>
          <table:table-cell table:formula="of:=MAX([.$O10];[.$AI10];[.$BC10])" office:value-type="float"/>
          <table:table-cell table:formula="of:=MAX([.$P10];[.$AJ10];[.$BD10])" office:value-type="float"/>
          <table:table-cell table:formula="of:=MAX([.$Q10];[.$AK10];[.$BE10])" office:value-type="float"/>
          <table:table-cell table:formula="of:=MAX([.$R10];[.$AL10];[.$BF10])" office:value-type="float"/>
          <table:table-cell table:formula="of:=MAX([.$S10];[.$AM10];[.$BG10])" office:value-type="float"/>
          <table:table-cell table:formula="of:=MAX([.$T10];[.$AN10];[.$BH10])" office:value-type="float"/>
          <table:table-cell table:formula="of:=MAX([.$U10];[.$AO10];[.$BI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9.4304"/>
          <table:table-cell office:value-type="float" office:value="8.942"/>
          <table:table-cell office:value-type="float" office:value="6.61"/>
          <table:table-cell office:value-type="float" office:value="0.0"/>
          <table:table-cell office:value-type="float" office:value="0.0"/>
          <table:table-cell office:value-type="float" office:value="77.0"/>
          <table:table-cell office:value-type="float" office:value="19595.0"/>
          <table:table-cell office:value-type="float" office:value="168927.0"/>
          <table:table-cell office:value-type="float" office:value="253035.0"/>
          <table:table-cell office:value-type="float" office:value="904361.0"/>
          <table:table-cell office:value-type="float" office:value="2541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8729.0"/>
          <table:table-cell office:value-type="float" office:value="526054.0"/>
          <table:table-cell office:value-type="float" office:value="417310.0"/>
          <table:table-cell office:value-type="float" office:value="332118.0"/>
          <table:table-cell office:value-type="float" office:value="338166.0"/>
          <table:table-cell office:value-type="float" office:value="820.0"/>
          <table:table-cell office:value-type="float" office:value="5.74796"/>
          <table:table-cell office:value-type="float" office:value="5.287"/>
          <table:table-cell office:value-type="float" office:value="3.12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9579.0"/>
          <table:table-cell office:value-type="float" office:value="54460.0"/>
          <table:table-cell office:value-type="float" office:value="253035.0"/>
          <table:table-cell office:value-type="float" office:value="904361.0"/>
          <table:table-cell office:value-type="float" office:value="2541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8729.0"/>
          <table:table-cell office:value-type="float" office:value="526054.0"/>
          <table:table-cell office:value-type="float" office:value="417310.0"/>
          <table:table-cell office:value-type="float" office:value="332118.0"/>
          <table:table-cell office:value-type="float" office:value="338166.0"/>
          <table:table-cell office:value-type="float" office:value="820.0"/>
          <table:table-cell office:value-type="float" office:value="1.95446"/>
          <table:table-cell office:value-type="float" office:value="1.538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7.0"/>
          <table:table-cell office:value-type="float" office:value="1085.0"/>
          <table:table-cell office:value-type="float" office:value="191335.0"/>
          <table:table-cell office:value-type="float" office:value="707001.0"/>
          <table:table-cell office:value-type="float" office:value="1974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9945.0"/>
          <table:table-cell office:value-type="float" office:value="362498.0"/>
          <table:table-cell office:value-type="float" office:value="315340.0"/>
          <table:table-cell office:value-type="float" office:value="228164.0"/>
          <table:table-cell office:value-type="float" office:value="214391.0"/>
          <table:table-cell office:value-type="float" office:value="440.0"/>
          <table:table-cell table:formula="of:=MIN([.$B11];[.$V11];[.$AP11])" office:value-type="float"/>
          <table:table-cell table:formula="of:=MIN([.$C11];[.$W11];[.$AQ11])" office:value-type="float"/>
          <table:table-cell table:formula="of:=MIN([.$D11];[.$X11];[.$AR11])" office:value-type="float"/>
          <table:table-cell table:formula="of:=MIN([.$E11];[.$Y11];[.$AS11])" office:value-type="float"/>
          <table:table-cell table:formula="of:=MIN([.$F11];[.$Z11];[.$AT11])" office:value-type="float"/>
          <table:table-cell table:formula="of:=MIN([.$G11];[.$AA11];[.$AU11])" office:value-type="float"/>
          <table:table-cell table:formula="of:=MIN([.$H11];[.$AB11];[.$AV11])" office:value-type="float"/>
          <table:table-cell table:formula="of:=MIN([.$I11];[.$AC11];[.$AW11])" office:value-type="float"/>
          <table:table-cell table:formula="of:=MIN([.$J11];[.$AD11];[.$AX11])" office:value-type="float"/>
          <table:table-cell table:formula="of:=MIN([.$K11];[.$AE11];[.$AY11])" office:value-type="float"/>
          <table:table-cell table:formula="of:=MIN([.$L11];[.$AF11];[.$AZ11])" office:value-type="float"/>
          <table:table-cell table:formula="of:=MIN([.$M11];[.$AG11];[.$BA11])" office:value-type="float"/>
          <table:table-cell table:formula="of:=MIN([.$N11];[.$AH11];[.$BB11])" office:value-type="float"/>
          <table:table-cell table:formula="of:=MIN([.$O11];[.$AI11];[.$BC11])" office:value-type="float"/>
          <table:table-cell table:formula="of:=MIN([.$P11];[.$AJ11];[.$BD11])" office:value-type="float"/>
          <table:table-cell table:formula="of:=MIN([.$Q11];[.$AK11];[.$BE11])" office:value-type="float"/>
          <table:table-cell table:formula="of:=MIN([.$R11];[.$AL11];[.$BF11])" office:value-type="float"/>
          <table:table-cell table:formula="of:=MIN([.$S11];[.$AM11];[.$BG11])" office:value-type="float"/>
          <table:table-cell table:formula="of:=MIN([.$T11];[.$AN11];[.$BH11])" office:value-type="float"/>
          <table:table-cell table:formula="of:=MIN([.$U11];[.$AO11];[.$BI11])" office:value-type="float"/>
          <table:table-cell table:formula="of:=MEDIAN([.$B11];[.$V11];[.$AP11])" office:value-type="float"/>
          <table:table-cell table:formula="of:=MEDIAN([.$C11];[.$W11];[.$AQ11])" office:value-type="float"/>
          <table:table-cell table:formula="of:=MEDIAN([.$D11];[.$X11];[.$AR11])" office:value-type="float"/>
          <table:table-cell table:formula="of:=MEDIAN([.$E11];[.$Y11];[.$AS11])" office:value-type="float"/>
          <table:table-cell table:formula="of:=MEDIAN([.$F11];[.$Z11];[.$AT11])" office:value-type="float"/>
          <table:table-cell table:formula="of:=MEDIAN([.$G11];[.$AA11];[.$AU11])" office:value-type="float"/>
          <table:table-cell table:formula="of:=MEDIAN([.$H11];[.$AB11];[.$AV11])" office:value-type="float"/>
          <table:table-cell table:formula="of:=MEDIAN([.$I11];[.$AC11];[.$AW11])" office:value-type="float"/>
          <table:table-cell table:formula="of:=MEDIAN([.$J11];[.$AD11];[.$AX11])" office:value-type="float"/>
          <table:table-cell table:formula="of:=MEDIAN([.$K11];[.$AE11];[.$AY11])" office:value-type="float"/>
          <table:table-cell table:formula="of:=MEDIAN([.$L11];[.$AF11];[.$AZ11])" office:value-type="float"/>
          <table:table-cell table:formula="of:=MEDIAN([.$M11];[.$AG11];[.$BA11])" office:value-type="float"/>
          <table:table-cell table:formula="of:=MEDIAN([.$N11];[.$AH11];[.$BB11])" office:value-type="float"/>
          <table:table-cell table:formula="of:=MEDIAN([.$O11];[.$AI11];[.$BC11])" office:value-type="float"/>
          <table:table-cell table:formula="of:=MEDIAN([.$P11];[.$AJ11];[.$BD11])" office:value-type="float"/>
          <table:table-cell table:formula="of:=MEDIAN([.$Q11];[.$AK11];[.$BE11])" office:value-type="float"/>
          <table:table-cell table:formula="of:=MEDIAN([.$R11];[.$AL11];[.$BF11])" office:value-type="float"/>
          <table:table-cell table:formula="of:=MEDIAN([.$S11];[.$AM11];[.$BG11])" office:value-type="float"/>
          <table:table-cell table:formula="of:=MEDIAN([.$T11];[.$AN11];[.$BH11])" office:value-type="float"/>
          <table:table-cell table:formula="of:=MEDIAN([.$U11];[.$AO11];[.$BI11])" office:value-type="float"/>
          <table:table-cell table:formula="of:=MAX([.$B11];[.$V11];[.$AP11])" office:value-type="float"/>
          <table:table-cell table:formula="of:=MAX([.$C11];[.$W11];[.$AQ11])" office:value-type="float"/>
          <table:table-cell table:formula="of:=MAX([.$D11];[.$X11];[.$AR11])" office:value-type="float"/>
          <table:table-cell table:formula="of:=MAX([.$E11];[.$Y11];[.$AS11])" office:value-type="float"/>
          <table:table-cell table:formula="of:=MAX([.$F11];[.$Z11];[.$AT11])" office:value-type="float"/>
          <table:table-cell table:formula="of:=MAX([.$G11];[.$AA11];[.$AU11])" office:value-type="float"/>
          <table:table-cell table:formula="of:=MAX([.$H11];[.$AB11];[.$AV11])" office:value-type="float"/>
          <table:table-cell table:formula="of:=MAX([.$I11];[.$AC11];[.$AW11])" office:value-type="float"/>
          <table:table-cell table:formula="of:=MAX([.$J11];[.$AD11];[.$AX11])" office:value-type="float"/>
          <table:table-cell table:formula="of:=MAX([.$K11];[.$AE11];[.$AY11])" office:value-type="float"/>
          <table:table-cell table:formula="of:=MAX([.$L11];[.$AF11];[.$AZ11])" office:value-type="float"/>
          <table:table-cell table:formula="of:=MAX([.$M11];[.$AG11];[.$BA11])" office:value-type="float"/>
          <table:table-cell table:formula="of:=MAX([.$N11];[.$AH11];[.$BB11])" office:value-type="float"/>
          <table:table-cell table:formula="of:=MAX([.$O11];[.$AI11];[.$BC11])" office:value-type="float"/>
          <table:table-cell table:formula="of:=MAX([.$P11];[.$AJ11];[.$BD11])" office:value-type="float"/>
          <table:table-cell table:formula="of:=MAX([.$Q11];[.$AK11];[.$BE11])" office:value-type="float"/>
          <table:table-cell table:formula="of:=MAX([.$R11];[.$AL11];[.$BF11])" office:value-type="float"/>
          <table:table-cell table:formula="of:=MAX([.$S11];[.$AM11];[.$BG11])" office:value-type="float"/>
          <table:table-cell table:formula="of:=MAX([.$T11];[.$AN11];[.$BH11])" office:value-type="float"/>
          <table:table-cell table:formula="of:=MAX([.$U11];[.$AO11];[.$BI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4.03484"/>
          <table:table-cell office:value-type="float" office:value="3.54"/>
          <table:table-cell office:value-type="float" office:value="1.3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3111.0"/>
          <table:table-cell office:value-type="float" office:value="20222.0"/>
          <table:table-cell office:value-type="float" office:value="253035.0"/>
          <table:table-cell office:value-type="float" office:value="904361.0"/>
          <table:table-cell office:value-type="float" office:value="2525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8729.0"/>
          <table:table-cell office:value-type="float" office:value="526054.0"/>
          <table:table-cell office:value-type="float" office:value="417310.0"/>
          <table:table-cell office:value-type="float" office:value="332118.0"/>
          <table:table-cell office:value-type="float" office:value="338166.0"/>
          <table:table-cell office:value-type="float" office:value="820.0"/>
          <table:table-cell office:value-type="float" office:value="4.13653"/>
          <table:table-cell office:value-type="float" office:value="3.756"/>
          <table:table-cell office:value-type="float" office:value="1.5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4316.0"/>
          <table:table-cell office:value-type="float" office:value="27468.0"/>
          <table:table-cell office:value-type="float" office:value="253035.0"/>
          <table:table-cell office:value-type="float" office:value="904361.0"/>
          <table:table-cell office:value-type="float" office:value="2533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8729.0"/>
          <table:table-cell office:value-type="float" office:value="526054.0"/>
          <table:table-cell office:value-type="float" office:value="417310.0"/>
          <table:table-cell office:value-type="float" office:value="332118.0"/>
          <table:table-cell office:value-type="float" office:value="338166.0"/>
          <table:table-cell office:value-type="float" office:value="820.0"/>
          <table:table-cell office:value-type="float" office:value="2.16071"/>
          <table:table-cell office:value-type="float" office:value="1.739"/>
          <table:table-cell office:value-type="float" office:value="0.2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11.0"/>
          <table:table-cell office:value-type="float" office:value="3968.0"/>
          <table:table-cell office:value-type="float" office:value="191335.0"/>
          <table:table-cell office:value-type="float" office:value="707001.0"/>
          <table:table-cell office:value-type="float" office:value="1974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9945.0"/>
          <table:table-cell office:value-type="float" office:value="362498.0"/>
          <table:table-cell office:value-type="float" office:value="315340.0"/>
          <table:table-cell office:value-type="float" office:value="228164.0"/>
          <table:table-cell office:value-type="float" office:value="214391.0"/>
          <table:table-cell office:value-type="float" office:value="440.0"/>
          <table:table-cell table:formula="of:=MIN([.$B12];[.$V12];[.$AP12])" office:value-type="float"/>
          <table:table-cell table:formula="of:=MIN([.$C12];[.$W12];[.$AQ12])" office:value-type="float"/>
          <table:table-cell table:formula="of:=MIN([.$D12];[.$X12];[.$AR12])" office:value-type="float"/>
          <table:table-cell table:formula="of:=MIN([.$E12];[.$Y12];[.$AS12])" office:value-type="float"/>
          <table:table-cell table:formula="of:=MIN([.$F12];[.$Z12];[.$AT12])" office:value-type="float"/>
          <table:table-cell table:formula="of:=MIN([.$G12];[.$AA12];[.$AU12])" office:value-type="float"/>
          <table:table-cell table:formula="of:=MIN([.$H12];[.$AB12];[.$AV12])" office:value-type="float"/>
          <table:table-cell table:formula="of:=MIN([.$I12];[.$AC12];[.$AW12])" office:value-type="float"/>
          <table:table-cell table:formula="of:=MIN([.$J12];[.$AD12];[.$AX12])" office:value-type="float"/>
          <table:table-cell table:formula="of:=MIN([.$K12];[.$AE12];[.$AY12])" office:value-type="float"/>
          <table:table-cell table:formula="of:=MIN([.$L12];[.$AF12];[.$AZ12])" office:value-type="float"/>
          <table:table-cell table:formula="of:=MIN([.$M12];[.$AG12];[.$BA12])" office:value-type="float"/>
          <table:table-cell table:formula="of:=MIN([.$N12];[.$AH12];[.$BB12])" office:value-type="float"/>
          <table:table-cell table:formula="of:=MIN([.$O12];[.$AI12];[.$BC12])" office:value-type="float"/>
          <table:table-cell table:formula="of:=MIN([.$P12];[.$AJ12];[.$BD12])" office:value-type="float"/>
          <table:table-cell table:formula="of:=MIN([.$Q12];[.$AK12];[.$BE12])" office:value-type="float"/>
          <table:table-cell table:formula="of:=MIN([.$R12];[.$AL12];[.$BF12])" office:value-type="float"/>
          <table:table-cell table:formula="of:=MIN([.$S12];[.$AM12];[.$BG12])" office:value-type="float"/>
          <table:table-cell table:formula="of:=MIN([.$T12];[.$AN12];[.$BH12])" office:value-type="float"/>
          <table:table-cell table:formula="of:=MIN([.$U12];[.$AO12];[.$BI12])" office:value-type="float"/>
          <table:table-cell table:formula="of:=MEDIAN([.$B12];[.$V12];[.$AP12])" office:value-type="float"/>
          <table:table-cell table:formula="of:=MEDIAN([.$C12];[.$W12];[.$AQ12])" office:value-type="float"/>
          <table:table-cell table:formula="of:=MEDIAN([.$D12];[.$X12];[.$AR12])" office:value-type="float"/>
          <table:table-cell table:formula="of:=MEDIAN([.$E12];[.$Y12];[.$AS12])" office:value-type="float"/>
          <table:table-cell table:formula="of:=MEDIAN([.$F12];[.$Z12];[.$AT12])" office:value-type="float"/>
          <table:table-cell table:formula="of:=MEDIAN([.$G12];[.$AA12];[.$AU12])" office:value-type="float"/>
          <table:table-cell table:formula="of:=MEDIAN([.$H12];[.$AB12];[.$AV12])" office:value-type="float"/>
          <table:table-cell table:formula="of:=MEDIAN([.$I12];[.$AC12];[.$AW12])" office:value-type="float"/>
          <table:table-cell table:formula="of:=MEDIAN([.$J12];[.$AD12];[.$AX12])" office:value-type="float"/>
          <table:table-cell table:formula="of:=MEDIAN([.$K12];[.$AE12];[.$AY12])" office:value-type="float"/>
          <table:table-cell table:formula="of:=MEDIAN([.$L12];[.$AF12];[.$AZ12])" office:value-type="float"/>
          <table:table-cell table:formula="of:=MEDIAN([.$M12];[.$AG12];[.$BA12])" office:value-type="float"/>
          <table:table-cell table:formula="of:=MEDIAN([.$N12];[.$AH12];[.$BB12])" office:value-type="float"/>
          <table:table-cell table:formula="of:=MEDIAN([.$O12];[.$AI12];[.$BC12])" office:value-type="float"/>
          <table:table-cell table:formula="of:=MEDIAN([.$P12];[.$AJ12];[.$BD12])" office:value-type="float"/>
          <table:table-cell table:formula="of:=MEDIAN([.$Q12];[.$AK12];[.$BE12])" office:value-type="float"/>
          <table:table-cell table:formula="of:=MEDIAN([.$R12];[.$AL12];[.$BF12])" office:value-type="float"/>
          <table:table-cell table:formula="of:=MEDIAN([.$S12];[.$AM12];[.$BG12])" office:value-type="float"/>
          <table:table-cell table:formula="of:=MEDIAN([.$T12];[.$AN12];[.$BH12])" office:value-type="float"/>
          <table:table-cell table:formula="of:=MEDIAN([.$U12];[.$AO12];[.$BI12])" office:value-type="float"/>
          <table:table-cell table:formula="of:=MAX([.$B12];[.$V12];[.$AP12])" office:value-type="float"/>
          <table:table-cell table:formula="of:=MAX([.$C12];[.$W12];[.$AQ12])" office:value-type="float"/>
          <table:table-cell table:formula="of:=MAX([.$D12];[.$X12];[.$AR12])" office:value-type="float"/>
          <table:table-cell table:formula="of:=MAX([.$E12];[.$Y12];[.$AS12])" office:value-type="float"/>
          <table:table-cell table:formula="of:=MAX([.$F12];[.$Z12];[.$AT12])" office:value-type="float"/>
          <table:table-cell table:formula="of:=MAX([.$G12];[.$AA12];[.$AU12])" office:value-type="float"/>
          <table:table-cell table:formula="of:=MAX([.$H12];[.$AB12];[.$AV12])" office:value-type="float"/>
          <table:table-cell table:formula="of:=MAX([.$I12];[.$AC12];[.$AW12])" office:value-type="float"/>
          <table:table-cell table:formula="of:=MAX([.$J12];[.$AD12];[.$AX12])" office:value-type="float"/>
          <table:table-cell table:formula="of:=MAX([.$K12];[.$AE12];[.$AY12])" office:value-type="float"/>
          <table:table-cell table:formula="of:=MAX([.$L12];[.$AF12];[.$AZ12])" office:value-type="float"/>
          <table:table-cell table:formula="of:=MAX([.$M12];[.$AG12];[.$BA12])" office:value-type="float"/>
          <table:table-cell table:formula="of:=MAX([.$N12];[.$AH12];[.$BB12])" office:value-type="float"/>
          <table:table-cell table:formula="of:=MAX([.$O12];[.$AI12];[.$BC12])" office:value-type="float"/>
          <table:table-cell table:formula="of:=MAX([.$P12];[.$AJ12];[.$BD12])" office:value-type="float"/>
          <table:table-cell table:formula="of:=MAX([.$Q12];[.$AK12];[.$BE12])" office:value-type="float"/>
          <table:table-cell table:formula="of:=MAX([.$R12];[.$AL12];[.$BF12])" office:value-type="float"/>
          <table:table-cell table:formula="of:=MAX([.$S12];[.$AM12];[.$BG12])" office:value-type="float"/>
          <table:table-cell table:formula="of:=MAX([.$T12];[.$AN12];[.$BH12])" office:value-type="float"/>
          <table:table-cell table:formula="of:=MAX([.$U12];[.$AO12];[.$BI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4.76549"/>
          <table:table-cell office:value-type="float" office:value="4.415"/>
          <table:table-cell office:value-type="float" office:value="3.54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3433.0"/>
          <table:table-cell office:value-type="float" office:value="58108.0"/>
          <table:table-cell office:value-type="float" office:value="101516.0"/>
          <table:table-cell office:value-type="float" office:value="350156.0"/>
          <table:table-cell office:value-type="float" office:value="1575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202.0"/>
          <table:table-cell office:value-type="float" office:value="224817.0"/>
          <table:table-cell office:value-type="float" office:value="160622.0"/>
          <table:table-cell office:value-type="float" office:value="141533.0"/>
          <table:table-cell office:value-type="float" office:value="156894.0"/>
          <table:table-cell office:value-type="float" office:value="410.0"/>
          <table:table-cell office:value-type="float" office:value="7.72863"/>
          <table:table-cell office:value-type="float" office:value="7.338"/>
          <table:table-cell office:value-type="float" office:value="6.42"/>
          <table:table-cell office:value-type="float" office:value="0.0"/>
          <table:table-cell office:value-type="float" office:value="0.0"/>
          <table:table-cell office:value-type="float" office:value="108.0"/>
          <table:table-cell office:value-type="float" office:value="27430.0"/>
          <table:table-cell office:value-type="float" office:value="93437.0"/>
          <table:table-cell office:value-type="float" office:value="101516.0"/>
          <table:table-cell office:value-type="float" office:value="350156.0"/>
          <table:table-cell office:value-type="float" office:value="1582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202.0"/>
          <table:table-cell office:value-type="float" office:value="224817.0"/>
          <table:table-cell office:value-type="float" office:value="160622.0"/>
          <table:table-cell office:value-type="float" office:value="141533.0"/>
          <table:table-cell office:value-type="float" office:value="156894.0"/>
          <table:table-cell office:value-type="float" office:value="410.0"/>
          <table:table-cell office:value-type="float" office:value="1.10843"/>
          <table:table-cell office:value-type="float" office:value="0.688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48.0"/>
          <table:table-cell office:value-type="float" office:value="1896.0"/>
          <table:table-cell office:value-type="float" office:value="63183.0"/>
          <table:table-cell office:value-type="float" office:value="231706.0"/>
          <table:table-cell office:value-type="float" office:value="1283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377.0"/>
          <table:table-cell office:value-type="float" office:value="128094.0"/>
          <table:table-cell office:value-type="float" office:value="109642.0"/>
          <table:table-cell office:value-type="float" office:value="82118.0"/>
          <table:table-cell office:value-type="float" office:value="88907.0"/>
          <table:table-cell office:value-type="float" office:value="220.0"/>
          <table:table-cell table:formula="of:=MIN([.$B13];[.$V13];[.$AP13])" office:value-type="float"/>
          <table:table-cell table:formula="of:=MIN([.$C13];[.$W13];[.$AQ13])" office:value-type="float"/>
          <table:table-cell table:formula="of:=MIN([.$D13];[.$X13];[.$AR13])" office:value-type="float"/>
          <table:table-cell table:formula="of:=MIN([.$E13];[.$Y13];[.$AS13])" office:value-type="float"/>
          <table:table-cell table:formula="of:=MIN([.$F13];[.$Z13];[.$AT13])" office:value-type="float"/>
          <table:table-cell table:formula="of:=MIN([.$G13];[.$AA13];[.$AU13])" office:value-type="float"/>
          <table:table-cell table:formula="of:=MIN([.$H13];[.$AB13];[.$AV13])" office:value-type="float"/>
          <table:table-cell table:formula="of:=MIN([.$I13];[.$AC13];[.$AW13])" office:value-type="float"/>
          <table:table-cell table:formula="of:=MIN([.$J13];[.$AD13];[.$AX13])" office:value-type="float"/>
          <table:table-cell table:formula="of:=MIN([.$K13];[.$AE13];[.$AY13])" office:value-type="float"/>
          <table:table-cell table:formula="of:=MIN([.$L13];[.$AF13];[.$AZ13])" office:value-type="float"/>
          <table:table-cell table:formula="of:=MIN([.$M13];[.$AG13];[.$BA13])" office:value-type="float"/>
          <table:table-cell table:formula="of:=MIN([.$N13];[.$AH13];[.$BB13])" office:value-type="float"/>
          <table:table-cell table:formula="of:=MIN([.$O13];[.$AI13];[.$BC13])" office:value-type="float"/>
          <table:table-cell table:formula="of:=MIN([.$P13];[.$AJ13];[.$BD13])" office:value-type="float"/>
          <table:table-cell table:formula="of:=MIN([.$Q13];[.$AK13];[.$BE13])" office:value-type="float"/>
          <table:table-cell table:formula="of:=MIN([.$R13];[.$AL13];[.$BF13])" office:value-type="float"/>
          <table:table-cell table:formula="of:=MIN([.$S13];[.$AM13];[.$BG13])" office:value-type="float"/>
          <table:table-cell table:formula="of:=MIN([.$T13];[.$AN13];[.$BH13])" office:value-type="float"/>
          <table:table-cell table:formula="of:=MIN([.$U13];[.$AO13];[.$BI13])" office:value-type="float"/>
          <table:table-cell table:formula="of:=MEDIAN([.$B13];[.$V13];[.$AP13])" office:value-type="float"/>
          <table:table-cell table:formula="of:=MEDIAN([.$C13];[.$W13];[.$AQ13])" office:value-type="float"/>
          <table:table-cell table:formula="of:=MEDIAN([.$D13];[.$X13];[.$AR13])" office:value-type="float"/>
          <table:table-cell table:formula="of:=MEDIAN([.$E13];[.$Y13];[.$AS13])" office:value-type="float"/>
          <table:table-cell table:formula="of:=MEDIAN([.$F13];[.$Z13];[.$AT13])" office:value-type="float"/>
          <table:table-cell table:formula="of:=MEDIAN([.$G13];[.$AA13];[.$AU13])" office:value-type="float"/>
          <table:table-cell table:formula="of:=MEDIAN([.$H13];[.$AB13];[.$AV13])" office:value-type="float"/>
          <table:table-cell table:formula="of:=MEDIAN([.$I13];[.$AC13];[.$AW13])" office:value-type="float"/>
          <table:table-cell table:formula="of:=MEDIAN([.$J13];[.$AD13];[.$AX13])" office:value-type="float"/>
          <table:table-cell table:formula="of:=MEDIAN([.$K13];[.$AE13];[.$AY13])" office:value-type="float"/>
          <table:table-cell table:formula="of:=MEDIAN([.$L13];[.$AF13];[.$AZ13])" office:value-type="float"/>
          <table:table-cell table:formula="of:=MEDIAN([.$M13];[.$AG13];[.$BA13])" office:value-type="float"/>
          <table:table-cell table:formula="of:=MEDIAN([.$N13];[.$AH13];[.$BB13])" office:value-type="float"/>
          <table:table-cell table:formula="of:=MEDIAN([.$O13];[.$AI13];[.$BC13])" office:value-type="float"/>
          <table:table-cell table:formula="of:=MEDIAN([.$P13];[.$AJ13];[.$BD13])" office:value-type="float"/>
          <table:table-cell table:formula="of:=MEDIAN([.$Q13];[.$AK13];[.$BE13])" office:value-type="float"/>
          <table:table-cell table:formula="of:=MEDIAN([.$R13];[.$AL13];[.$BF13])" office:value-type="float"/>
          <table:table-cell table:formula="of:=MEDIAN([.$S13];[.$AM13];[.$BG13])" office:value-type="float"/>
          <table:table-cell table:formula="of:=MEDIAN([.$T13];[.$AN13];[.$BH13])" office:value-type="float"/>
          <table:table-cell table:formula="of:=MEDIAN([.$U13];[.$AO13];[.$BI13])" office:value-type="float"/>
          <table:table-cell table:formula="of:=MAX([.$B13];[.$V13];[.$AP13])" office:value-type="float"/>
          <table:table-cell table:formula="of:=MAX([.$C13];[.$W13];[.$AQ13])" office:value-type="float"/>
          <table:table-cell table:formula="of:=MAX([.$D13];[.$X13];[.$AR13])" office:value-type="float"/>
          <table:table-cell table:formula="of:=MAX([.$E13];[.$Y13];[.$AS13])" office:value-type="float"/>
          <table:table-cell table:formula="of:=MAX([.$F13];[.$Z13];[.$AT13])" office:value-type="float"/>
          <table:table-cell table:formula="of:=MAX([.$G13];[.$AA13];[.$AU13])" office:value-type="float"/>
          <table:table-cell table:formula="of:=MAX([.$H13];[.$AB13];[.$AV13])" office:value-type="float"/>
          <table:table-cell table:formula="of:=MAX([.$I13];[.$AC13];[.$AW13])" office:value-type="float"/>
          <table:table-cell table:formula="of:=MAX([.$J13];[.$AD13];[.$AX13])" office:value-type="float"/>
          <table:table-cell table:formula="of:=MAX([.$K13];[.$AE13];[.$AY13])" office:value-type="float"/>
          <table:table-cell table:formula="of:=MAX([.$L13];[.$AF13];[.$AZ13])" office:value-type="float"/>
          <table:table-cell table:formula="of:=MAX([.$M13];[.$AG13];[.$BA13])" office:value-type="float"/>
          <table:table-cell table:formula="of:=MAX([.$N13];[.$AH13];[.$BB13])" office:value-type="float"/>
          <table:table-cell table:formula="of:=MAX([.$O13];[.$AI13];[.$BC13])" office:value-type="float"/>
          <table:table-cell table:formula="of:=MAX([.$P13];[.$AJ13];[.$BD13])" office:value-type="float"/>
          <table:table-cell table:formula="of:=MAX([.$Q13];[.$AK13];[.$BE13])" office:value-type="float"/>
          <table:table-cell table:formula="of:=MAX([.$R13];[.$AL13];[.$BF13])" office:value-type="float"/>
          <table:table-cell table:formula="of:=MAX([.$S13];[.$AM13];[.$BG13])" office:value-type="float"/>
          <table:table-cell table:formula="of:=MAX([.$T13];[.$AN13];[.$BH13])" office:value-type="float"/>
          <table:table-cell table:formula="of:=MAX([.$U13];[.$AO13];[.$BI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5.22915"/>
          <table:table-cell office:value-type="float" office:value="4.864"/>
          <table:table-cell office:value-type="float" office:value="3.99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3886.0"/>
          <table:table-cell office:value-type="float" office:value="70100.0"/>
          <table:table-cell office:value-type="float" office:value="101516.0"/>
          <table:table-cell office:value-type="float" office:value="350156.0"/>
          <table:table-cell office:value-type="float" office:value="1579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202.0"/>
          <table:table-cell office:value-type="float" office:value="224817.0"/>
          <table:table-cell office:value-type="float" office:value="160622.0"/>
          <table:table-cell office:value-type="float" office:value="141533.0"/>
          <table:table-cell office:value-type="float" office:value="156894.0"/>
          <table:table-cell office:value-type="float" office:value="410.0"/>
          <table:table-cell office:value-type="float" office:value="4.3858"/>
          <table:table-cell office:value-type="float" office:value="3.957"/>
          <table:table-cell office:value-type="float" office:value="3.05"/>
          <table:table-cell office:value-type="float" office:value="1.0"/>
          <table:table-cell office:value-type="float" office:value="0.0"/>
          <table:table-cell office:value-type="float" office:value="52.0"/>
          <table:table-cell office:value-type="float" office:value="11103.0"/>
          <table:table-cell office:value-type="float" office:value="30567.0"/>
          <table:table-cell office:value-type="float" office:value="101516.0"/>
          <table:table-cell office:value-type="float" office:value="350156.0"/>
          <table:table-cell office:value-type="float" office:value="1565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6202.0"/>
          <table:table-cell office:value-type="float" office:value="224817.0"/>
          <table:table-cell office:value-type="float" office:value="160622.0"/>
          <table:table-cell office:value-type="float" office:value="141533.0"/>
          <table:table-cell office:value-type="float" office:value="156894.0"/>
          <table:table-cell office:value-type="float" office:value="410.0"/>
          <table:table-cell office:value-type="float" office:value="0.940472"/>
          <table:table-cell office:value-type="float" office:value="0.589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6.0"/>
          <table:table-cell office:value-type="float" office:value="628.0"/>
          <table:table-cell office:value-type="float" office:value="63183.0"/>
          <table:table-cell office:value-type="float" office:value="231706.0"/>
          <table:table-cell office:value-type="float" office:value="1283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377.0"/>
          <table:table-cell office:value-type="float" office:value="128094.0"/>
          <table:table-cell office:value-type="float" office:value="109642.0"/>
          <table:table-cell office:value-type="float" office:value="82118.0"/>
          <table:table-cell office:value-type="float" office:value="88907.0"/>
          <table:table-cell office:value-type="float" office:value="220.0"/>
          <table:table-cell table:formula="of:=MIN([.$B14];[.$V14];[.$AP14])" office:value-type="float"/>
          <table:table-cell table:formula="of:=MIN([.$C14];[.$W14];[.$AQ14])" office:value-type="float"/>
          <table:table-cell table:formula="of:=MIN([.$D14];[.$X14];[.$AR14])" office:value-type="float"/>
          <table:table-cell table:formula="of:=MIN([.$E14];[.$Y14];[.$AS14])" office:value-type="float"/>
          <table:table-cell table:formula="of:=MIN([.$F14];[.$Z14];[.$AT14])" office:value-type="float"/>
          <table:table-cell table:formula="of:=MIN([.$G14];[.$AA14];[.$AU14])" office:value-type="float"/>
          <table:table-cell table:formula="of:=MIN([.$H14];[.$AB14];[.$AV14])" office:value-type="float"/>
          <table:table-cell table:formula="of:=MIN([.$I14];[.$AC14];[.$AW14])" office:value-type="float"/>
          <table:table-cell table:formula="of:=MIN([.$J14];[.$AD14];[.$AX14])" office:value-type="float"/>
          <table:table-cell table:formula="of:=MIN([.$K14];[.$AE14];[.$AY14])" office:value-type="float"/>
          <table:table-cell table:formula="of:=MIN([.$L14];[.$AF14];[.$AZ14])" office:value-type="float"/>
          <table:table-cell table:formula="of:=MIN([.$M14];[.$AG14];[.$BA14])" office:value-type="float"/>
          <table:table-cell table:formula="of:=MIN([.$N14];[.$AH14];[.$BB14])" office:value-type="float"/>
          <table:table-cell table:formula="of:=MIN([.$O14];[.$AI14];[.$BC14])" office:value-type="float"/>
          <table:table-cell table:formula="of:=MIN([.$P14];[.$AJ14];[.$BD14])" office:value-type="float"/>
          <table:table-cell table:formula="of:=MIN([.$Q14];[.$AK14];[.$BE14])" office:value-type="float"/>
          <table:table-cell table:formula="of:=MIN([.$R14];[.$AL14];[.$BF14])" office:value-type="float"/>
          <table:table-cell table:formula="of:=MIN([.$S14];[.$AM14];[.$BG14])" office:value-type="float"/>
          <table:table-cell table:formula="of:=MIN([.$T14];[.$AN14];[.$BH14])" office:value-type="float"/>
          <table:table-cell table:formula="of:=MIN([.$U14];[.$AO14];[.$BI14])" office:value-type="float"/>
          <table:table-cell table:formula="of:=MEDIAN([.$B14];[.$V14];[.$AP14])" office:value-type="float"/>
          <table:table-cell table:formula="of:=MEDIAN([.$C14];[.$W14];[.$AQ14])" office:value-type="float"/>
          <table:table-cell table:formula="of:=MEDIAN([.$D14];[.$X14];[.$AR14])" office:value-type="float"/>
          <table:table-cell table:formula="of:=MEDIAN([.$E14];[.$Y14];[.$AS14])" office:value-type="float"/>
          <table:table-cell table:formula="of:=MEDIAN([.$F14];[.$Z14];[.$AT14])" office:value-type="float"/>
          <table:table-cell table:formula="of:=MEDIAN([.$G14];[.$AA14];[.$AU14])" office:value-type="float"/>
          <table:table-cell table:formula="of:=MEDIAN([.$H14];[.$AB14];[.$AV14])" office:value-type="float"/>
          <table:table-cell table:formula="of:=MEDIAN([.$I14];[.$AC14];[.$AW14])" office:value-type="float"/>
          <table:table-cell table:formula="of:=MEDIAN([.$J14];[.$AD14];[.$AX14])" office:value-type="float"/>
          <table:table-cell table:formula="of:=MEDIAN([.$K14];[.$AE14];[.$AY14])" office:value-type="float"/>
          <table:table-cell table:formula="of:=MEDIAN([.$L14];[.$AF14];[.$AZ14])" office:value-type="float"/>
          <table:table-cell table:formula="of:=MEDIAN([.$M14];[.$AG14];[.$BA14])" office:value-type="float"/>
          <table:table-cell table:formula="of:=MEDIAN([.$N14];[.$AH14];[.$BB14])" office:value-type="float"/>
          <table:table-cell table:formula="of:=MEDIAN([.$O14];[.$AI14];[.$BC14])" office:value-type="float"/>
          <table:table-cell table:formula="of:=MEDIAN([.$P14];[.$AJ14];[.$BD14])" office:value-type="float"/>
          <table:table-cell table:formula="of:=MEDIAN([.$Q14];[.$AK14];[.$BE14])" office:value-type="float"/>
          <table:table-cell table:formula="of:=MEDIAN([.$R14];[.$AL14];[.$BF14])" office:value-type="float"/>
          <table:table-cell table:formula="of:=MEDIAN([.$S14];[.$AM14];[.$BG14])" office:value-type="float"/>
          <table:table-cell table:formula="of:=MEDIAN([.$T14];[.$AN14];[.$BH14])" office:value-type="float"/>
          <table:table-cell table:formula="of:=MEDIAN([.$U14];[.$AO14];[.$BI14])" office:value-type="float"/>
          <table:table-cell table:formula="of:=MAX([.$B14];[.$V14];[.$AP14])" office:value-type="float"/>
          <table:table-cell table:formula="of:=MAX([.$C14];[.$W14];[.$AQ14])" office:value-type="float"/>
          <table:table-cell table:formula="of:=MAX([.$D14];[.$X14];[.$AR14])" office:value-type="float"/>
          <table:table-cell table:formula="of:=MAX([.$E14];[.$Y14];[.$AS14])" office:value-type="float"/>
          <table:table-cell table:formula="of:=MAX([.$F14];[.$Z14];[.$AT14])" office:value-type="float"/>
          <table:table-cell table:formula="of:=MAX([.$G14];[.$AA14];[.$AU14])" office:value-type="float"/>
          <table:table-cell table:formula="of:=MAX([.$H14];[.$AB14];[.$AV14])" office:value-type="float"/>
          <table:table-cell table:formula="of:=MAX([.$I14];[.$AC14];[.$AW14])" office:value-type="float"/>
          <table:table-cell table:formula="of:=MAX([.$J14];[.$AD14];[.$AX14])" office:value-type="float"/>
          <table:table-cell table:formula="of:=MAX([.$K14];[.$AE14];[.$AY14])" office:value-type="float"/>
          <table:table-cell table:formula="of:=MAX([.$L14];[.$AF14];[.$AZ14])" office:value-type="float"/>
          <table:table-cell table:formula="of:=MAX([.$M14];[.$AG14];[.$BA14])" office:value-type="float"/>
          <table:table-cell table:formula="of:=MAX([.$N14];[.$AH14];[.$BB14])" office:value-type="float"/>
          <table:table-cell table:formula="of:=MAX([.$O14];[.$AI14];[.$BC14])" office:value-type="float"/>
          <table:table-cell table:formula="of:=MAX([.$P14];[.$AJ14];[.$BD14])" office:value-type="float"/>
          <table:table-cell table:formula="of:=MAX([.$Q14];[.$AK14];[.$BE14])" office:value-type="float"/>
          <table:table-cell table:formula="of:=MAX([.$R14];[.$AL14];[.$BF14])" office:value-type="float"/>
          <table:table-cell table:formula="of:=MAX([.$S14];[.$AM14];[.$BG14])" office:value-type="float"/>
          <table:table-cell table:formula="of:=MAX([.$T14];[.$AN14];[.$BH14])" office:value-type="float"/>
          <table:table-cell table:formula="of:=MAX([.$U14];[.$AO14];[.$BI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3.47153"/>
          <table:table-cell office:value-type="float" office:value="3.094"/>
          <table:table-cell office:value-type="float" office:value="2.22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8245.0"/>
          <table:table-cell office:value-type="float" office:value="16544.0"/>
          <table:table-cell office:value-type="float" office:value="101516.0"/>
          <table:table-cell office:value-type="float" office:value="350156.0"/>
          <table:table-cell office:value-type="float" office:value="1591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202.0"/>
          <table:table-cell office:value-type="float" office:value="224817.0"/>
          <table:table-cell office:value-type="float" office:value="160622.0"/>
          <table:table-cell office:value-type="float" office:value="141533.0"/>
          <table:table-cell office:value-type="float" office:value="156894.0"/>
          <table:table-cell office:value-type="float" office:value="410.0"/>
          <table:table-cell office:value-type="float" office:value="4.85717"/>
          <table:table-cell office:value-type="float" office:value="4.433"/>
          <table:table-cell office:value-type="float" office:value="3.55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3425.0"/>
          <table:table-cell office:value-type="float" office:value="56914.0"/>
          <table:table-cell office:value-type="float" office:value="101516.0"/>
          <table:table-cell office:value-type="float" office:value="350156.0"/>
          <table:table-cell office:value-type="float" office:value="1591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6202.0"/>
          <table:table-cell office:value-type="float" office:value="224817.0"/>
          <table:table-cell office:value-type="float" office:value="160622.0"/>
          <table:table-cell office:value-type="float" office:value="141533.0"/>
          <table:table-cell office:value-type="float" office:value="156894.0"/>
          <table:table-cell office:value-type="float" office:value="410.0"/>
          <table:table-cell office:value-type="float" office:value="0.984237"/>
          <table:table-cell office:value-type="float" office:value="0.592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767.0"/>
          <table:table-cell office:value-type="float" office:value="63183.0"/>
          <table:table-cell office:value-type="float" office:value="231706.0"/>
          <table:table-cell office:value-type="float" office:value="1280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377.0"/>
          <table:table-cell office:value-type="float" office:value="128094.0"/>
          <table:table-cell office:value-type="float" office:value="109642.0"/>
          <table:table-cell office:value-type="float" office:value="82118.0"/>
          <table:table-cell office:value-type="float" office:value="88907.0"/>
          <table:table-cell office:value-type="float" office:value="220.0"/>
          <table:table-cell table:formula="of:=MIN([.$B15];[.$V15];[.$AP15])" office:value-type="float"/>
          <table:table-cell table:formula="of:=MIN([.$C15];[.$W15];[.$AQ15])" office:value-type="float"/>
          <table:table-cell table:formula="of:=MIN([.$D15];[.$X15];[.$AR15])" office:value-type="float"/>
          <table:table-cell table:formula="of:=MIN([.$E15];[.$Y15];[.$AS15])" office:value-type="float"/>
          <table:table-cell table:formula="of:=MIN([.$F15];[.$Z15];[.$AT15])" office:value-type="float"/>
          <table:table-cell table:formula="of:=MIN([.$G15];[.$AA15];[.$AU15])" office:value-type="float"/>
          <table:table-cell table:formula="of:=MIN([.$H15];[.$AB15];[.$AV15])" office:value-type="float"/>
          <table:table-cell table:formula="of:=MIN([.$I15];[.$AC15];[.$AW15])" office:value-type="float"/>
          <table:table-cell table:formula="of:=MIN([.$J15];[.$AD15];[.$AX15])" office:value-type="float"/>
          <table:table-cell table:formula="of:=MIN([.$K15];[.$AE15];[.$AY15])" office:value-type="float"/>
          <table:table-cell table:formula="of:=MIN([.$L15];[.$AF15];[.$AZ15])" office:value-type="float"/>
          <table:table-cell table:formula="of:=MIN([.$M15];[.$AG15];[.$BA15])" office:value-type="float"/>
          <table:table-cell table:formula="of:=MIN([.$N15];[.$AH15];[.$BB15])" office:value-type="float"/>
          <table:table-cell table:formula="of:=MIN([.$O15];[.$AI15];[.$BC15])" office:value-type="float"/>
          <table:table-cell table:formula="of:=MIN([.$P15];[.$AJ15];[.$BD15])" office:value-type="float"/>
          <table:table-cell table:formula="of:=MIN([.$Q15];[.$AK15];[.$BE15])" office:value-type="float"/>
          <table:table-cell table:formula="of:=MIN([.$R15];[.$AL15];[.$BF15])" office:value-type="float"/>
          <table:table-cell table:formula="of:=MIN([.$S15];[.$AM15];[.$BG15])" office:value-type="float"/>
          <table:table-cell table:formula="of:=MIN([.$T15];[.$AN15];[.$BH15])" office:value-type="float"/>
          <table:table-cell table:formula="of:=MIN([.$U15];[.$AO15];[.$BI15])" office:value-type="float"/>
          <table:table-cell table:formula="of:=MEDIAN([.$B15];[.$V15];[.$AP15])" office:value-type="float"/>
          <table:table-cell table:formula="of:=MEDIAN([.$C15];[.$W15];[.$AQ15])" office:value-type="float"/>
          <table:table-cell table:formula="of:=MEDIAN([.$D15];[.$X15];[.$AR15])" office:value-type="float"/>
          <table:table-cell table:formula="of:=MEDIAN([.$E15];[.$Y15];[.$AS15])" office:value-type="float"/>
          <table:table-cell table:formula="of:=MEDIAN([.$F15];[.$Z15];[.$AT15])" office:value-type="float"/>
          <table:table-cell table:formula="of:=MEDIAN([.$G15];[.$AA15];[.$AU15])" office:value-type="float"/>
          <table:table-cell table:formula="of:=MEDIAN([.$H15];[.$AB15];[.$AV15])" office:value-type="float"/>
          <table:table-cell table:formula="of:=MEDIAN([.$I15];[.$AC15];[.$AW15])" office:value-type="float"/>
          <table:table-cell table:formula="of:=MEDIAN([.$J15];[.$AD15];[.$AX15])" office:value-type="float"/>
          <table:table-cell table:formula="of:=MEDIAN([.$K15];[.$AE15];[.$AY15])" office:value-type="float"/>
          <table:table-cell table:formula="of:=MEDIAN([.$L15];[.$AF15];[.$AZ15])" office:value-type="float"/>
          <table:table-cell table:formula="of:=MEDIAN([.$M15];[.$AG15];[.$BA15])" office:value-type="float"/>
          <table:table-cell table:formula="of:=MEDIAN([.$N15];[.$AH15];[.$BB15])" office:value-type="float"/>
          <table:table-cell table:formula="of:=MEDIAN([.$O15];[.$AI15];[.$BC15])" office:value-type="float"/>
          <table:table-cell table:formula="of:=MEDIAN([.$P15];[.$AJ15];[.$BD15])" office:value-type="float"/>
          <table:table-cell table:formula="of:=MEDIAN([.$Q15];[.$AK15];[.$BE15])" office:value-type="float"/>
          <table:table-cell table:formula="of:=MEDIAN([.$R15];[.$AL15];[.$BF15])" office:value-type="float"/>
          <table:table-cell table:formula="of:=MEDIAN([.$S15];[.$AM15];[.$BG15])" office:value-type="float"/>
          <table:table-cell table:formula="of:=MEDIAN([.$T15];[.$AN15];[.$BH15])" office:value-type="float"/>
          <table:table-cell table:formula="of:=MEDIAN([.$U15];[.$AO15];[.$BI15])" office:value-type="float"/>
          <table:table-cell table:formula="of:=MAX([.$B15];[.$V15];[.$AP15])" office:value-type="float"/>
          <table:table-cell table:formula="of:=MAX([.$C15];[.$W15];[.$AQ15])" office:value-type="float"/>
          <table:table-cell table:formula="of:=MAX([.$D15];[.$X15];[.$AR15])" office:value-type="float"/>
          <table:table-cell table:formula="of:=MAX([.$E15];[.$Y15];[.$AS15])" office:value-type="float"/>
          <table:table-cell table:formula="of:=MAX([.$F15];[.$Z15];[.$AT15])" office:value-type="float"/>
          <table:table-cell table:formula="of:=MAX([.$G15];[.$AA15];[.$AU15])" office:value-type="float"/>
          <table:table-cell table:formula="of:=MAX([.$H15];[.$AB15];[.$AV15])" office:value-type="float"/>
          <table:table-cell table:formula="of:=MAX([.$I15];[.$AC15];[.$AW15])" office:value-type="float"/>
          <table:table-cell table:formula="of:=MAX([.$J15];[.$AD15];[.$AX15])" office:value-type="float"/>
          <table:table-cell table:formula="of:=MAX([.$K15];[.$AE15];[.$AY15])" office:value-type="float"/>
          <table:table-cell table:formula="of:=MAX([.$L15];[.$AF15];[.$AZ15])" office:value-type="float"/>
          <table:table-cell table:formula="of:=MAX([.$M15];[.$AG15];[.$BA15])" office:value-type="float"/>
          <table:table-cell table:formula="of:=MAX([.$N15];[.$AH15];[.$BB15])" office:value-type="float"/>
          <table:table-cell table:formula="of:=MAX([.$O15];[.$AI15];[.$BC15])" office:value-type="float"/>
          <table:table-cell table:formula="of:=MAX([.$P15];[.$AJ15];[.$BD15])" office:value-type="float"/>
          <table:table-cell table:formula="of:=MAX([.$Q15];[.$AK15];[.$BE15])" office:value-type="float"/>
          <table:table-cell table:formula="of:=MAX([.$R15];[.$AL15];[.$BF15])" office:value-type="float"/>
          <table:table-cell table:formula="of:=MAX([.$S15];[.$AM15];[.$BG15])" office:value-type="float"/>
          <table:table-cell table:formula="of:=MAX([.$T15];[.$AN15];[.$BH15])" office:value-type="float"/>
          <table:table-cell table:formula="of:=MAX([.$U15];[.$AO15];[.$BI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5.80714"/>
          <table:table-cell office:value-type="float" office:value="5.142"/>
          <table:table-cell office:value-type="float" office:value="4.21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5645.0"/>
          <table:table-cell office:value-type="float" office:value="76238.0"/>
          <table:table-cell office:value-type="float" office:value="101516.0"/>
          <table:table-cell office:value-type="float" office:value="350156.0"/>
          <table:table-cell office:value-type="float" office:value="1575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202.0"/>
          <table:table-cell office:value-type="float" office:value="224817.0"/>
          <table:table-cell office:value-type="float" office:value="160622.0"/>
          <table:table-cell office:value-type="float" office:value="141533.0"/>
          <table:table-cell office:value-type="float" office:value="156894.0"/>
          <table:table-cell office:value-type="float" office:value="410.0"/>
          <table:table-cell office:value-type="float" office:value="1.32961"/>
          <table:table-cell office:value-type="float" office:value="0.955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96.0"/>
          <table:table-cell office:value-type="float" office:value="2421.0"/>
          <table:table-cell office:value-type="float" office:value="101516.0"/>
          <table:table-cell office:value-type="float" office:value="350156.0"/>
          <table:table-cell office:value-type="float" office:value="1575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6202.0"/>
          <table:table-cell office:value-type="float" office:value="224817.0"/>
          <table:table-cell office:value-type="float" office:value="160622.0"/>
          <table:table-cell office:value-type="float" office:value="141533.0"/>
          <table:table-cell office:value-type="float" office:value="156894.0"/>
          <table:table-cell office:value-type="float" office:value="410.0"/>
          <table:table-cell office:value-type="float" office:value="1.02126"/>
          <table:table-cell office:value-type="float" office:value="0.61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494.0"/>
          <table:table-cell office:value-type="float" office:value="63183.0"/>
          <table:table-cell office:value-type="float" office:value="231706.0"/>
          <table:table-cell office:value-type="float" office:value="1243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377.0"/>
          <table:table-cell office:value-type="float" office:value="128094.0"/>
          <table:table-cell office:value-type="float" office:value="109642.0"/>
          <table:table-cell office:value-type="float" office:value="82118.0"/>
          <table:table-cell office:value-type="float" office:value="88907.0"/>
          <table:table-cell office:value-type="float" office:value="220.0"/>
          <table:table-cell table:formula="of:=MIN([.$B16];[.$V16];[.$AP16])" office:value-type="float"/>
          <table:table-cell table:formula="of:=MIN([.$C16];[.$W16];[.$AQ16])" office:value-type="float"/>
          <table:table-cell table:formula="of:=MIN([.$D16];[.$X16];[.$AR16])" office:value-type="float"/>
          <table:table-cell table:formula="of:=MIN([.$E16];[.$Y16];[.$AS16])" office:value-type="float"/>
          <table:table-cell table:formula="of:=MIN([.$F16];[.$Z16];[.$AT16])" office:value-type="float"/>
          <table:table-cell table:formula="of:=MIN([.$G16];[.$AA16];[.$AU16])" office:value-type="float"/>
          <table:table-cell table:formula="of:=MIN([.$H16];[.$AB16];[.$AV16])" office:value-type="float"/>
          <table:table-cell table:formula="of:=MIN([.$I16];[.$AC16];[.$AW16])" office:value-type="float"/>
          <table:table-cell table:formula="of:=MIN([.$J16];[.$AD16];[.$AX16])" office:value-type="float"/>
          <table:table-cell table:formula="of:=MIN([.$K16];[.$AE16];[.$AY16])" office:value-type="float"/>
          <table:table-cell table:formula="of:=MIN([.$L16];[.$AF16];[.$AZ16])" office:value-type="float"/>
          <table:table-cell table:formula="of:=MIN([.$M16];[.$AG16];[.$BA16])" office:value-type="float"/>
          <table:table-cell table:formula="of:=MIN([.$N16];[.$AH16];[.$BB16])" office:value-type="float"/>
          <table:table-cell table:formula="of:=MIN([.$O16];[.$AI16];[.$BC16])" office:value-type="float"/>
          <table:table-cell table:formula="of:=MIN([.$P16];[.$AJ16];[.$BD16])" office:value-type="float"/>
          <table:table-cell table:formula="of:=MIN([.$Q16];[.$AK16];[.$BE16])" office:value-type="float"/>
          <table:table-cell table:formula="of:=MIN([.$R16];[.$AL16];[.$BF16])" office:value-type="float"/>
          <table:table-cell table:formula="of:=MIN([.$S16];[.$AM16];[.$BG16])" office:value-type="float"/>
          <table:table-cell table:formula="of:=MIN([.$T16];[.$AN16];[.$BH16])" office:value-type="float"/>
          <table:table-cell table:formula="of:=MIN([.$U16];[.$AO16];[.$BI16])" office:value-type="float"/>
          <table:table-cell table:formula="of:=MEDIAN([.$B16];[.$V16];[.$AP16])" office:value-type="float"/>
          <table:table-cell table:formula="of:=MEDIAN([.$C16];[.$W16];[.$AQ16])" office:value-type="float"/>
          <table:table-cell table:formula="of:=MEDIAN([.$D16];[.$X16];[.$AR16])" office:value-type="float"/>
          <table:table-cell table:formula="of:=MEDIAN([.$E16];[.$Y16];[.$AS16])" office:value-type="float"/>
          <table:table-cell table:formula="of:=MEDIAN([.$F16];[.$Z16];[.$AT16])" office:value-type="float"/>
          <table:table-cell table:formula="of:=MEDIAN([.$G16];[.$AA16];[.$AU16])" office:value-type="float"/>
          <table:table-cell table:formula="of:=MEDIAN([.$H16];[.$AB16];[.$AV16])" office:value-type="float"/>
          <table:table-cell table:formula="of:=MEDIAN([.$I16];[.$AC16];[.$AW16])" office:value-type="float"/>
          <table:table-cell table:formula="of:=MEDIAN([.$J16];[.$AD16];[.$AX16])" office:value-type="float"/>
          <table:table-cell table:formula="of:=MEDIAN([.$K16];[.$AE16];[.$AY16])" office:value-type="float"/>
          <table:table-cell table:formula="of:=MEDIAN([.$L16];[.$AF16];[.$AZ16])" office:value-type="float"/>
          <table:table-cell table:formula="of:=MEDIAN([.$M16];[.$AG16];[.$BA16])" office:value-type="float"/>
          <table:table-cell table:formula="of:=MEDIAN([.$N16];[.$AH16];[.$BB16])" office:value-type="float"/>
          <table:table-cell table:formula="of:=MEDIAN([.$O16];[.$AI16];[.$BC16])" office:value-type="float"/>
          <table:table-cell table:formula="of:=MEDIAN([.$P16];[.$AJ16];[.$BD16])" office:value-type="float"/>
          <table:table-cell table:formula="of:=MEDIAN([.$Q16];[.$AK16];[.$BE16])" office:value-type="float"/>
          <table:table-cell table:formula="of:=MEDIAN([.$R16];[.$AL16];[.$BF16])" office:value-type="float"/>
          <table:table-cell table:formula="of:=MEDIAN([.$S16];[.$AM16];[.$BG16])" office:value-type="float"/>
          <table:table-cell table:formula="of:=MEDIAN([.$T16];[.$AN16];[.$BH16])" office:value-type="float"/>
          <table:table-cell table:formula="of:=MEDIAN([.$U16];[.$AO16];[.$BI16])" office:value-type="float"/>
          <table:table-cell table:formula="of:=MAX([.$B16];[.$V16];[.$AP16])" office:value-type="float"/>
          <table:table-cell table:formula="of:=MAX([.$C16];[.$W16];[.$AQ16])" office:value-type="float"/>
          <table:table-cell table:formula="of:=MAX([.$D16];[.$X16];[.$AR16])" office:value-type="float"/>
          <table:table-cell table:formula="of:=MAX([.$E16];[.$Y16];[.$AS16])" office:value-type="float"/>
          <table:table-cell table:formula="of:=MAX([.$F16];[.$Z16];[.$AT16])" office:value-type="float"/>
          <table:table-cell table:formula="of:=MAX([.$G16];[.$AA16];[.$AU16])" office:value-type="float"/>
          <table:table-cell table:formula="of:=MAX([.$H16];[.$AB16];[.$AV16])" office:value-type="float"/>
          <table:table-cell table:formula="of:=MAX([.$I16];[.$AC16];[.$AW16])" office:value-type="float"/>
          <table:table-cell table:formula="of:=MAX([.$J16];[.$AD16];[.$AX16])" office:value-type="float"/>
          <table:table-cell table:formula="of:=MAX([.$K16];[.$AE16];[.$AY16])" office:value-type="float"/>
          <table:table-cell table:formula="of:=MAX([.$L16];[.$AF16];[.$AZ16])" office:value-type="float"/>
          <table:table-cell table:formula="of:=MAX([.$M16];[.$AG16];[.$BA16])" office:value-type="float"/>
          <table:table-cell table:formula="of:=MAX([.$N16];[.$AH16];[.$BB16])" office:value-type="float"/>
          <table:table-cell table:formula="of:=MAX([.$O16];[.$AI16];[.$BC16])" office:value-type="float"/>
          <table:table-cell table:formula="of:=MAX([.$P16];[.$AJ16];[.$BD16])" office:value-type="float"/>
          <table:table-cell table:formula="of:=MAX([.$Q16];[.$AK16];[.$BE16])" office:value-type="float"/>
          <table:table-cell table:formula="of:=MAX([.$R16];[.$AL16];[.$BF16])" office:value-type="float"/>
          <table:table-cell table:formula="of:=MAX([.$S16];[.$AM16];[.$BG16])" office:value-type="float"/>
          <table:table-cell table:formula="of:=MAX([.$T16];[.$AN16];[.$BH16])" office:value-type="float"/>
          <table:table-cell table:formula="of:=MAX([.$U16];[.$AO16];[.$BI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4.23659"/>
          <table:table-cell office:value-type="float" office:value="3.842"/>
          <table:table-cell office:value-type="float" office:value="2.93"/>
          <table:table-cell office:value-type="float" office:value="0.0"/>
          <table:table-cell office:value-type="float" office:value="0.0"/>
          <table:table-cell office:value-type="float" office:value="52.0"/>
          <table:table-cell office:value-type="float" office:value="12177.0"/>
          <table:table-cell office:value-type="float" office:value="60601.0"/>
          <table:table-cell office:value-type="float" office:value="101516.0"/>
          <table:table-cell office:value-type="float" office:value="350156.0"/>
          <table:table-cell office:value-type="float" office:value="1578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202.0"/>
          <table:table-cell office:value-type="float" office:value="224817.0"/>
          <table:table-cell office:value-type="float" office:value="160622.0"/>
          <table:table-cell office:value-type="float" office:value="141533.0"/>
          <table:table-cell office:value-type="float" office:value="156894.0"/>
          <table:table-cell office:value-type="float" office:value="410.0"/>
          <table:table-cell office:value-type="float" office:value="6.61447"/>
          <table:table-cell office:value-type="float" office:value="6.218"/>
          <table:table-cell office:value-type="float" office:value="5.34"/>
          <table:table-cell office:value-type="float" office:value="0.0"/>
          <table:table-cell office:value-type="float" office:value="0.0"/>
          <table:table-cell office:value-type="float" office:value="90.0"/>
          <table:table-cell office:value-type="float" office:value="21277.0"/>
          <table:table-cell office:value-type="float" office:value="66711.0"/>
          <table:table-cell office:value-type="float" office:value="101516.0"/>
          <table:table-cell office:value-type="float" office:value="350156.0"/>
          <table:table-cell office:value-type="float" office:value="1575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202.0"/>
          <table:table-cell office:value-type="float" office:value="224817.0"/>
          <table:table-cell office:value-type="float" office:value="160622.0"/>
          <table:table-cell office:value-type="float" office:value="141533.0"/>
          <table:table-cell office:value-type="float" office:value="156894.0"/>
          <table:table-cell office:value-type="float" office:value="410.0"/>
          <table:table-cell office:value-type="float" office:value="0.983932"/>
          <table:table-cell office:value-type="float" office:value="0.6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867.0"/>
          <table:table-cell office:value-type="float" office:value="63183.0"/>
          <table:table-cell office:value-type="float" office:value="231706.0"/>
          <table:table-cell office:value-type="float" office:value="1280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377.0"/>
          <table:table-cell office:value-type="float" office:value="128094.0"/>
          <table:table-cell office:value-type="float" office:value="109642.0"/>
          <table:table-cell office:value-type="float" office:value="82118.0"/>
          <table:table-cell office:value-type="float" office:value="88907.0"/>
          <table:table-cell office:value-type="float" office:value="220.0"/>
          <table:table-cell table:formula="of:=MIN([.$B17];[.$V17];[.$AP17])" office:value-type="float"/>
          <table:table-cell table:formula="of:=MIN([.$C17];[.$W17];[.$AQ17])" office:value-type="float"/>
          <table:table-cell table:formula="of:=MIN([.$D17];[.$X17];[.$AR17])" office:value-type="float"/>
          <table:table-cell table:formula="of:=MIN([.$E17];[.$Y17];[.$AS17])" office:value-type="float"/>
          <table:table-cell table:formula="of:=MIN([.$F17];[.$Z17];[.$AT17])" office:value-type="float"/>
          <table:table-cell table:formula="of:=MIN([.$G17];[.$AA17];[.$AU17])" office:value-type="float"/>
          <table:table-cell table:formula="of:=MIN([.$H17];[.$AB17];[.$AV17])" office:value-type="float"/>
          <table:table-cell table:formula="of:=MIN([.$I17];[.$AC17];[.$AW17])" office:value-type="float"/>
          <table:table-cell table:formula="of:=MIN([.$J17];[.$AD17];[.$AX17])" office:value-type="float"/>
          <table:table-cell table:formula="of:=MIN([.$K17];[.$AE17];[.$AY17])" office:value-type="float"/>
          <table:table-cell table:formula="of:=MIN([.$L17];[.$AF17];[.$AZ17])" office:value-type="float"/>
          <table:table-cell table:formula="of:=MIN([.$M17];[.$AG17];[.$BA17])" office:value-type="float"/>
          <table:table-cell table:formula="of:=MIN([.$N17];[.$AH17];[.$BB17])" office:value-type="float"/>
          <table:table-cell table:formula="of:=MIN([.$O17];[.$AI17];[.$BC17])" office:value-type="float"/>
          <table:table-cell table:formula="of:=MIN([.$P17];[.$AJ17];[.$BD17])" office:value-type="float"/>
          <table:table-cell table:formula="of:=MIN([.$Q17];[.$AK17];[.$BE17])" office:value-type="float"/>
          <table:table-cell table:formula="of:=MIN([.$R17];[.$AL17];[.$BF17])" office:value-type="float"/>
          <table:table-cell table:formula="of:=MIN([.$S17];[.$AM17];[.$BG17])" office:value-type="float"/>
          <table:table-cell table:formula="of:=MIN([.$T17];[.$AN17];[.$BH17])" office:value-type="float"/>
          <table:table-cell table:formula="of:=MIN([.$U17];[.$AO17];[.$BI17])" office:value-type="float"/>
          <table:table-cell table:formula="of:=MEDIAN([.$B17];[.$V17];[.$AP17])" office:value-type="float"/>
          <table:table-cell table:formula="of:=MEDIAN([.$C17];[.$W17];[.$AQ17])" office:value-type="float"/>
          <table:table-cell table:formula="of:=MEDIAN([.$D17];[.$X17];[.$AR17])" office:value-type="float"/>
          <table:table-cell table:formula="of:=MEDIAN([.$E17];[.$Y17];[.$AS17])" office:value-type="float"/>
          <table:table-cell table:formula="of:=MEDIAN([.$F17];[.$Z17];[.$AT17])" office:value-type="float"/>
          <table:table-cell table:formula="of:=MEDIAN([.$G17];[.$AA17];[.$AU17])" office:value-type="float"/>
          <table:table-cell table:formula="of:=MEDIAN([.$H17];[.$AB17];[.$AV17])" office:value-type="float"/>
          <table:table-cell table:formula="of:=MEDIAN([.$I17];[.$AC17];[.$AW17])" office:value-type="float"/>
          <table:table-cell table:formula="of:=MEDIAN([.$J17];[.$AD17];[.$AX17])" office:value-type="float"/>
          <table:table-cell table:formula="of:=MEDIAN([.$K17];[.$AE17];[.$AY17])" office:value-type="float"/>
          <table:table-cell table:formula="of:=MEDIAN([.$L17];[.$AF17];[.$AZ17])" office:value-type="float"/>
          <table:table-cell table:formula="of:=MEDIAN([.$M17];[.$AG17];[.$BA17])" office:value-type="float"/>
          <table:table-cell table:formula="of:=MEDIAN([.$N17];[.$AH17];[.$BB17])" office:value-type="float"/>
          <table:table-cell table:formula="of:=MEDIAN([.$O17];[.$AI17];[.$BC17])" office:value-type="float"/>
          <table:table-cell table:formula="of:=MEDIAN([.$P17];[.$AJ17];[.$BD17])" office:value-type="float"/>
          <table:table-cell table:formula="of:=MEDIAN([.$Q17];[.$AK17];[.$BE17])" office:value-type="float"/>
          <table:table-cell table:formula="of:=MEDIAN([.$R17];[.$AL17];[.$BF17])" office:value-type="float"/>
          <table:table-cell table:formula="of:=MEDIAN([.$S17];[.$AM17];[.$BG17])" office:value-type="float"/>
          <table:table-cell table:formula="of:=MEDIAN([.$T17];[.$AN17];[.$BH17])" office:value-type="float"/>
          <table:table-cell table:formula="of:=MEDIAN([.$U17];[.$AO17];[.$BI17])" office:value-type="float"/>
          <table:table-cell table:formula="of:=MAX([.$B17];[.$V17];[.$AP17])" office:value-type="float"/>
          <table:table-cell table:formula="of:=MAX([.$C17];[.$W17];[.$AQ17])" office:value-type="float"/>
          <table:table-cell table:formula="of:=MAX([.$D17];[.$X17];[.$AR17])" office:value-type="float"/>
          <table:table-cell table:formula="of:=MAX([.$E17];[.$Y17];[.$AS17])" office:value-type="float"/>
          <table:table-cell table:formula="of:=MAX([.$F17];[.$Z17];[.$AT17])" office:value-type="float"/>
          <table:table-cell table:formula="of:=MAX([.$G17];[.$AA17];[.$AU17])" office:value-type="float"/>
          <table:table-cell table:formula="of:=MAX([.$H17];[.$AB17];[.$AV17])" office:value-type="float"/>
          <table:table-cell table:formula="of:=MAX([.$I17];[.$AC17];[.$AW17])" office:value-type="float"/>
          <table:table-cell table:formula="of:=MAX([.$J17];[.$AD17];[.$AX17])" office:value-type="float"/>
          <table:table-cell table:formula="of:=MAX([.$K17];[.$AE17];[.$AY17])" office:value-type="float"/>
          <table:table-cell table:formula="of:=MAX([.$L17];[.$AF17];[.$AZ17])" office:value-type="float"/>
          <table:table-cell table:formula="of:=MAX([.$M17];[.$AG17];[.$BA17])" office:value-type="float"/>
          <table:table-cell table:formula="of:=MAX([.$N17];[.$AH17];[.$BB17])" office:value-type="float"/>
          <table:table-cell table:formula="of:=MAX([.$O17];[.$AI17];[.$BC17])" office:value-type="float"/>
          <table:table-cell table:formula="of:=MAX([.$P17];[.$AJ17];[.$BD17])" office:value-type="float"/>
          <table:table-cell table:formula="of:=MAX([.$Q17];[.$AK17];[.$BE17])" office:value-type="float"/>
          <table:table-cell table:formula="of:=MAX([.$R17];[.$AL17];[.$BF17])" office:value-type="float"/>
          <table:table-cell table:formula="of:=MAX([.$S17];[.$AM17];[.$BG17])" office:value-type="float"/>
          <table:table-cell table:formula="of:=MAX([.$T17];[.$AN17];[.$BH17])" office:value-type="float"/>
          <table:table-cell table:formula="of:=MAX([.$U17];[.$AO17];[.$BI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4.74678"/>
          <table:table-cell office:value-type="float" office:value="4.278"/>
          <table:table-cell office:value-type="float" office:value="2.2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6186.0"/>
          <table:table-cell office:value-type="float" office:value="46199.0"/>
          <table:table-cell office:value-type="float" office:value="225592.0"/>
          <table:table-cell office:value-type="float" office:value="806039.0"/>
          <table:table-cell office:value-type="float" office:value="2376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1938.0"/>
          <table:table-cell office:value-type="float" office:value="480714.0"/>
          <table:table-cell office:value-type="float" office:value="376939.0"/>
          <table:table-cell office:value-type="float" office:value="304522.0"/>
          <table:table-cell office:value-type="float" office:value="327978.0"/>
          <table:table-cell office:value-type="float" office:value="820.0"/>
          <table:table-cell office:value-type="float" office:value="2.92169"/>
          <table:table-cell office:value-type="float" office:value="2.548"/>
          <table:table-cell office:value-type="float" office:value="0.57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2098.0"/>
          <table:table-cell office:value-type="float" office:value="8862.0"/>
          <table:table-cell office:value-type="float" office:value="225592.0"/>
          <table:table-cell office:value-type="float" office:value="806039.0"/>
          <table:table-cell office:value-type="float" office:value="2383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1938.0"/>
          <table:table-cell office:value-type="float" office:value="480714.0"/>
          <table:table-cell office:value-type="float" office:value="376939.0"/>
          <table:table-cell office:value-type="float" office:value="304522.0"/>
          <table:table-cell office:value-type="float" office:value="327978.0"/>
          <table:table-cell office:value-type="float" office:value="820.0"/>
          <table:table-cell office:value-type="float" office:value="2.13868"/>
          <table:table-cell office:value-type="float" office:value="1.779"/>
          <table:table-cell office:value-type="float" office:value="0.48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803.0"/>
          <table:table-cell office:value-type="float" office:value="6678.0"/>
          <table:table-cell office:value-type="float" office:value="163825.0"/>
          <table:table-cell office:value-type="float" office:value="608475.0"/>
          <table:table-cell office:value-type="float" office:value="1849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087.0"/>
          <table:table-cell office:value-type="float" office:value="317021.0"/>
          <table:table-cell office:value-type="float" office:value="274969.0"/>
          <table:table-cell office:value-type="float" office:value="200501.0"/>
          <table:table-cell office:value-type="float" office:value="199139.0"/>
          <table:table-cell office:value-type="float" office:value="440.0"/>
          <table:table-cell table:formula="of:=MIN([.$B18];[.$V18];[.$AP18])" office:value-type="float"/>
          <table:table-cell table:formula="of:=MIN([.$C18];[.$W18];[.$AQ18])" office:value-type="float"/>
          <table:table-cell table:formula="of:=MIN([.$D18];[.$X18];[.$AR18])" office:value-type="float"/>
          <table:table-cell table:formula="of:=MIN([.$E18];[.$Y18];[.$AS18])" office:value-type="float"/>
          <table:table-cell table:formula="of:=MIN([.$F18];[.$Z18];[.$AT18])" office:value-type="float"/>
          <table:table-cell table:formula="of:=MIN([.$G18];[.$AA18];[.$AU18])" office:value-type="float"/>
          <table:table-cell table:formula="of:=MIN([.$H18];[.$AB18];[.$AV18])" office:value-type="float"/>
          <table:table-cell table:formula="of:=MIN([.$I18];[.$AC18];[.$AW18])" office:value-type="float"/>
          <table:table-cell table:formula="of:=MIN([.$J18];[.$AD18];[.$AX18])" office:value-type="float"/>
          <table:table-cell table:formula="of:=MIN([.$K18];[.$AE18];[.$AY18])" office:value-type="float"/>
          <table:table-cell table:formula="of:=MIN([.$L18];[.$AF18];[.$AZ18])" office:value-type="float"/>
          <table:table-cell table:formula="of:=MIN([.$M18];[.$AG18];[.$BA18])" office:value-type="float"/>
          <table:table-cell table:formula="of:=MIN([.$N18];[.$AH18];[.$BB18])" office:value-type="float"/>
          <table:table-cell table:formula="of:=MIN([.$O18];[.$AI18];[.$BC18])" office:value-type="float"/>
          <table:table-cell table:formula="of:=MIN([.$P18];[.$AJ18];[.$BD18])" office:value-type="float"/>
          <table:table-cell table:formula="of:=MIN([.$Q18];[.$AK18];[.$BE18])" office:value-type="float"/>
          <table:table-cell table:formula="of:=MIN([.$R18];[.$AL18];[.$BF18])" office:value-type="float"/>
          <table:table-cell table:formula="of:=MIN([.$S18];[.$AM18];[.$BG18])" office:value-type="float"/>
          <table:table-cell table:formula="of:=MIN([.$T18];[.$AN18];[.$BH18])" office:value-type="float"/>
          <table:table-cell table:formula="of:=MIN([.$U18];[.$AO18];[.$BI18])" office:value-type="float"/>
          <table:table-cell table:formula="of:=MEDIAN([.$B18];[.$V18];[.$AP18])" office:value-type="float"/>
          <table:table-cell table:formula="of:=MEDIAN([.$C18];[.$W18];[.$AQ18])" office:value-type="float"/>
          <table:table-cell table:formula="of:=MEDIAN([.$D18];[.$X18];[.$AR18])" office:value-type="float"/>
          <table:table-cell table:formula="of:=MEDIAN([.$E18];[.$Y18];[.$AS18])" office:value-type="float"/>
          <table:table-cell table:formula="of:=MEDIAN([.$F18];[.$Z18];[.$AT18])" office:value-type="float"/>
          <table:table-cell table:formula="of:=MEDIAN([.$G18];[.$AA18];[.$AU18])" office:value-type="float"/>
          <table:table-cell table:formula="of:=MEDIAN([.$H18];[.$AB18];[.$AV18])" office:value-type="float"/>
          <table:table-cell table:formula="of:=MEDIAN([.$I18];[.$AC18];[.$AW18])" office:value-type="float"/>
          <table:table-cell table:formula="of:=MEDIAN([.$J18];[.$AD18];[.$AX18])" office:value-type="float"/>
          <table:table-cell table:formula="of:=MEDIAN([.$K18];[.$AE18];[.$AY18])" office:value-type="float"/>
          <table:table-cell table:formula="of:=MEDIAN([.$L18];[.$AF18];[.$AZ18])" office:value-type="float"/>
          <table:table-cell table:formula="of:=MEDIAN([.$M18];[.$AG18];[.$BA18])" office:value-type="float"/>
          <table:table-cell table:formula="of:=MEDIAN([.$N18];[.$AH18];[.$BB18])" office:value-type="float"/>
          <table:table-cell table:formula="of:=MEDIAN([.$O18];[.$AI18];[.$BC18])" office:value-type="float"/>
          <table:table-cell table:formula="of:=MEDIAN([.$P18];[.$AJ18];[.$BD18])" office:value-type="float"/>
          <table:table-cell table:formula="of:=MEDIAN([.$Q18];[.$AK18];[.$BE18])" office:value-type="float"/>
          <table:table-cell table:formula="of:=MEDIAN([.$R18];[.$AL18];[.$BF18])" office:value-type="float"/>
          <table:table-cell table:formula="of:=MEDIAN([.$S18];[.$AM18];[.$BG18])" office:value-type="float"/>
          <table:table-cell table:formula="of:=MEDIAN([.$T18];[.$AN18];[.$BH18])" office:value-type="float"/>
          <table:table-cell table:formula="of:=MEDIAN([.$U18];[.$AO18];[.$BI18])" office:value-type="float"/>
          <table:table-cell table:formula="of:=MAX([.$B18];[.$V18];[.$AP18])" office:value-type="float"/>
          <table:table-cell table:formula="of:=MAX([.$C18];[.$W18];[.$AQ18])" office:value-type="float"/>
          <table:table-cell table:formula="of:=MAX([.$D18];[.$X18];[.$AR18])" office:value-type="float"/>
          <table:table-cell table:formula="of:=MAX([.$E18];[.$Y18];[.$AS18])" office:value-type="float"/>
          <table:table-cell table:formula="of:=MAX([.$F18];[.$Z18];[.$AT18])" office:value-type="float"/>
          <table:table-cell table:formula="of:=MAX([.$G18];[.$AA18];[.$AU18])" office:value-type="float"/>
          <table:table-cell table:formula="of:=MAX([.$H18];[.$AB18];[.$AV18])" office:value-type="float"/>
          <table:table-cell table:formula="of:=MAX([.$I18];[.$AC18];[.$AW18])" office:value-type="float"/>
          <table:table-cell table:formula="of:=MAX([.$J18];[.$AD18];[.$AX18])" office:value-type="float"/>
          <table:table-cell table:formula="of:=MAX([.$K18];[.$AE18];[.$AY18])" office:value-type="float"/>
          <table:table-cell table:formula="of:=MAX([.$L18];[.$AF18];[.$AZ18])" office:value-type="float"/>
          <table:table-cell table:formula="of:=MAX([.$M18];[.$AG18];[.$BA18])" office:value-type="float"/>
          <table:table-cell table:formula="of:=MAX([.$N18];[.$AH18];[.$BB18])" office:value-type="float"/>
          <table:table-cell table:formula="of:=MAX([.$O18];[.$AI18];[.$BC18])" office:value-type="float"/>
          <table:table-cell table:formula="of:=MAX([.$P18];[.$AJ18];[.$BD18])" office:value-type="float"/>
          <table:table-cell table:formula="of:=MAX([.$Q18];[.$AK18];[.$BE18])" office:value-type="float"/>
          <table:table-cell table:formula="of:=MAX([.$R18];[.$AL18];[.$BF18])" office:value-type="float"/>
          <table:table-cell table:formula="of:=MAX([.$S18];[.$AM18];[.$BG18])" office:value-type="float"/>
          <table:table-cell table:formula="of:=MAX([.$T18];[.$AN18];[.$BH18])" office:value-type="float"/>
          <table:table-cell table:formula="of:=MAX([.$U18];[.$AO18];[.$BI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9.03372"/>
          <table:table-cell office:value-type="float" office:value="8.558"/>
          <table:table-cell office:value-type="float" office:value="6.53"/>
          <table:table-cell office:value-type="float" office:value="0.0"/>
          <table:table-cell office:value-type="float" office:value="0.0"/>
          <table:table-cell office:value-type="float" office:value="76.0"/>
          <table:table-cell office:value-type="float" office:value="19941.0"/>
          <table:table-cell office:value-type="float" office:value="106402.0"/>
          <table:table-cell office:value-type="float" office:value="225592.0"/>
          <table:table-cell office:value-type="float" office:value="806038.0"/>
          <table:table-cell office:value-type="float" office:value="2392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1938.0"/>
          <table:table-cell office:value-type="float" office:value="480714.0"/>
          <table:table-cell office:value-type="float" office:value="376939.0"/>
          <table:table-cell office:value-type="float" office:value="304522.0"/>
          <table:table-cell office:value-type="float" office:value="327978.0"/>
          <table:table-cell office:value-type="float" office:value="820.0"/>
          <table:table-cell office:value-type="float" office:value="3.12315"/>
          <table:table-cell office:value-type="float" office:value="2.605"/>
          <table:table-cell office:value-type="float" office:value="0.73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776.0"/>
          <table:table-cell office:value-type="float" office:value="12227.0"/>
          <table:table-cell office:value-type="float" office:value="225592.0"/>
          <table:table-cell office:value-type="float" office:value="806038.0"/>
          <table:table-cell office:value-type="float" office:value="2392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1938.0"/>
          <table:table-cell office:value-type="float" office:value="480714.0"/>
          <table:table-cell office:value-type="float" office:value="376939.0"/>
          <table:table-cell office:value-type="float" office:value="304522.0"/>
          <table:table-cell office:value-type="float" office:value="327978.0"/>
          <table:table-cell office:value-type="float" office:value="820.0"/>
          <table:table-cell office:value-type="float" office:value="1.80769"/>
          <table:table-cell office:value-type="float" office:value="1.461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82.0"/>
          <table:table-cell office:value-type="float" office:value="1913.0"/>
          <table:table-cell office:value-type="float" office:value="163825.0"/>
          <table:table-cell office:value-type="float" office:value="608474.0"/>
          <table:table-cell office:value-type="float" office:value="1849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087.0"/>
          <table:table-cell office:value-type="float" office:value="317021.0"/>
          <table:table-cell office:value-type="float" office:value="274969.0"/>
          <table:table-cell office:value-type="float" office:value="200501.0"/>
          <table:table-cell office:value-type="float" office:value="199139.0"/>
          <table:table-cell office:value-type="float" office:value="440.0"/>
          <table:table-cell table:formula="of:=MIN([.$B19];[.$V19];[.$AP19])" office:value-type="float"/>
          <table:table-cell table:formula="of:=MIN([.$C19];[.$W19];[.$AQ19])" office:value-type="float"/>
          <table:table-cell table:formula="of:=MIN([.$D19];[.$X19];[.$AR19])" office:value-type="float"/>
          <table:table-cell table:formula="of:=MIN([.$E19];[.$Y19];[.$AS19])" office:value-type="float"/>
          <table:table-cell table:formula="of:=MIN([.$F19];[.$Z19];[.$AT19])" office:value-type="float"/>
          <table:table-cell table:formula="of:=MIN([.$G19];[.$AA19];[.$AU19])" office:value-type="float"/>
          <table:table-cell table:formula="of:=MIN([.$H19];[.$AB19];[.$AV19])" office:value-type="float"/>
          <table:table-cell table:formula="of:=MIN([.$I19];[.$AC19];[.$AW19])" office:value-type="float"/>
          <table:table-cell table:formula="of:=MIN([.$J19];[.$AD19];[.$AX19])" office:value-type="float"/>
          <table:table-cell table:formula="of:=MIN([.$K19];[.$AE19];[.$AY19])" office:value-type="float"/>
          <table:table-cell table:formula="of:=MIN([.$L19];[.$AF19];[.$AZ19])" office:value-type="float"/>
          <table:table-cell table:formula="of:=MIN([.$M19];[.$AG19];[.$BA19])" office:value-type="float"/>
          <table:table-cell table:formula="of:=MIN([.$N19];[.$AH19];[.$BB19])" office:value-type="float"/>
          <table:table-cell table:formula="of:=MIN([.$O19];[.$AI19];[.$BC19])" office:value-type="float"/>
          <table:table-cell table:formula="of:=MIN([.$P19];[.$AJ19];[.$BD19])" office:value-type="float"/>
          <table:table-cell table:formula="of:=MIN([.$Q19];[.$AK19];[.$BE19])" office:value-type="float"/>
          <table:table-cell table:formula="of:=MIN([.$R19];[.$AL19];[.$BF19])" office:value-type="float"/>
          <table:table-cell table:formula="of:=MIN([.$S19];[.$AM19];[.$BG19])" office:value-type="float"/>
          <table:table-cell table:formula="of:=MIN([.$T19];[.$AN19];[.$BH19])" office:value-type="float"/>
          <table:table-cell table:formula="of:=MIN([.$U19];[.$AO19];[.$BI19])" office:value-type="float"/>
          <table:table-cell table:formula="of:=MEDIAN([.$B19];[.$V19];[.$AP19])" office:value-type="float"/>
          <table:table-cell table:formula="of:=MEDIAN([.$C19];[.$W19];[.$AQ19])" office:value-type="float"/>
          <table:table-cell table:formula="of:=MEDIAN([.$D19];[.$X19];[.$AR19])" office:value-type="float"/>
          <table:table-cell table:formula="of:=MEDIAN([.$E19];[.$Y19];[.$AS19])" office:value-type="float"/>
          <table:table-cell table:formula="of:=MEDIAN([.$F19];[.$Z19];[.$AT19])" office:value-type="float"/>
          <table:table-cell table:formula="of:=MEDIAN([.$G19];[.$AA19];[.$AU19])" office:value-type="float"/>
          <table:table-cell table:formula="of:=MEDIAN([.$H19];[.$AB19];[.$AV19])" office:value-type="float"/>
          <table:table-cell table:formula="of:=MEDIAN([.$I19];[.$AC19];[.$AW19])" office:value-type="float"/>
          <table:table-cell table:formula="of:=MEDIAN([.$J19];[.$AD19];[.$AX19])" office:value-type="float"/>
          <table:table-cell table:formula="of:=MEDIAN([.$K19];[.$AE19];[.$AY19])" office:value-type="float"/>
          <table:table-cell table:formula="of:=MEDIAN([.$L19];[.$AF19];[.$AZ19])" office:value-type="float"/>
          <table:table-cell table:formula="of:=MEDIAN([.$M19];[.$AG19];[.$BA19])" office:value-type="float"/>
          <table:table-cell table:formula="of:=MEDIAN([.$N19];[.$AH19];[.$BB19])" office:value-type="float"/>
          <table:table-cell table:formula="of:=MEDIAN([.$O19];[.$AI19];[.$BC19])" office:value-type="float"/>
          <table:table-cell table:formula="of:=MEDIAN([.$P19];[.$AJ19];[.$BD19])" office:value-type="float"/>
          <table:table-cell table:formula="of:=MEDIAN([.$Q19];[.$AK19];[.$BE19])" office:value-type="float"/>
          <table:table-cell table:formula="of:=MEDIAN([.$R19];[.$AL19];[.$BF19])" office:value-type="float"/>
          <table:table-cell table:formula="of:=MEDIAN([.$S19];[.$AM19];[.$BG19])" office:value-type="float"/>
          <table:table-cell table:formula="of:=MEDIAN([.$T19];[.$AN19];[.$BH19])" office:value-type="float"/>
          <table:table-cell table:formula="of:=MEDIAN([.$U19];[.$AO19];[.$BI19])" office:value-type="float"/>
          <table:table-cell table:formula="of:=MAX([.$B19];[.$V19];[.$AP19])" office:value-type="float"/>
          <table:table-cell table:formula="of:=MAX([.$C19];[.$W19];[.$AQ19])" office:value-type="float"/>
          <table:table-cell table:formula="of:=MAX([.$D19];[.$X19];[.$AR19])" office:value-type="float"/>
          <table:table-cell table:formula="of:=MAX([.$E19];[.$Y19];[.$AS19])" office:value-type="float"/>
          <table:table-cell table:formula="of:=MAX([.$F19];[.$Z19];[.$AT19])" office:value-type="float"/>
          <table:table-cell table:formula="of:=MAX([.$G19];[.$AA19];[.$AU19])" office:value-type="float"/>
          <table:table-cell table:formula="of:=MAX([.$H19];[.$AB19];[.$AV19])" office:value-type="float"/>
          <table:table-cell table:formula="of:=MAX([.$I19];[.$AC19];[.$AW19])" office:value-type="float"/>
          <table:table-cell table:formula="of:=MAX([.$J19];[.$AD19];[.$AX19])" office:value-type="float"/>
          <table:table-cell table:formula="of:=MAX([.$K19];[.$AE19];[.$AY19])" office:value-type="float"/>
          <table:table-cell table:formula="of:=MAX([.$L19];[.$AF19];[.$AZ19])" office:value-type="float"/>
          <table:table-cell table:formula="of:=MAX([.$M19];[.$AG19];[.$BA19])" office:value-type="float"/>
          <table:table-cell table:formula="of:=MAX([.$N19];[.$AH19];[.$BB19])" office:value-type="float"/>
          <table:table-cell table:formula="of:=MAX([.$O19];[.$AI19];[.$BC19])" office:value-type="float"/>
          <table:table-cell table:formula="of:=MAX([.$P19];[.$AJ19];[.$BD19])" office:value-type="float"/>
          <table:table-cell table:formula="of:=MAX([.$Q19];[.$AK19];[.$BE19])" office:value-type="float"/>
          <table:table-cell table:formula="of:=MAX([.$R19];[.$AL19];[.$BF19])" office:value-type="float"/>
          <table:table-cell table:formula="of:=MAX([.$S19];[.$AM19];[.$BG19])" office:value-type="float"/>
          <table:table-cell table:formula="of:=MAX([.$T19];[.$AN19];[.$BH19])" office:value-type="float"/>
          <table:table-cell table:formula="of:=MAX([.$U19];[.$AO19];[.$BI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0.3825"/>
          <table:table-cell office:value-type="float" office:value="9.851"/>
          <table:table-cell office:value-type="float" office:value="6.33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10857.0"/>
          <table:table-cell office:value-type="float" office:value="62447.0"/>
          <table:table-cell office:value-type="float" office:value="225592.0"/>
          <table:table-cell office:value-type="float" office:value="806038.0"/>
          <table:table-cell office:value-type="float" office:value="2375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1938.0"/>
          <table:table-cell office:value-type="float" office:value="480714.0"/>
          <table:table-cell office:value-type="float" office:value="376939.0"/>
          <table:table-cell office:value-type="float" office:value="304522.0"/>
          <table:table-cell office:value-type="float" office:value="327978.0"/>
          <table:table-cell office:value-type="float" office:value="820.0"/>
          <table:table-cell office:value-type="float" office:value="14.1145"/>
          <table:table-cell office:value-type="float" office:value="13.697"/>
          <table:table-cell office:value-type="float" office:value="11.64"/>
          <table:table-cell office:value-type="float" office:value="1.0"/>
          <table:table-cell office:value-type="float" office:value="0.0"/>
          <table:table-cell office:value-type="float" office:value="136.0"/>
          <table:table-cell office:value-type="float" office:value="39288.0"/>
          <table:table-cell office:value-type="float" office:value="263367.0"/>
          <table:table-cell office:value-type="float" office:value="225592.0"/>
          <table:table-cell office:value-type="float" office:value="806038.0"/>
          <table:table-cell office:value-type="float" office:value="2367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1938.0"/>
          <table:table-cell office:value-type="float" office:value="480714.0"/>
          <table:table-cell office:value-type="float" office:value="376939.0"/>
          <table:table-cell office:value-type="float" office:value="304522.0"/>
          <table:table-cell office:value-type="float" office:value="327978.0"/>
          <table:table-cell office:value-type="float" office:value="820.0"/>
          <table:table-cell office:value-type="float" office:value="2.10231"/>
          <table:table-cell office:value-type="float" office:value="1.82"/>
          <table:table-cell office:value-type="float" office:value="0.66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1159.0"/>
          <table:table-cell office:value-type="float" office:value="19604.0"/>
          <table:table-cell office:value-type="float" office:value="163825.0"/>
          <table:table-cell office:value-type="float" office:value="608474.0"/>
          <table:table-cell office:value-type="float" office:value="1849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087.0"/>
          <table:table-cell office:value-type="float" office:value="317021.0"/>
          <table:table-cell office:value-type="float" office:value="274969.0"/>
          <table:table-cell office:value-type="float" office:value="200501.0"/>
          <table:table-cell office:value-type="float" office:value="199139.0"/>
          <table:table-cell office:value-type="float" office:value="440.0"/>
          <table:table-cell table:formula="of:=MIN([.$B20];[.$V20];[.$AP20])" office:value-type="float"/>
          <table:table-cell table:formula="of:=MIN([.$C20];[.$W20];[.$AQ20])" office:value-type="float"/>
          <table:table-cell table:formula="of:=MIN([.$D20];[.$X20];[.$AR20])" office:value-type="float"/>
          <table:table-cell table:formula="of:=MIN([.$E20];[.$Y20];[.$AS20])" office:value-type="float"/>
          <table:table-cell table:formula="of:=MIN([.$F20];[.$Z20];[.$AT20])" office:value-type="float"/>
          <table:table-cell table:formula="of:=MIN([.$G20];[.$AA20];[.$AU20])" office:value-type="float"/>
          <table:table-cell table:formula="of:=MIN([.$H20];[.$AB20];[.$AV20])" office:value-type="float"/>
          <table:table-cell table:formula="of:=MIN([.$I20];[.$AC20];[.$AW20])" office:value-type="float"/>
          <table:table-cell table:formula="of:=MIN([.$J20];[.$AD20];[.$AX20])" office:value-type="float"/>
          <table:table-cell table:formula="of:=MIN([.$K20];[.$AE20];[.$AY20])" office:value-type="float"/>
          <table:table-cell table:formula="of:=MIN([.$L20];[.$AF20];[.$AZ20])" office:value-type="float"/>
          <table:table-cell table:formula="of:=MIN([.$M20];[.$AG20];[.$BA20])" office:value-type="float"/>
          <table:table-cell table:formula="of:=MIN([.$N20];[.$AH20];[.$BB20])" office:value-type="float"/>
          <table:table-cell table:formula="of:=MIN([.$O20];[.$AI20];[.$BC20])" office:value-type="float"/>
          <table:table-cell table:formula="of:=MIN([.$P20];[.$AJ20];[.$BD20])" office:value-type="float"/>
          <table:table-cell table:formula="of:=MIN([.$Q20];[.$AK20];[.$BE20])" office:value-type="float"/>
          <table:table-cell table:formula="of:=MIN([.$R20];[.$AL20];[.$BF20])" office:value-type="float"/>
          <table:table-cell table:formula="of:=MIN([.$S20];[.$AM20];[.$BG20])" office:value-type="float"/>
          <table:table-cell table:formula="of:=MIN([.$T20];[.$AN20];[.$BH20])" office:value-type="float"/>
          <table:table-cell table:formula="of:=MIN([.$U20];[.$AO20];[.$BI20])" office:value-type="float"/>
          <table:table-cell table:formula="of:=MEDIAN([.$B20];[.$V20];[.$AP20])" office:value-type="float"/>
          <table:table-cell table:formula="of:=MEDIAN([.$C20];[.$W20];[.$AQ20])" office:value-type="float"/>
          <table:table-cell table:formula="of:=MEDIAN([.$D20];[.$X20];[.$AR20])" office:value-type="float"/>
          <table:table-cell table:formula="of:=MEDIAN([.$E20];[.$Y20];[.$AS20])" office:value-type="float"/>
          <table:table-cell table:formula="of:=MEDIAN([.$F20];[.$Z20];[.$AT20])" office:value-type="float"/>
          <table:table-cell table:formula="of:=MEDIAN([.$G20];[.$AA20];[.$AU20])" office:value-type="float"/>
          <table:table-cell table:formula="of:=MEDIAN([.$H20];[.$AB20];[.$AV20])" office:value-type="float"/>
          <table:table-cell table:formula="of:=MEDIAN([.$I20];[.$AC20];[.$AW20])" office:value-type="float"/>
          <table:table-cell table:formula="of:=MEDIAN([.$J20];[.$AD20];[.$AX20])" office:value-type="float"/>
          <table:table-cell table:formula="of:=MEDIAN([.$K20];[.$AE20];[.$AY20])" office:value-type="float"/>
          <table:table-cell table:formula="of:=MEDIAN([.$L20];[.$AF20];[.$AZ20])" office:value-type="float"/>
          <table:table-cell table:formula="of:=MEDIAN([.$M20];[.$AG20];[.$BA20])" office:value-type="float"/>
          <table:table-cell table:formula="of:=MEDIAN([.$N20];[.$AH20];[.$BB20])" office:value-type="float"/>
          <table:table-cell table:formula="of:=MEDIAN([.$O20];[.$AI20];[.$BC20])" office:value-type="float"/>
          <table:table-cell table:formula="of:=MEDIAN([.$P20];[.$AJ20];[.$BD20])" office:value-type="float"/>
          <table:table-cell table:formula="of:=MEDIAN([.$Q20];[.$AK20];[.$BE20])" office:value-type="float"/>
          <table:table-cell table:formula="of:=MEDIAN([.$R20];[.$AL20];[.$BF20])" office:value-type="float"/>
          <table:table-cell table:formula="of:=MEDIAN([.$S20];[.$AM20];[.$BG20])" office:value-type="float"/>
          <table:table-cell table:formula="of:=MEDIAN([.$T20];[.$AN20];[.$BH20])" office:value-type="float"/>
          <table:table-cell table:formula="of:=MEDIAN([.$U20];[.$AO20];[.$BI20])" office:value-type="float"/>
          <table:table-cell table:formula="of:=MAX([.$B20];[.$V20];[.$AP20])" office:value-type="float"/>
          <table:table-cell table:formula="of:=MAX([.$C20];[.$W20];[.$AQ20])" office:value-type="float"/>
          <table:table-cell table:formula="of:=MAX([.$D20];[.$X20];[.$AR20])" office:value-type="float"/>
          <table:table-cell table:formula="of:=MAX([.$E20];[.$Y20];[.$AS20])" office:value-type="float"/>
          <table:table-cell table:formula="of:=MAX([.$F20];[.$Z20];[.$AT20])" office:value-type="float"/>
          <table:table-cell table:formula="of:=MAX([.$G20];[.$AA20];[.$AU20])" office:value-type="float"/>
          <table:table-cell table:formula="of:=MAX([.$H20];[.$AB20];[.$AV20])" office:value-type="float"/>
          <table:table-cell table:formula="of:=MAX([.$I20];[.$AC20];[.$AW20])" office:value-type="float"/>
          <table:table-cell table:formula="of:=MAX([.$J20];[.$AD20];[.$AX20])" office:value-type="float"/>
          <table:table-cell table:formula="of:=MAX([.$K20];[.$AE20];[.$AY20])" office:value-type="float"/>
          <table:table-cell table:formula="of:=MAX([.$L20];[.$AF20];[.$AZ20])" office:value-type="float"/>
          <table:table-cell table:formula="of:=MAX([.$M20];[.$AG20];[.$BA20])" office:value-type="float"/>
          <table:table-cell table:formula="of:=MAX([.$N20];[.$AH20];[.$BB20])" office:value-type="float"/>
          <table:table-cell table:formula="of:=MAX([.$O20];[.$AI20];[.$BC20])" office:value-type="float"/>
          <table:table-cell table:formula="of:=MAX([.$P20];[.$AJ20];[.$BD20])" office:value-type="float"/>
          <table:table-cell table:formula="of:=MAX([.$Q20];[.$AK20];[.$BE20])" office:value-type="float"/>
          <table:table-cell table:formula="of:=MAX([.$R20];[.$AL20];[.$BF20])" office:value-type="float"/>
          <table:table-cell table:formula="of:=MAX([.$S20];[.$AM20];[.$BG20])" office:value-type="float"/>
          <table:table-cell table:formula="of:=MAX([.$T20];[.$AN20];[.$BH20])" office:value-type="float"/>
          <table:table-cell table:formula="of:=MAX([.$U20];[.$AO20];[.$BI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37.7995"/>
          <table:table-cell office:value-type="float" office:value="37.382"/>
          <table:table-cell office:value-type="float" office:value="35.28"/>
          <table:table-cell office:value-type="float" office:value="0.0"/>
          <table:table-cell office:value-type="float" office:value="0.0"/>
          <table:table-cell office:value-type="float" office:value="378.0"/>
          <table:table-cell office:value-type="float" office:value="121046.0"/>
          <table:table-cell office:value-type="float" office:value="571948.0"/>
          <table:table-cell office:value-type="float" office:value="225592.0"/>
          <table:table-cell office:value-type="float" office:value="806038.0"/>
          <table:table-cell office:value-type="float" office:value="2385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1938.0"/>
          <table:table-cell office:value-type="float" office:value="480714.0"/>
          <table:table-cell office:value-type="float" office:value="376939.0"/>
          <table:table-cell office:value-type="float" office:value="304522.0"/>
          <table:table-cell office:value-type="float" office:value="327978.0"/>
          <table:table-cell office:value-type="float" office:value="820.0"/>
          <table:table-cell office:value-type="float" office:value="6.6945"/>
          <table:table-cell office:value-type="float" office:value="6.289"/>
          <table:table-cell office:value-type="float" office:value="4.35"/>
          <table:table-cell office:value-type="float" office:value="1.0"/>
          <table:table-cell office:value-type="float" office:value="0.0"/>
          <table:table-cell office:value-type="float" office:value="59.0"/>
          <table:table-cell office:value-type="float" office:value="12812.0"/>
          <table:table-cell office:value-type="float" office:value="137084.0"/>
          <table:table-cell office:value-type="float" office:value="225592.0"/>
          <table:table-cell office:value-type="float" office:value="806038.0"/>
          <table:table-cell office:value-type="float" office:value="2392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1938.0"/>
          <table:table-cell office:value-type="float" office:value="480714.0"/>
          <table:table-cell office:value-type="float" office:value="376939.0"/>
          <table:table-cell office:value-type="float" office:value="304522.0"/>
          <table:table-cell office:value-type="float" office:value="327978.0"/>
          <table:table-cell office:value-type="float" office:value="820.0"/>
          <table:table-cell office:value-type="float" office:value="1.85061"/>
          <table:table-cell office:value-type="float" office:value="1.476"/>
          <table:table-cell office:value-type="float" office:value="0.2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91.0"/>
          <table:table-cell office:value-type="float" office:value="3700.0"/>
          <table:table-cell office:value-type="float" office:value="163825.0"/>
          <table:table-cell office:value-type="float" office:value="608474.0"/>
          <table:table-cell office:value-type="float" office:value="1849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087.0"/>
          <table:table-cell office:value-type="float" office:value="317021.0"/>
          <table:table-cell office:value-type="float" office:value="274969.0"/>
          <table:table-cell office:value-type="float" office:value="200501.0"/>
          <table:table-cell office:value-type="float" office:value="199139.0"/>
          <table:table-cell office:value-type="float" office:value="440.0"/>
          <table:table-cell table:formula="of:=MIN([.$B21];[.$V21];[.$AP21])" office:value-type="float"/>
          <table:table-cell table:formula="of:=MIN([.$C21];[.$W21];[.$AQ21])" office:value-type="float"/>
          <table:table-cell table:formula="of:=MIN([.$D21];[.$X21];[.$AR21])" office:value-type="float"/>
          <table:table-cell table:formula="of:=MIN([.$E21];[.$Y21];[.$AS21])" office:value-type="float"/>
          <table:table-cell table:formula="of:=MIN([.$F21];[.$Z21];[.$AT21])" office:value-type="float"/>
          <table:table-cell table:formula="of:=MIN([.$G21];[.$AA21];[.$AU21])" office:value-type="float"/>
          <table:table-cell table:formula="of:=MIN([.$H21];[.$AB21];[.$AV21])" office:value-type="float"/>
          <table:table-cell table:formula="of:=MIN([.$I21];[.$AC21];[.$AW21])" office:value-type="float"/>
          <table:table-cell table:formula="of:=MIN([.$J21];[.$AD21];[.$AX21])" office:value-type="float"/>
          <table:table-cell table:formula="of:=MIN([.$K21];[.$AE21];[.$AY21])" office:value-type="float"/>
          <table:table-cell table:formula="of:=MIN([.$L21];[.$AF21];[.$AZ21])" office:value-type="float"/>
          <table:table-cell table:formula="of:=MIN([.$M21];[.$AG21];[.$BA21])" office:value-type="float"/>
          <table:table-cell table:formula="of:=MIN([.$N21];[.$AH21];[.$BB21])" office:value-type="float"/>
          <table:table-cell table:formula="of:=MIN([.$O21];[.$AI21];[.$BC21])" office:value-type="float"/>
          <table:table-cell table:formula="of:=MIN([.$P21];[.$AJ21];[.$BD21])" office:value-type="float"/>
          <table:table-cell table:formula="of:=MIN([.$Q21];[.$AK21];[.$BE21])" office:value-type="float"/>
          <table:table-cell table:formula="of:=MIN([.$R21];[.$AL21];[.$BF21])" office:value-type="float"/>
          <table:table-cell table:formula="of:=MIN([.$S21];[.$AM21];[.$BG21])" office:value-type="float"/>
          <table:table-cell table:formula="of:=MIN([.$T21];[.$AN21];[.$BH21])" office:value-type="float"/>
          <table:table-cell table:formula="of:=MIN([.$U21];[.$AO21];[.$BI21])" office:value-type="float"/>
          <table:table-cell table:formula="of:=MEDIAN([.$B21];[.$V21];[.$AP21])" office:value-type="float"/>
          <table:table-cell table:formula="of:=MEDIAN([.$C21];[.$W21];[.$AQ21])" office:value-type="float"/>
          <table:table-cell table:formula="of:=MEDIAN([.$D21];[.$X21];[.$AR21])" office:value-type="float"/>
          <table:table-cell table:formula="of:=MEDIAN([.$E21];[.$Y21];[.$AS21])" office:value-type="float"/>
          <table:table-cell table:formula="of:=MEDIAN([.$F21];[.$Z21];[.$AT21])" office:value-type="float"/>
          <table:table-cell table:formula="of:=MEDIAN([.$G21];[.$AA21];[.$AU21])" office:value-type="float"/>
          <table:table-cell table:formula="of:=MEDIAN([.$H21];[.$AB21];[.$AV21])" office:value-type="float"/>
          <table:table-cell table:formula="of:=MEDIAN([.$I21];[.$AC21];[.$AW21])" office:value-type="float"/>
          <table:table-cell table:formula="of:=MEDIAN([.$J21];[.$AD21];[.$AX21])" office:value-type="float"/>
          <table:table-cell table:formula="of:=MEDIAN([.$K21];[.$AE21];[.$AY21])" office:value-type="float"/>
          <table:table-cell table:formula="of:=MEDIAN([.$L21];[.$AF21];[.$AZ21])" office:value-type="float"/>
          <table:table-cell table:formula="of:=MEDIAN([.$M21];[.$AG21];[.$BA21])" office:value-type="float"/>
          <table:table-cell table:formula="of:=MEDIAN([.$N21];[.$AH21];[.$BB21])" office:value-type="float"/>
          <table:table-cell table:formula="of:=MEDIAN([.$O21];[.$AI21];[.$BC21])" office:value-type="float"/>
          <table:table-cell table:formula="of:=MEDIAN([.$P21];[.$AJ21];[.$BD21])" office:value-type="float"/>
          <table:table-cell table:formula="of:=MEDIAN([.$Q21];[.$AK21];[.$BE21])" office:value-type="float"/>
          <table:table-cell table:formula="of:=MEDIAN([.$R21];[.$AL21];[.$BF21])" office:value-type="float"/>
          <table:table-cell table:formula="of:=MEDIAN([.$S21];[.$AM21];[.$BG21])" office:value-type="float"/>
          <table:table-cell table:formula="of:=MEDIAN([.$T21];[.$AN21];[.$BH21])" office:value-type="float"/>
          <table:table-cell table:formula="of:=MEDIAN([.$U21];[.$AO21];[.$BI21])" office:value-type="float"/>
          <table:table-cell table:formula="of:=MAX([.$B21];[.$V21];[.$AP21])" office:value-type="float"/>
          <table:table-cell table:formula="of:=MAX([.$C21];[.$W21];[.$AQ21])" office:value-type="float"/>
          <table:table-cell table:formula="of:=MAX([.$D21];[.$X21];[.$AR21])" office:value-type="float"/>
          <table:table-cell table:formula="of:=MAX([.$E21];[.$Y21];[.$AS21])" office:value-type="float"/>
          <table:table-cell table:formula="of:=MAX([.$F21];[.$Z21];[.$AT21])" office:value-type="float"/>
          <table:table-cell table:formula="of:=MAX([.$G21];[.$AA21];[.$AU21])" office:value-type="float"/>
          <table:table-cell table:formula="of:=MAX([.$H21];[.$AB21];[.$AV21])" office:value-type="float"/>
          <table:table-cell table:formula="of:=MAX([.$I21];[.$AC21];[.$AW21])" office:value-type="float"/>
          <table:table-cell table:formula="of:=MAX([.$J21];[.$AD21];[.$AX21])" office:value-type="float"/>
          <table:table-cell table:formula="of:=MAX([.$K21];[.$AE21];[.$AY21])" office:value-type="float"/>
          <table:table-cell table:formula="of:=MAX([.$L21];[.$AF21];[.$AZ21])" office:value-type="float"/>
          <table:table-cell table:formula="of:=MAX([.$M21];[.$AG21];[.$BA21])" office:value-type="float"/>
          <table:table-cell table:formula="of:=MAX([.$N21];[.$AH21];[.$BB21])" office:value-type="float"/>
          <table:table-cell table:formula="of:=MAX([.$O21];[.$AI21];[.$BC21])" office:value-type="float"/>
          <table:table-cell table:formula="of:=MAX([.$P21];[.$AJ21];[.$BD21])" office:value-type="float"/>
          <table:table-cell table:formula="of:=MAX([.$Q21];[.$AK21];[.$BE21])" office:value-type="float"/>
          <table:table-cell table:formula="of:=MAX([.$R21];[.$AL21];[.$BF21])" office:value-type="float"/>
          <table:table-cell table:formula="of:=MAX([.$S21];[.$AM21];[.$BG21])" office:value-type="float"/>
          <table:table-cell table:formula="of:=MAX([.$T21];[.$AN21];[.$BH21])" office:value-type="float"/>
          <table:table-cell table:formula="of:=MAX([.$U21];[.$AO21];[.$BI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4.0192"/>
          <table:table-cell office:value-type="float" office:value="13.599"/>
          <table:table-cell office:value-type="float" office:value="11.45"/>
          <table:table-cell office:value-type="float" office:value="0.0"/>
          <table:table-cell office:value-type="float" office:value="0.0"/>
          <table:table-cell office:value-type="float" office:value="124.0"/>
          <table:table-cell office:value-type="float" office:value="33816.0"/>
          <table:table-cell office:value-type="float" office:value="187378.0"/>
          <table:table-cell office:value-type="float" office:value="225592.0"/>
          <table:table-cell office:value-type="float" office:value="806040.0"/>
          <table:table-cell office:value-type="float" office:value="2368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1938.0"/>
          <table:table-cell office:value-type="float" office:value="480714.0"/>
          <table:table-cell office:value-type="float" office:value="376939.0"/>
          <table:table-cell office:value-type="float" office:value="304522.0"/>
          <table:table-cell office:value-type="float" office:value="327978.0"/>
          <table:table-cell office:value-type="float" office:value="820.0"/>
          <table:table-cell office:value-type="float" office:value="12.8461"/>
          <table:table-cell office:value-type="float" office:value="12.449"/>
          <table:table-cell office:value-type="float" office:value="10.38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2754.0"/>
          <table:table-cell office:value-type="float" office:value="204836.0"/>
          <table:table-cell office:value-type="float" office:value="225592.0"/>
          <table:table-cell office:value-type="float" office:value="806040.0"/>
          <table:table-cell office:value-type="float" office:value="2367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1938.0"/>
          <table:table-cell office:value-type="float" office:value="480714.0"/>
          <table:table-cell office:value-type="float" office:value="376939.0"/>
          <table:table-cell office:value-type="float" office:value="304522.0"/>
          <table:table-cell office:value-type="float" office:value="327978.0"/>
          <table:table-cell office:value-type="float" office:value="820.0"/>
          <table:table-cell office:value-type="float" office:value="2.05306"/>
          <table:table-cell office:value-type="float" office:value="1.788"/>
          <table:table-cell office:value-type="float" office:value="0.54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003.0"/>
          <table:table-cell office:value-type="float" office:value="12420.0"/>
          <table:table-cell office:value-type="float" office:value="163825.0"/>
          <table:table-cell office:value-type="float" office:value="608476.0"/>
          <table:table-cell office:value-type="float" office:value="1849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3087.0"/>
          <table:table-cell office:value-type="float" office:value="317021.0"/>
          <table:table-cell office:value-type="float" office:value="274969.0"/>
          <table:table-cell office:value-type="float" office:value="200501.0"/>
          <table:table-cell office:value-type="float" office:value="199139.0"/>
          <table:table-cell office:value-type="float" office:value="440.0"/>
          <table:table-cell table:formula="of:=MIN([.$B22];[.$V22];[.$AP22])" office:value-type="float"/>
          <table:table-cell table:formula="of:=MIN([.$C22];[.$W22];[.$AQ22])" office:value-type="float"/>
          <table:table-cell table:formula="of:=MIN([.$D22];[.$X22];[.$AR22])" office:value-type="float"/>
          <table:table-cell table:formula="of:=MIN([.$E22];[.$Y22];[.$AS22])" office:value-type="float"/>
          <table:table-cell table:formula="of:=MIN([.$F22];[.$Z22];[.$AT22])" office:value-type="float"/>
          <table:table-cell table:formula="of:=MIN([.$G22];[.$AA22];[.$AU22])" office:value-type="float"/>
          <table:table-cell table:formula="of:=MIN([.$H22];[.$AB22];[.$AV22])" office:value-type="float"/>
          <table:table-cell table:formula="of:=MIN([.$I22];[.$AC22];[.$AW22])" office:value-type="float"/>
          <table:table-cell table:formula="of:=MIN([.$J22];[.$AD22];[.$AX22])" office:value-type="float"/>
          <table:table-cell table:formula="of:=MIN([.$K22];[.$AE22];[.$AY22])" office:value-type="float"/>
          <table:table-cell table:formula="of:=MIN([.$L22];[.$AF22];[.$AZ22])" office:value-type="float"/>
          <table:table-cell table:formula="of:=MIN([.$M22];[.$AG22];[.$BA22])" office:value-type="float"/>
          <table:table-cell table:formula="of:=MIN([.$N22];[.$AH22];[.$BB22])" office:value-type="float"/>
          <table:table-cell table:formula="of:=MIN([.$O22];[.$AI22];[.$BC22])" office:value-type="float"/>
          <table:table-cell table:formula="of:=MIN([.$P22];[.$AJ22];[.$BD22])" office:value-type="float"/>
          <table:table-cell table:formula="of:=MIN([.$Q22];[.$AK22];[.$BE22])" office:value-type="float"/>
          <table:table-cell table:formula="of:=MIN([.$R22];[.$AL22];[.$BF22])" office:value-type="float"/>
          <table:table-cell table:formula="of:=MIN([.$S22];[.$AM22];[.$BG22])" office:value-type="float"/>
          <table:table-cell table:formula="of:=MIN([.$T22];[.$AN22];[.$BH22])" office:value-type="float"/>
          <table:table-cell table:formula="of:=MIN([.$U22];[.$AO22];[.$BI22])" office:value-type="float"/>
          <table:table-cell table:formula="of:=MEDIAN([.$B22];[.$V22];[.$AP22])" office:value-type="float"/>
          <table:table-cell table:formula="of:=MEDIAN([.$C22];[.$W22];[.$AQ22])" office:value-type="float"/>
          <table:table-cell table:formula="of:=MEDIAN([.$D22];[.$X22];[.$AR22])" office:value-type="float"/>
          <table:table-cell table:formula="of:=MEDIAN([.$E22];[.$Y22];[.$AS22])" office:value-type="float"/>
          <table:table-cell table:formula="of:=MEDIAN([.$F22];[.$Z22];[.$AT22])" office:value-type="float"/>
          <table:table-cell table:formula="of:=MEDIAN([.$G22];[.$AA22];[.$AU22])" office:value-type="float"/>
          <table:table-cell table:formula="of:=MEDIAN([.$H22];[.$AB22];[.$AV22])" office:value-type="float"/>
          <table:table-cell table:formula="of:=MEDIAN([.$I22];[.$AC22];[.$AW22])" office:value-type="float"/>
          <table:table-cell table:formula="of:=MEDIAN([.$J22];[.$AD22];[.$AX22])" office:value-type="float"/>
          <table:table-cell table:formula="of:=MEDIAN([.$K22];[.$AE22];[.$AY22])" office:value-type="float"/>
          <table:table-cell table:formula="of:=MEDIAN([.$L22];[.$AF22];[.$AZ22])" office:value-type="float"/>
          <table:table-cell table:formula="of:=MEDIAN([.$M22];[.$AG22];[.$BA22])" office:value-type="float"/>
          <table:table-cell table:formula="of:=MEDIAN([.$N22];[.$AH22];[.$BB22])" office:value-type="float"/>
          <table:table-cell table:formula="of:=MEDIAN([.$O22];[.$AI22];[.$BC22])" office:value-type="float"/>
          <table:table-cell table:formula="of:=MEDIAN([.$P22];[.$AJ22];[.$BD22])" office:value-type="float"/>
          <table:table-cell table:formula="of:=MEDIAN([.$Q22];[.$AK22];[.$BE22])" office:value-type="float"/>
          <table:table-cell table:formula="of:=MEDIAN([.$R22];[.$AL22];[.$BF22])" office:value-type="float"/>
          <table:table-cell table:formula="of:=MEDIAN([.$S22];[.$AM22];[.$BG22])" office:value-type="float"/>
          <table:table-cell table:formula="of:=MEDIAN([.$T22];[.$AN22];[.$BH22])" office:value-type="float"/>
          <table:table-cell table:formula="of:=MEDIAN([.$U22];[.$AO22];[.$BI22])" office:value-type="float"/>
          <table:table-cell table:formula="of:=MAX([.$B22];[.$V22];[.$AP22])" office:value-type="float"/>
          <table:table-cell table:formula="of:=MAX([.$C22];[.$W22];[.$AQ22])" office:value-type="float"/>
          <table:table-cell table:formula="of:=MAX([.$D22];[.$X22];[.$AR22])" office:value-type="float"/>
          <table:table-cell table:formula="of:=MAX([.$E22];[.$Y22];[.$AS22])" office:value-type="float"/>
          <table:table-cell table:formula="of:=MAX([.$F22];[.$Z22];[.$AT22])" office:value-type="float"/>
          <table:table-cell table:formula="of:=MAX([.$G22];[.$AA22];[.$AU22])" office:value-type="float"/>
          <table:table-cell table:formula="of:=MAX([.$H22];[.$AB22];[.$AV22])" office:value-type="float"/>
          <table:table-cell table:formula="of:=MAX([.$I22];[.$AC22];[.$AW22])" office:value-type="float"/>
          <table:table-cell table:formula="of:=MAX([.$J22];[.$AD22];[.$AX22])" office:value-type="float"/>
          <table:table-cell table:formula="of:=MAX([.$K22];[.$AE22];[.$AY22])" office:value-type="float"/>
          <table:table-cell table:formula="of:=MAX([.$L22];[.$AF22];[.$AZ22])" office:value-type="float"/>
          <table:table-cell table:formula="of:=MAX([.$M22];[.$AG22];[.$BA22])" office:value-type="float"/>
          <table:table-cell table:formula="of:=MAX([.$N22];[.$AH22];[.$BB22])" office:value-type="float"/>
          <table:table-cell table:formula="of:=MAX([.$O22];[.$AI22];[.$BC22])" office:value-type="float"/>
          <table:table-cell table:formula="of:=MAX([.$P22];[.$AJ22];[.$BD22])" office:value-type="float"/>
          <table:table-cell table:formula="of:=MAX([.$Q22];[.$AK22];[.$BE22])" office:value-type="float"/>
          <table:table-cell table:formula="of:=MAX([.$R22];[.$AL22];[.$BF22])" office:value-type="float"/>
          <table:table-cell table:formula="of:=MAX([.$S22];[.$AM22];[.$BG22])" office:value-type="float"/>
          <table:table-cell table:formula="of:=MAX([.$T22];[.$AN22];[.$BH22])" office:value-type="float"/>
          <table:table-cell table:formula="of:=MAX([.$U22];[.$AO22];[.$BI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754977"/>
          <table:table-cell office:value-type="float" office:value="0.37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11.0"/>
          <table:table-cell office:value-type="float" office:value="1028.0"/>
          <table:table-cell office:value-type="float" office:value="35696.0"/>
          <table:table-cell office:value-type="float" office:value="122618.0"/>
          <table:table-cell office:value-type="float" office:value="1128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104.0"/>
          <table:table-cell office:value-type="float" office:value="83845.0"/>
          <table:table-cell office:value-type="float" office:value="58112.0"/>
          <table:table-cell office:value-type="float" office:value="54054.0"/>
          <table:table-cell office:value-type="float" office:value="61027.0"/>
          <table:table-cell office:value-type="float" office:value="164.0"/>
          <table:table-cell office:value-type="float" office:value="0.688221"/>
          <table:table-cell office:value-type="float" office:value="0.36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81.0"/>
          <table:table-cell office:value-type="float" office:value="35696.0"/>
          <table:table-cell office:value-type="float" office:value="122618.0"/>
          <table:table-cell office:value-type="float" office:value="1139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104.0"/>
          <table:table-cell office:value-type="float" office:value="83845.0"/>
          <table:table-cell office:value-type="float" office:value="58112.0"/>
          <table:table-cell office:value-type="float" office:value="54054.0"/>
          <table:table-cell office:value-type="float" office:value="61027.0"/>
          <table:table-cell office:value-type="float" office:value="164.0"/>
          <table:table-cell office:value-type="float" office:value="0.513752"/>
          <table:table-cell office:value-type="float" office:value="0.18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85.0"/>
          <table:table-cell office:value-type="float" office:value="26283.0"/>
          <table:table-cell office:value-type="float" office:value="91956.0"/>
          <table:table-cell office:value-type="float" office:value="1012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302.0"/>
          <table:table-cell office:value-type="float" office:value="57071.0"/>
          <table:table-cell office:value-type="float" office:value="37726.0"/>
          <table:table-cell office:value-type="float" office:value="36210.0"/>
          <table:table-cell office:value-type="float" office:value="32965.0"/>
          <table:table-cell office:value-type="float" office:value="88.0"/>
          <table:table-cell table:formula="of:=MIN([.$B23];[.$V23];[.$AP23])" office:value-type="float"/>
          <table:table-cell table:formula="of:=MIN([.$C23];[.$W23];[.$AQ23])" office:value-type="float"/>
          <table:table-cell table:formula="of:=MIN([.$D23];[.$X23];[.$AR23])" office:value-type="float"/>
          <table:table-cell table:formula="of:=MIN([.$E23];[.$Y23];[.$AS23])" office:value-type="float"/>
          <table:table-cell table:formula="of:=MIN([.$F23];[.$Z23];[.$AT23])" office:value-type="float"/>
          <table:table-cell table:formula="of:=MIN([.$G23];[.$AA23];[.$AU23])" office:value-type="float"/>
          <table:table-cell table:formula="of:=MIN([.$H23];[.$AB23];[.$AV23])" office:value-type="float"/>
          <table:table-cell table:formula="of:=MIN([.$I23];[.$AC23];[.$AW23])" office:value-type="float"/>
          <table:table-cell table:formula="of:=MIN([.$J23];[.$AD23];[.$AX23])" office:value-type="float"/>
          <table:table-cell table:formula="of:=MIN([.$K23];[.$AE23];[.$AY23])" office:value-type="float"/>
          <table:table-cell table:formula="of:=MIN([.$L23];[.$AF23];[.$AZ23])" office:value-type="float"/>
          <table:table-cell table:formula="of:=MIN([.$M23];[.$AG23];[.$BA23])" office:value-type="float"/>
          <table:table-cell table:formula="of:=MIN([.$N23];[.$AH23];[.$BB23])" office:value-type="float"/>
          <table:table-cell table:formula="of:=MIN([.$O23];[.$AI23];[.$BC23])" office:value-type="float"/>
          <table:table-cell table:formula="of:=MIN([.$P23];[.$AJ23];[.$BD23])" office:value-type="float"/>
          <table:table-cell table:formula="of:=MIN([.$Q23];[.$AK23];[.$BE23])" office:value-type="float"/>
          <table:table-cell table:formula="of:=MIN([.$R23];[.$AL23];[.$BF23])" office:value-type="float"/>
          <table:table-cell table:formula="of:=MIN([.$S23];[.$AM23];[.$BG23])" office:value-type="float"/>
          <table:table-cell table:formula="of:=MIN([.$T23];[.$AN23];[.$BH23])" office:value-type="float"/>
          <table:table-cell table:formula="of:=MIN([.$U23];[.$AO23];[.$BI23])" office:value-type="float"/>
          <table:table-cell table:formula="of:=MEDIAN([.$B23];[.$V23];[.$AP23])" office:value-type="float"/>
          <table:table-cell table:formula="of:=MEDIAN([.$C23];[.$W23];[.$AQ23])" office:value-type="float"/>
          <table:table-cell table:formula="of:=MEDIAN([.$D23];[.$X23];[.$AR23])" office:value-type="float"/>
          <table:table-cell table:formula="of:=MEDIAN([.$E23];[.$Y23];[.$AS23])" office:value-type="float"/>
          <table:table-cell table:formula="of:=MEDIAN([.$F23];[.$Z23];[.$AT23])" office:value-type="float"/>
          <table:table-cell table:formula="of:=MEDIAN([.$G23];[.$AA23];[.$AU23])" office:value-type="float"/>
          <table:table-cell table:formula="of:=MEDIAN([.$H23];[.$AB23];[.$AV23])" office:value-type="float"/>
          <table:table-cell table:formula="of:=MEDIAN([.$I23];[.$AC23];[.$AW23])" office:value-type="float"/>
          <table:table-cell table:formula="of:=MEDIAN([.$J23];[.$AD23];[.$AX23])" office:value-type="float"/>
          <table:table-cell table:formula="of:=MEDIAN([.$K23];[.$AE23];[.$AY23])" office:value-type="float"/>
          <table:table-cell table:formula="of:=MEDIAN([.$L23];[.$AF23];[.$AZ23])" office:value-type="float"/>
          <table:table-cell table:formula="of:=MEDIAN([.$M23];[.$AG23];[.$BA23])" office:value-type="float"/>
          <table:table-cell table:formula="of:=MEDIAN([.$N23];[.$AH23];[.$BB23])" office:value-type="float"/>
          <table:table-cell table:formula="of:=MEDIAN([.$O23];[.$AI23];[.$BC23])" office:value-type="float"/>
          <table:table-cell table:formula="of:=MEDIAN([.$P23];[.$AJ23];[.$BD23])" office:value-type="float"/>
          <table:table-cell table:formula="of:=MEDIAN([.$Q23];[.$AK23];[.$BE23])" office:value-type="float"/>
          <table:table-cell table:formula="of:=MEDIAN([.$R23];[.$AL23];[.$BF23])" office:value-type="float"/>
          <table:table-cell table:formula="of:=MEDIAN([.$S23];[.$AM23];[.$BG23])" office:value-type="float"/>
          <table:table-cell table:formula="of:=MEDIAN([.$T23];[.$AN23];[.$BH23])" office:value-type="float"/>
          <table:table-cell table:formula="of:=MEDIAN([.$U23];[.$AO23];[.$BI23])" office:value-type="float"/>
          <table:table-cell table:formula="of:=MAX([.$B23];[.$V23];[.$AP23])" office:value-type="float"/>
          <table:table-cell table:formula="of:=MAX([.$C23];[.$W23];[.$AQ23])" office:value-type="float"/>
          <table:table-cell table:formula="of:=MAX([.$D23];[.$X23];[.$AR23])" office:value-type="float"/>
          <table:table-cell table:formula="of:=MAX([.$E23];[.$Y23];[.$AS23])" office:value-type="float"/>
          <table:table-cell table:formula="of:=MAX([.$F23];[.$Z23];[.$AT23])" office:value-type="float"/>
          <table:table-cell table:formula="of:=MAX([.$G23];[.$AA23];[.$AU23])" office:value-type="float"/>
          <table:table-cell table:formula="of:=MAX([.$H23];[.$AB23];[.$AV23])" office:value-type="float"/>
          <table:table-cell table:formula="of:=MAX([.$I23];[.$AC23];[.$AW23])" office:value-type="float"/>
          <table:table-cell table:formula="of:=MAX([.$J23];[.$AD23];[.$AX23])" office:value-type="float"/>
          <table:table-cell table:formula="of:=MAX([.$K23];[.$AE23];[.$AY23])" office:value-type="float"/>
          <table:table-cell table:formula="of:=MAX([.$L23];[.$AF23];[.$AZ23])" office:value-type="float"/>
          <table:table-cell table:formula="of:=MAX([.$M23];[.$AG23];[.$BA23])" office:value-type="float"/>
          <table:table-cell table:formula="of:=MAX([.$N23];[.$AH23];[.$BB23])" office:value-type="float"/>
          <table:table-cell table:formula="of:=MAX([.$O23];[.$AI23];[.$BC23])" office:value-type="float"/>
          <table:table-cell table:formula="of:=MAX([.$P23];[.$AJ23];[.$BD23])" office:value-type="float"/>
          <table:table-cell table:formula="of:=MAX([.$Q23];[.$AK23];[.$BE23])" office:value-type="float"/>
          <table:table-cell table:formula="of:=MAX([.$R23];[.$AL23];[.$BF23])" office:value-type="float"/>
          <table:table-cell table:formula="of:=MAX([.$S23];[.$AM23];[.$BG23])" office:value-type="float"/>
          <table:table-cell table:formula="of:=MAX([.$T23];[.$AN23];[.$BH23])" office:value-type="float"/>
          <table:table-cell table:formula="of:=MAX([.$U23];[.$AO23];[.$BI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878735"/>
          <table:table-cell office:value-type="float" office:value="0.495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751.0"/>
          <table:table-cell office:value-type="float" office:value="2372.0"/>
          <table:table-cell office:value-type="float" office:value="35696.0"/>
          <table:table-cell office:value-type="float" office:value="122618.0"/>
          <table:table-cell office:value-type="float" office:value="1129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104.0"/>
          <table:table-cell office:value-type="float" office:value="83845.0"/>
          <table:table-cell office:value-type="float" office:value="58112.0"/>
          <table:table-cell office:value-type="float" office:value="54054.0"/>
          <table:table-cell office:value-type="float" office:value="61027.0"/>
          <table:table-cell office:value-type="float" office:value="164.0"/>
          <table:table-cell office:value-type="float" office:value="0.643122"/>
          <table:table-cell office:value-type="float" office:value="0.34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54.0"/>
          <table:table-cell office:value-type="float" office:value="35696.0"/>
          <table:table-cell office:value-type="float" office:value="122618.0"/>
          <table:table-cell office:value-type="float" office:value="1127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104.0"/>
          <table:table-cell office:value-type="float" office:value="83845.0"/>
          <table:table-cell office:value-type="float" office:value="58112.0"/>
          <table:table-cell office:value-type="float" office:value="54054.0"/>
          <table:table-cell office:value-type="float" office:value="61027.0"/>
          <table:table-cell office:value-type="float" office:value="164.0"/>
          <table:table-cell office:value-type="float" office:value="0.515112"/>
          <table:table-cell office:value-type="float" office:value="0.2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13.0"/>
          <table:table-cell office:value-type="float" office:value="26283.0"/>
          <table:table-cell office:value-type="float" office:value="91956.0"/>
          <table:table-cell office:value-type="float" office:value="1044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302.0"/>
          <table:table-cell office:value-type="float" office:value="57071.0"/>
          <table:table-cell office:value-type="float" office:value="37726.0"/>
          <table:table-cell office:value-type="float" office:value="36210.0"/>
          <table:table-cell office:value-type="float" office:value="32965.0"/>
          <table:table-cell office:value-type="float" office:value="88.0"/>
          <table:table-cell table:formula="of:=MIN([.$B24];[.$V24];[.$AP24])" office:value-type="float"/>
          <table:table-cell table:formula="of:=MIN([.$C24];[.$W24];[.$AQ24])" office:value-type="float"/>
          <table:table-cell table:formula="of:=MIN([.$D24];[.$X24];[.$AR24])" office:value-type="float"/>
          <table:table-cell table:formula="of:=MIN([.$E24];[.$Y24];[.$AS24])" office:value-type="float"/>
          <table:table-cell table:formula="of:=MIN([.$F24];[.$Z24];[.$AT24])" office:value-type="float"/>
          <table:table-cell table:formula="of:=MIN([.$G24];[.$AA24];[.$AU24])" office:value-type="float"/>
          <table:table-cell table:formula="of:=MIN([.$H24];[.$AB24];[.$AV24])" office:value-type="float"/>
          <table:table-cell table:formula="of:=MIN([.$I24];[.$AC24];[.$AW24])" office:value-type="float"/>
          <table:table-cell table:formula="of:=MIN([.$J24];[.$AD24];[.$AX24])" office:value-type="float"/>
          <table:table-cell table:formula="of:=MIN([.$K24];[.$AE24];[.$AY24])" office:value-type="float"/>
          <table:table-cell table:formula="of:=MIN([.$L24];[.$AF24];[.$AZ24])" office:value-type="float"/>
          <table:table-cell table:formula="of:=MIN([.$M24];[.$AG24];[.$BA24])" office:value-type="float"/>
          <table:table-cell table:formula="of:=MIN([.$N24];[.$AH24];[.$BB24])" office:value-type="float"/>
          <table:table-cell table:formula="of:=MIN([.$O24];[.$AI24];[.$BC24])" office:value-type="float"/>
          <table:table-cell table:formula="of:=MIN([.$P24];[.$AJ24];[.$BD24])" office:value-type="float"/>
          <table:table-cell table:formula="of:=MIN([.$Q24];[.$AK24];[.$BE24])" office:value-type="float"/>
          <table:table-cell table:formula="of:=MIN([.$R24];[.$AL24];[.$BF24])" office:value-type="float"/>
          <table:table-cell table:formula="of:=MIN([.$S24];[.$AM24];[.$BG24])" office:value-type="float"/>
          <table:table-cell table:formula="of:=MIN([.$T24];[.$AN24];[.$BH24])" office:value-type="float"/>
          <table:table-cell table:formula="of:=MIN([.$U24];[.$AO24];[.$BI24])" office:value-type="float"/>
          <table:table-cell table:formula="of:=MEDIAN([.$B24];[.$V24];[.$AP24])" office:value-type="float"/>
          <table:table-cell table:formula="of:=MEDIAN([.$C24];[.$W24];[.$AQ24])" office:value-type="float"/>
          <table:table-cell table:formula="of:=MEDIAN([.$D24];[.$X24];[.$AR24])" office:value-type="float"/>
          <table:table-cell table:formula="of:=MEDIAN([.$E24];[.$Y24];[.$AS24])" office:value-type="float"/>
          <table:table-cell table:formula="of:=MEDIAN([.$F24];[.$Z24];[.$AT24])" office:value-type="float"/>
          <table:table-cell table:formula="of:=MEDIAN([.$G24];[.$AA24];[.$AU24])" office:value-type="float"/>
          <table:table-cell table:formula="of:=MEDIAN([.$H24];[.$AB24];[.$AV24])" office:value-type="float"/>
          <table:table-cell table:formula="of:=MEDIAN([.$I24];[.$AC24];[.$AW24])" office:value-type="float"/>
          <table:table-cell table:formula="of:=MEDIAN([.$J24];[.$AD24];[.$AX24])" office:value-type="float"/>
          <table:table-cell table:formula="of:=MEDIAN([.$K24];[.$AE24];[.$AY24])" office:value-type="float"/>
          <table:table-cell table:formula="of:=MEDIAN([.$L24];[.$AF24];[.$AZ24])" office:value-type="float"/>
          <table:table-cell table:formula="of:=MEDIAN([.$M24];[.$AG24];[.$BA24])" office:value-type="float"/>
          <table:table-cell table:formula="of:=MEDIAN([.$N24];[.$AH24];[.$BB24])" office:value-type="float"/>
          <table:table-cell table:formula="of:=MEDIAN([.$O24];[.$AI24];[.$BC24])" office:value-type="float"/>
          <table:table-cell table:formula="of:=MEDIAN([.$P24];[.$AJ24];[.$BD24])" office:value-type="float"/>
          <table:table-cell table:formula="of:=MEDIAN([.$Q24];[.$AK24];[.$BE24])" office:value-type="float"/>
          <table:table-cell table:formula="of:=MEDIAN([.$R24];[.$AL24];[.$BF24])" office:value-type="float"/>
          <table:table-cell table:formula="of:=MEDIAN([.$S24];[.$AM24];[.$BG24])" office:value-type="float"/>
          <table:table-cell table:formula="of:=MEDIAN([.$T24];[.$AN24];[.$BH24])" office:value-type="float"/>
          <table:table-cell table:formula="of:=MEDIAN([.$U24];[.$AO24];[.$BI24])" office:value-type="float"/>
          <table:table-cell table:formula="of:=MAX([.$B24];[.$V24];[.$AP24])" office:value-type="float"/>
          <table:table-cell table:formula="of:=MAX([.$C24];[.$W24];[.$AQ24])" office:value-type="float"/>
          <table:table-cell table:formula="of:=MAX([.$D24];[.$X24];[.$AR24])" office:value-type="float"/>
          <table:table-cell table:formula="of:=MAX([.$E24];[.$Y24];[.$AS24])" office:value-type="float"/>
          <table:table-cell table:formula="of:=MAX([.$F24];[.$Z24];[.$AT24])" office:value-type="float"/>
          <table:table-cell table:formula="of:=MAX([.$G24];[.$AA24];[.$AU24])" office:value-type="float"/>
          <table:table-cell table:formula="of:=MAX([.$H24];[.$AB24];[.$AV24])" office:value-type="float"/>
          <table:table-cell table:formula="of:=MAX([.$I24];[.$AC24];[.$AW24])" office:value-type="float"/>
          <table:table-cell table:formula="of:=MAX([.$J24];[.$AD24];[.$AX24])" office:value-type="float"/>
          <table:table-cell table:formula="of:=MAX([.$K24];[.$AE24];[.$AY24])" office:value-type="float"/>
          <table:table-cell table:formula="of:=MAX([.$L24];[.$AF24];[.$AZ24])" office:value-type="float"/>
          <table:table-cell table:formula="of:=MAX([.$M24];[.$AG24];[.$BA24])" office:value-type="float"/>
          <table:table-cell table:formula="of:=MAX([.$N24];[.$AH24];[.$BB24])" office:value-type="float"/>
          <table:table-cell table:formula="of:=MAX([.$O24];[.$AI24];[.$BC24])" office:value-type="float"/>
          <table:table-cell table:formula="of:=MAX([.$P24];[.$AJ24];[.$BD24])" office:value-type="float"/>
          <table:table-cell table:formula="of:=MAX([.$Q24];[.$AK24];[.$BE24])" office:value-type="float"/>
          <table:table-cell table:formula="of:=MAX([.$R24];[.$AL24];[.$BF24])" office:value-type="float"/>
          <table:table-cell table:formula="of:=MAX([.$S24];[.$AM24];[.$BG24])" office:value-type="float"/>
          <table:table-cell table:formula="of:=MAX([.$T24];[.$AN24];[.$BH24])" office:value-type="float"/>
          <table:table-cell table:formula="of:=MAX([.$U24];[.$AO24];[.$BI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746978"/>
          <table:table-cell office:value-type="float" office:value="0.34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5.0"/>
          <table:table-cell office:value-type="float" office:value="512.0"/>
          <table:table-cell office:value-type="float" office:value="35696.0"/>
          <table:table-cell office:value-type="float" office:value="122618.0"/>
          <table:table-cell office:value-type="float" office:value="1138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104.0"/>
          <table:table-cell office:value-type="float" office:value="83845.0"/>
          <table:table-cell office:value-type="float" office:value="58112.0"/>
          <table:table-cell office:value-type="float" office:value="54054.0"/>
          <table:table-cell office:value-type="float" office:value="61027.0"/>
          <table:table-cell office:value-type="float" office:value="164.0"/>
          <table:table-cell office:value-type="float" office:value="0.664985"/>
          <table:table-cell office:value-type="float" office:value="0.32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8.0"/>
          <table:table-cell office:value-type="float" office:value="35696.0"/>
          <table:table-cell office:value-type="float" office:value="122618.0"/>
          <table:table-cell office:value-type="float" office:value="1128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104.0"/>
          <table:table-cell office:value-type="float" office:value="83845.0"/>
          <table:table-cell office:value-type="float" office:value="58112.0"/>
          <table:table-cell office:value-type="float" office:value="54054.0"/>
          <table:table-cell office:value-type="float" office:value="61027.0"/>
          <table:table-cell office:value-type="float" office:value="164.0"/>
          <table:table-cell office:value-type="float" office:value="0.523381"/>
          <table:table-cell office:value-type="float" office:value="0.2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5.0"/>
          <table:table-cell office:value-type="float" office:value="26283.0"/>
          <table:table-cell office:value-type="float" office:value="91956.0"/>
          <table:table-cell office:value-type="float" office:value="102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302.0"/>
          <table:table-cell office:value-type="float" office:value="57071.0"/>
          <table:table-cell office:value-type="float" office:value="37726.0"/>
          <table:table-cell office:value-type="float" office:value="36210.0"/>
          <table:table-cell office:value-type="float" office:value="32965.0"/>
          <table:table-cell office:value-type="float" office:value="88.0"/>
          <table:table-cell table:formula="of:=MIN([.$B25];[.$V25];[.$AP25])" office:value-type="float"/>
          <table:table-cell table:formula="of:=MIN([.$C25];[.$W25];[.$AQ25])" office:value-type="float"/>
          <table:table-cell table:formula="of:=MIN([.$D25];[.$X25];[.$AR25])" office:value-type="float"/>
          <table:table-cell table:formula="of:=MIN([.$E25];[.$Y25];[.$AS25])" office:value-type="float"/>
          <table:table-cell table:formula="of:=MIN([.$F25];[.$Z25];[.$AT25])" office:value-type="float"/>
          <table:table-cell table:formula="of:=MIN([.$G25];[.$AA25];[.$AU25])" office:value-type="float"/>
          <table:table-cell table:formula="of:=MIN([.$H25];[.$AB25];[.$AV25])" office:value-type="float"/>
          <table:table-cell table:formula="of:=MIN([.$I25];[.$AC25];[.$AW25])" office:value-type="float"/>
          <table:table-cell table:formula="of:=MIN([.$J25];[.$AD25];[.$AX25])" office:value-type="float"/>
          <table:table-cell table:formula="of:=MIN([.$K25];[.$AE25];[.$AY25])" office:value-type="float"/>
          <table:table-cell table:formula="of:=MIN([.$L25];[.$AF25];[.$AZ25])" office:value-type="float"/>
          <table:table-cell table:formula="of:=MIN([.$M25];[.$AG25];[.$BA25])" office:value-type="float"/>
          <table:table-cell table:formula="of:=MIN([.$N25];[.$AH25];[.$BB25])" office:value-type="float"/>
          <table:table-cell table:formula="of:=MIN([.$O25];[.$AI25];[.$BC25])" office:value-type="float"/>
          <table:table-cell table:formula="of:=MIN([.$P25];[.$AJ25];[.$BD25])" office:value-type="float"/>
          <table:table-cell table:formula="of:=MIN([.$Q25];[.$AK25];[.$BE25])" office:value-type="float"/>
          <table:table-cell table:formula="of:=MIN([.$R25];[.$AL25];[.$BF25])" office:value-type="float"/>
          <table:table-cell table:formula="of:=MIN([.$S25];[.$AM25];[.$BG25])" office:value-type="float"/>
          <table:table-cell table:formula="of:=MIN([.$T25];[.$AN25];[.$BH25])" office:value-type="float"/>
          <table:table-cell table:formula="of:=MIN([.$U25];[.$AO25];[.$BI25])" office:value-type="float"/>
          <table:table-cell table:formula="of:=MEDIAN([.$B25];[.$V25];[.$AP25])" office:value-type="float"/>
          <table:table-cell table:formula="of:=MEDIAN([.$C25];[.$W25];[.$AQ25])" office:value-type="float"/>
          <table:table-cell table:formula="of:=MEDIAN([.$D25];[.$X25];[.$AR25])" office:value-type="float"/>
          <table:table-cell table:formula="of:=MEDIAN([.$E25];[.$Y25];[.$AS25])" office:value-type="float"/>
          <table:table-cell table:formula="of:=MEDIAN([.$F25];[.$Z25];[.$AT25])" office:value-type="float"/>
          <table:table-cell table:formula="of:=MEDIAN([.$G25];[.$AA25];[.$AU25])" office:value-type="float"/>
          <table:table-cell table:formula="of:=MEDIAN([.$H25];[.$AB25];[.$AV25])" office:value-type="float"/>
          <table:table-cell table:formula="of:=MEDIAN([.$I25];[.$AC25];[.$AW25])" office:value-type="float"/>
          <table:table-cell table:formula="of:=MEDIAN([.$J25];[.$AD25];[.$AX25])" office:value-type="float"/>
          <table:table-cell table:formula="of:=MEDIAN([.$K25];[.$AE25];[.$AY25])" office:value-type="float"/>
          <table:table-cell table:formula="of:=MEDIAN([.$L25];[.$AF25];[.$AZ25])" office:value-type="float"/>
          <table:table-cell table:formula="of:=MEDIAN([.$M25];[.$AG25];[.$BA25])" office:value-type="float"/>
          <table:table-cell table:formula="of:=MEDIAN([.$N25];[.$AH25];[.$BB25])" office:value-type="float"/>
          <table:table-cell table:formula="of:=MEDIAN([.$O25];[.$AI25];[.$BC25])" office:value-type="float"/>
          <table:table-cell table:formula="of:=MEDIAN([.$P25];[.$AJ25];[.$BD25])" office:value-type="float"/>
          <table:table-cell table:formula="of:=MEDIAN([.$Q25];[.$AK25];[.$BE25])" office:value-type="float"/>
          <table:table-cell table:formula="of:=MEDIAN([.$R25];[.$AL25];[.$BF25])" office:value-type="float"/>
          <table:table-cell table:formula="of:=MEDIAN([.$S25];[.$AM25];[.$BG25])" office:value-type="float"/>
          <table:table-cell table:formula="of:=MEDIAN([.$T25];[.$AN25];[.$BH25])" office:value-type="float"/>
          <table:table-cell table:formula="of:=MEDIAN([.$U25];[.$AO25];[.$BI25])" office:value-type="float"/>
          <table:table-cell table:formula="of:=MAX([.$B25];[.$V25];[.$AP25])" office:value-type="float"/>
          <table:table-cell table:formula="of:=MAX([.$C25];[.$W25];[.$AQ25])" office:value-type="float"/>
          <table:table-cell table:formula="of:=MAX([.$D25];[.$X25];[.$AR25])" office:value-type="float"/>
          <table:table-cell table:formula="of:=MAX([.$E25];[.$Y25];[.$AS25])" office:value-type="float"/>
          <table:table-cell table:formula="of:=MAX([.$F25];[.$Z25];[.$AT25])" office:value-type="float"/>
          <table:table-cell table:formula="of:=MAX([.$G25];[.$AA25];[.$AU25])" office:value-type="float"/>
          <table:table-cell table:formula="of:=MAX([.$H25];[.$AB25];[.$AV25])" office:value-type="float"/>
          <table:table-cell table:formula="of:=MAX([.$I25];[.$AC25];[.$AW25])" office:value-type="float"/>
          <table:table-cell table:formula="of:=MAX([.$J25];[.$AD25];[.$AX25])" office:value-type="float"/>
          <table:table-cell table:formula="of:=MAX([.$K25];[.$AE25];[.$AY25])" office:value-type="float"/>
          <table:table-cell table:formula="of:=MAX([.$L25];[.$AF25];[.$AZ25])" office:value-type="float"/>
          <table:table-cell table:formula="of:=MAX([.$M25];[.$AG25];[.$BA25])" office:value-type="float"/>
          <table:table-cell table:formula="of:=MAX([.$N25];[.$AH25];[.$BB25])" office:value-type="float"/>
          <table:table-cell table:formula="of:=MAX([.$O25];[.$AI25];[.$BC25])" office:value-type="float"/>
          <table:table-cell table:formula="of:=MAX([.$P25];[.$AJ25];[.$BD25])" office:value-type="float"/>
          <table:table-cell table:formula="of:=MAX([.$Q25];[.$AK25];[.$BE25])" office:value-type="float"/>
          <table:table-cell table:formula="of:=MAX([.$R25];[.$AL25];[.$BF25])" office:value-type="float"/>
          <table:table-cell table:formula="of:=MAX([.$S25];[.$AM25];[.$BG25])" office:value-type="float"/>
          <table:table-cell table:formula="of:=MAX([.$T25];[.$AN25];[.$BH25])" office:value-type="float"/>
          <table:table-cell table:formula="of:=MAX([.$U25];[.$AO25];[.$BI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665369"/>
          <table:table-cell office:value-type="float" office:value="0.35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80.0"/>
          <table:table-cell office:value-type="float" office:value="885.0"/>
          <table:table-cell office:value-type="float" office:value="35696.0"/>
          <table:table-cell office:value-type="float" office:value="122618.0"/>
          <table:table-cell office:value-type="float" office:value="1128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104.0"/>
          <table:table-cell office:value-type="float" office:value="83845.0"/>
          <table:table-cell office:value-type="float" office:value="58112.0"/>
          <table:table-cell office:value-type="float" office:value="54054.0"/>
          <table:table-cell office:value-type="float" office:value="61027.0"/>
          <table:table-cell office:value-type="float" office:value="164.0"/>
          <table:table-cell office:value-type="float" office:value="0.712853"/>
          <table:table-cell office:value-type="float" office:value="0.3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9.0"/>
          <table:table-cell office:value-type="float" office:value="35696.0"/>
          <table:table-cell office:value-type="float" office:value="122618.0"/>
          <table:table-cell office:value-type="float" office:value="1120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104.0"/>
          <table:table-cell office:value-type="float" office:value="83845.0"/>
          <table:table-cell office:value-type="float" office:value="58112.0"/>
          <table:table-cell office:value-type="float" office:value="54054.0"/>
          <table:table-cell office:value-type="float" office:value="61027.0"/>
          <table:table-cell office:value-type="float" office:value="164.0"/>
          <table:table-cell office:value-type="float" office:value="0.534403"/>
          <table:table-cell office:value-type="float" office:value="0.26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7.0"/>
          <table:table-cell office:value-type="float" office:value="26283.0"/>
          <table:table-cell office:value-type="float" office:value="91956.0"/>
          <table:table-cell office:value-type="float" office:value="97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302.0"/>
          <table:table-cell office:value-type="float" office:value="57071.0"/>
          <table:table-cell office:value-type="float" office:value="37726.0"/>
          <table:table-cell office:value-type="float" office:value="36210.0"/>
          <table:table-cell office:value-type="float" office:value="32965.0"/>
          <table:table-cell office:value-type="float" office:value="88.0"/>
          <table:table-cell table:formula="of:=MIN([.$B26];[.$V26];[.$AP26])" office:value-type="float"/>
          <table:table-cell table:formula="of:=MIN([.$C26];[.$W26];[.$AQ26])" office:value-type="float"/>
          <table:table-cell table:formula="of:=MIN([.$D26];[.$X26];[.$AR26])" office:value-type="float"/>
          <table:table-cell table:formula="of:=MIN([.$E26];[.$Y26];[.$AS26])" office:value-type="float"/>
          <table:table-cell table:formula="of:=MIN([.$F26];[.$Z26];[.$AT26])" office:value-type="float"/>
          <table:table-cell table:formula="of:=MIN([.$G26];[.$AA26];[.$AU26])" office:value-type="float"/>
          <table:table-cell table:formula="of:=MIN([.$H26];[.$AB26];[.$AV26])" office:value-type="float"/>
          <table:table-cell table:formula="of:=MIN([.$I26];[.$AC26];[.$AW26])" office:value-type="float"/>
          <table:table-cell table:formula="of:=MIN([.$J26];[.$AD26];[.$AX26])" office:value-type="float"/>
          <table:table-cell table:formula="of:=MIN([.$K26];[.$AE26];[.$AY26])" office:value-type="float"/>
          <table:table-cell table:formula="of:=MIN([.$L26];[.$AF26];[.$AZ26])" office:value-type="float"/>
          <table:table-cell table:formula="of:=MIN([.$M26];[.$AG26];[.$BA26])" office:value-type="float"/>
          <table:table-cell table:formula="of:=MIN([.$N26];[.$AH26];[.$BB26])" office:value-type="float"/>
          <table:table-cell table:formula="of:=MIN([.$O26];[.$AI26];[.$BC26])" office:value-type="float"/>
          <table:table-cell table:formula="of:=MIN([.$P26];[.$AJ26];[.$BD26])" office:value-type="float"/>
          <table:table-cell table:formula="of:=MIN([.$Q26];[.$AK26];[.$BE26])" office:value-type="float"/>
          <table:table-cell table:formula="of:=MIN([.$R26];[.$AL26];[.$BF26])" office:value-type="float"/>
          <table:table-cell table:formula="of:=MIN([.$S26];[.$AM26];[.$BG26])" office:value-type="float"/>
          <table:table-cell table:formula="of:=MIN([.$T26];[.$AN26];[.$BH26])" office:value-type="float"/>
          <table:table-cell table:formula="of:=MIN([.$U26];[.$AO26];[.$BI26])" office:value-type="float"/>
          <table:table-cell table:formula="of:=MEDIAN([.$B26];[.$V26];[.$AP26])" office:value-type="float"/>
          <table:table-cell table:formula="of:=MEDIAN([.$C26];[.$W26];[.$AQ26])" office:value-type="float"/>
          <table:table-cell table:formula="of:=MEDIAN([.$D26];[.$X26];[.$AR26])" office:value-type="float"/>
          <table:table-cell table:formula="of:=MEDIAN([.$E26];[.$Y26];[.$AS26])" office:value-type="float"/>
          <table:table-cell table:formula="of:=MEDIAN([.$F26];[.$Z26];[.$AT26])" office:value-type="float"/>
          <table:table-cell table:formula="of:=MEDIAN([.$G26];[.$AA26];[.$AU26])" office:value-type="float"/>
          <table:table-cell table:formula="of:=MEDIAN([.$H26];[.$AB26];[.$AV26])" office:value-type="float"/>
          <table:table-cell table:formula="of:=MEDIAN([.$I26];[.$AC26];[.$AW26])" office:value-type="float"/>
          <table:table-cell table:formula="of:=MEDIAN([.$J26];[.$AD26];[.$AX26])" office:value-type="float"/>
          <table:table-cell table:formula="of:=MEDIAN([.$K26];[.$AE26];[.$AY26])" office:value-type="float"/>
          <table:table-cell table:formula="of:=MEDIAN([.$L26];[.$AF26];[.$AZ26])" office:value-type="float"/>
          <table:table-cell table:formula="of:=MEDIAN([.$M26];[.$AG26];[.$BA26])" office:value-type="float"/>
          <table:table-cell table:formula="of:=MEDIAN([.$N26];[.$AH26];[.$BB26])" office:value-type="float"/>
          <table:table-cell table:formula="of:=MEDIAN([.$O26];[.$AI26];[.$BC26])" office:value-type="float"/>
          <table:table-cell table:formula="of:=MEDIAN([.$P26];[.$AJ26];[.$BD26])" office:value-type="float"/>
          <table:table-cell table:formula="of:=MEDIAN([.$Q26];[.$AK26];[.$BE26])" office:value-type="float"/>
          <table:table-cell table:formula="of:=MEDIAN([.$R26];[.$AL26];[.$BF26])" office:value-type="float"/>
          <table:table-cell table:formula="of:=MEDIAN([.$S26];[.$AM26];[.$BG26])" office:value-type="float"/>
          <table:table-cell table:formula="of:=MEDIAN([.$T26];[.$AN26];[.$BH26])" office:value-type="float"/>
          <table:table-cell table:formula="of:=MEDIAN([.$U26];[.$AO26];[.$BI26])" office:value-type="float"/>
          <table:table-cell table:formula="of:=MAX([.$B26];[.$V26];[.$AP26])" office:value-type="float"/>
          <table:table-cell table:formula="of:=MAX([.$C26];[.$W26];[.$AQ26])" office:value-type="float"/>
          <table:table-cell table:formula="of:=MAX([.$D26];[.$X26];[.$AR26])" office:value-type="float"/>
          <table:table-cell table:formula="of:=MAX([.$E26];[.$Y26];[.$AS26])" office:value-type="float"/>
          <table:table-cell table:formula="of:=MAX([.$F26];[.$Z26];[.$AT26])" office:value-type="float"/>
          <table:table-cell table:formula="of:=MAX([.$G26];[.$AA26];[.$AU26])" office:value-type="float"/>
          <table:table-cell table:formula="of:=MAX([.$H26];[.$AB26];[.$AV26])" office:value-type="float"/>
          <table:table-cell table:formula="of:=MAX([.$I26];[.$AC26];[.$AW26])" office:value-type="float"/>
          <table:table-cell table:formula="of:=MAX([.$J26];[.$AD26];[.$AX26])" office:value-type="float"/>
          <table:table-cell table:formula="of:=MAX([.$K26];[.$AE26];[.$AY26])" office:value-type="float"/>
          <table:table-cell table:formula="of:=MAX([.$L26];[.$AF26];[.$AZ26])" office:value-type="float"/>
          <table:table-cell table:formula="of:=MAX([.$M26];[.$AG26];[.$BA26])" office:value-type="float"/>
          <table:table-cell table:formula="of:=MAX([.$N26];[.$AH26];[.$BB26])" office:value-type="float"/>
          <table:table-cell table:formula="of:=MAX([.$O26];[.$AI26];[.$BC26])" office:value-type="float"/>
          <table:table-cell table:formula="of:=MAX([.$P26];[.$AJ26];[.$BD26])" office:value-type="float"/>
          <table:table-cell table:formula="of:=MAX([.$Q26];[.$AK26];[.$BE26])" office:value-type="float"/>
          <table:table-cell table:formula="of:=MAX([.$R26];[.$AL26];[.$BF26])" office:value-type="float"/>
          <table:table-cell table:formula="of:=MAX([.$S26];[.$AM26];[.$BG26])" office:value-type="float"/>
          <table:table-cell table:formula="of:=MAX([.$T26];[.$AN26];[.$BH26])" office:value-type="float"/>
          <table:table-cell table:formula="of:=MAX([.$U26];[.$AO26];[.$BI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761639"/>
          <table:table-cell office:value-type="float" office:value="0.411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0.0"/>
          <table:table-cell office:value-type="float" office:value="1138.0"/>
          <table:table-cell office:value-type="float" office:value="35696.0"/>
          <table:table-cell office:value-type="float" office:value="122618.0"/>
          <table:table-cell office:value-type="float" office:value="1129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104.0"/>
          <table:table-cell office:value-type="float" office:value="83845.0"/>
          <table:table-cell office:value-type="float" office:value="58112.0"/>
          <table:table-cell office:value-type="float" office:value="54054.0"/>
          <table:table-cell office:value-type="float" office:value="61027.0"/>
          <table:table-cell office:value-type="float" office:value="164.0"/>
          <table:table-cell office:value-type="float" office:value="0.71213"/>
          <table:table-cell office:value-type="float" office:value="0.34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42.0"/>
          <table:table-cell office:value-type="float" office:value="35696.0"/>
          <table:table-cell office:value-type="float" office:value="122618.0"/>
          <table:table-cell office:value-type="float" office:value="1128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104.0"/>
          <table:table-cell office:value-type="float" office:value="83845.0"/>
          <table:table-cell office:value-type="float" office:value="58112.0"/>
          <table:table-cell office:value-type="float" office:value="54054.0"/>
          <table:table-cell office:value-type="float" office:value="61027.0"/>
          <table:table-cell office:value-type="float" office:value="164.0"/>
          <table:table-cell office:value-type="float" office:value="0.542437"/>
          <table:table-cell office:value-type="float" office:value="0.3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2.0"/>
          <table:table-cell office:value-type="float" office:value="26283.0"/>
          <table:table-cell office:value-type="float" office:value="91956.0"/>
          <table:table-cell office:value-type="float" office:value="1062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302.0"/>
          <table:table-cell office:value-type="float" office:value="57071.0"/>
          <table:table-cell office:value-type="float" office:value="37726.0"/>
          <table:table-cell office:value-type="float" office:value="36210.0"/>
          <table:table-cell office:value-type="float" office:value="32965.0"/>
          <table:table-cell office:value-type="float" office:value="88.0"/>
          <table:table-cell table:formula="of:=MIN([.$B27];[.$V27];[.$AP27])" office:value-type="float"/>
          <table:table-cell table:formula="of:=MIN([.$C27];[.$W27];[.$AQ27])" office:value-type="float"/>
          <table:table-cell table:formula="of:=MIN([.$D27];[.$X27];[.$AR27])" office:value-type="float"/>
          <table:table-cell table:formula="of:=MIN([.$E27];[.$Y27];[.$AS27])" office:value-type="float"/>
          <table:table-cell table:formula="of:=MIN([.$F27];[.$Z27];[.$AT27])" office:value-type="float"/>
          <table:table-cell table:formula="of:=MIN([.$G27];[.$AA27];[.$AU27])" office:value-type="float"/>
          <table:table-cell table:formula="of:=MIN([.$H27];[.$AB27];[.$AV27])" office:value-type="float"/>
          <table:table-cell table:formula="of:=MIN([.$I27];[.$AC27];[.$AW27])" office:value-type="float"/>
          <table:table-cell table:formula="of:=MIN([.$J27];[.$AD27];[.$AX27])" office:value-type="float"/>
          <table:table-cell table:formula="of:=MIN([.$K27];[.$AE27];[.$AY27])" office:value-type="float"/>
          <table:table-cell table:formula="of:=MIN([.$L27];[.$AF27];[.$AZ27])" office:value-type="float"/>
          <table:table-cell table:formula="of:=MIN([.$M27];[.$AG27];[.$BA27])" office:value-type="float"/>
          <table:table-cell table:formula="of:=MIN([.$N27];[.$AH27];[.$BB27])" office:value-type="float"/>
          <table:table-cell table:formula="of:=MIN([.$O27];[.$AI27];[.$BC27])" office:value-type="float"/>
          <table:table-cell table:formula="of:=MIN([.$P27];[.$AJ27];[.$BD27])" office:value-type="float"/>
          <table:table-cell table:formula="of:=MIN([.$Q27];[.$AK27];[.$BE27])" office:value-type="float"/>
          <table:table-cell table:formula="of:=MIN([.$R27];[.$AL27];[.$BF27])" office:value-type="float"/>
          <table:table-cell table:formula="of:=MIN([.$S27];[.$AM27];[.$BG27])" office:value-type="float"/>
          <table:table-cell table:formula="of:=MIN([.$T27];[.$AN27];[.$BH27])" office:value-type="float"/>
          <table:table-cell table:formula="of:=MIN([.$U27];[.$AO27];[.$BI27])" office:value-type="float"/>
          <table:table-cell table:formula="of:=MEDIAN([.$B27];[.$V27];[.$AP27])" office:value-type="float"/>
          <table:table-cell table:formula="of:=MEDIAN([.$C27];[.$W27];[.$AQ27])" office:value-type="float"/>
          <table:table-cell table:formula="of:=MEDIAN([.$D27];[.$X27];[.$AR27])" office:value-type="float"/>
          <table:table-cell table:formula="of:=MEDIAN([.$E27];[.$Y27];[.$AS27])" office:value-type="float"/>
          <table:table-cell table:formula="of:=MEDIAN([.$F27];[.$Z27];[.$AT27])" office:value-type="float"/>
          <table:table-cell table:formula="of:=MEDIAN([.$G27];[.$AA27];[.$AU27])" office:value-type="float"/>
          <table:table-cell table:formula="of:=MEDIAN([.$H27];[.$AB27];[.$AV27])" office:value-type="float"/>
          <table:table-cell table:formula="of:=MEDIAN([.$I27];[.$AC27];[.$AW27])" office:value-type="float"/>
          <table:table-cell table:formula="of:=MEDIAN([.$J27];[.$AD27];[.$AX27])" office:value-type="float"/>
          <table:table-cell table:formula="of:=MEDIAN([.$K27];[.$AE27];[.$AY27])" office:value-type="float"/>
          <table:table-cell table:formula="of:=MEDIAN([.$L27];[.$AF27];[.$AZ27])" office:value-type="float"/>
          <table:table-cell table:formula="of:=MEDIAN([.$M27];[.$AG27];[.$BA27])" office:value-type="float"/>
          <table:table-cell table:formula="of:=MEDIAN([.$N27];[.$AH27];[.$BB27])" office:value-type="float"/>
          <table:table-cell table:formula="of:=MEDIAN([.$O27];[.$AI27];[.$BC27])" office:value-type="float"/>
          <table:table-cell table:formula="of:=MEDIAN([.$P27];[.$AJ27];[.$BD27])" office:value-type="float"/>
          <table:table-cell table:formula="of:=MEDIAN([.$Q27];[.$AK27];[.$BE27])" office:value-type="float"/>
          <table:table-cell table:formula="of:=MEDIAN([.$R27];[.$AL27];[.$BF27])" office:value-type="float"/>
          <table:table-cell table:formula="of:=MEDIAN([.$S27];[.$AM27];[.$BG27])" office:value-type="float"/>
          <table:table-cell table:formula="of:=MEDIAN([.$T27];[.$AN27];[.$BH27])" office:value-type="float"/>
          <table:table-cell table:formula="of:=MEDIAN([.$U27];[.$AO27];[.$BI27])" office:value-type="float"/>
          <table:table-cell table:formula="of:=MAX([.$B27];[.$V27];[.$AP27])" office:value-type="float"/>
          <table:table-cell table:formula="of:=MAX([.$C27];[.$W27];[.$AQ27])" office:value-type="float"/>
          <table:table-cell table:formula="of:=MAX([.$D27];[.$X27];[.$AR27])" office:value-type="float"/>
          <table:table-cell table:formula="of:=MAX([.$E27];[.$Y27];[.$AS27])" office:value-type="float"/>
          <table:table-cell table:formula="of:=MAX([.$F27];[.$Z27];[.$AT27])" office:value-type="float"/>
          <table:table-cell table:formula="of:=MAX([.$G27];[.$AA27];[.$AU27])" office:value-type="float"/>
          <table:table-cell table:formula="of:=MAX([.$H27];[.$AB27];[.$AV27])" office:value-type="float"/>
          <table:table-cell table:formula="of:=MAX([.$I27];[.$AC27];[.$AW27])" office:value-type="float"/>
          <table:table-cell table:formula="of:=MAX([.$J27];[.$AD27];[.$AX27])" office:value-type="float"/>
          <table:table-cell table:formula="of:=MAX([.$K27];[.$AE27];[.$AY27])" office:value-type="float"/>
          <table:table-cell table:formula="of:=MAX([.$L27];[.$AF27];[.$AZ27])" office:value-type="float"/>
          <table:table-cell table:formula="of:=MAX([.$M27];[.$AG27];[.$BA27])" office:value-type="float"/>
          <table:table-cell table:formula="of:=MAX([.$N27];[.$AH27];[.$BB27])" office:value-type="float"/>
          <table:table-cell table:formula="of:=MAX([.$O27];[.$AI27];[.$BC27])" office:value-type="float"/>
          <table:table-cell table:formula="of:=MAX([.$P27];[.$AJ27];[.$BD27])" office:value-type="float"/>
          <table:table-cell table:formula="of:=MAX([.$Q27];[.$AK27];[.$BE27])" office:value-type="float"/>
          <table:table-cell table:formula="of:=MAX([.$R27];[.$AL27];[.$BF27])" office:value-type="float"/>
          <table:table-cell table:formula="of:=MAX([.$S27];[.$AM27];[.$BG27])" office:value-type="float"/>
          <table:table-cell table:formula="of:=MAX([.$T27];[.$AN27];[.$BH27])" office:value-type="float"/>
          <table:table-cell table:formula="of:=MAX([.$U27];[.$AO27];[.$BI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  <table:table-cell table:formula="of:=SUM([.CH3:.CH27])" office:value-type="float"/>
          <table:table-cell table:formula="of:=SUM([.CI3:.CI27])" office:value-type="float"/>
          <table:table-cell table:formula="of:=SUM([.CJ3:.CJ27])" office:value-type="float"/>
          <table:table-cell table:formula="of:=SUM([.CK3:.CK27])" office:value-type="float"/>
          <table:table-cell table:formula="of:=SUM([.CL3:.CL27])" office:value-type="float"/>
          <table:table-cell table:formula="of:=SUM([.CM3:.CM27])" office:value-type="float"/>
          <table:table-cell table:formula="of:=SUM([.CN3:.CN27])" office:value-type="float"/>
          <table:table-cell table:formula="of:=SUM([.CO3:.CO27])" office:value-type="float"/>
          <table:table-cell table:formula="of:=SUM([.CP3:.CP27])" office:value-type="float"/>
          <table:table-cell table:formula="of:=SUM([.CQ3:.CQ27])" office:value-type="float"/>
          <table:table-cell table:formula="of:=SUM([.CR3:.CR27])" office:value-type="float"/>
          <table:table-cell table:formula="of:=SUM([.CS3:.CS27])" office:value-type="float"/>
          <table:table-cell table:formula="of:=SUM([.CT3:.CT27])" office:value-type="float"/>
          <table:table-cell table:formula="of:=SUM([.CU3:.CU27])" office:value-type="float"/>
          <table:table-cell table:formula="of:=SUM([.CV3:.CV27])" office:value-type="float"/>
          <table:table-cell table:formula="of:=SUM([.CW3:.CW27])" office:value-type="float"/>
          <table:table-cell table:formula="of:=SUM([.CX3:.CX27])" office:value-type="float"/>
          <table:table-cell table:formula="of:=SUM([.CY3:.CY27])" office:value-type="float"/>
          <table:table-cell table:formula="of:=SUM([.CZ3:.CZ27])" office:value-type="float"/>
          <table:table-cell table:formula="of:=SUM([.DA3:.DA27])" office:value-type="float"/>
          <table:table-cell table:formula="of:=SUM([.DB3:.DB27])" office:value-type="float"/>
          <table:table-cell table:formula="of:=SUM([.DC3:.DC27])" office:value-type="float"/>
          <table:table-cell table:formula="of:=SUM([.DD3:.DD27])" office:value-type="float"/>
          <table:table-cell table:formula="of:=SUM([.DE3:.DE27])" office:value-type="float"/>
          <table:table-cell table:formula="of:=SUM([.DF3:.DF27])" office:value-type="float"/>
          <table:table-cell table:formula="of:=SUM([.DG3:.DG27])" office:value-type="float"/>
          <table:table-cell table:formula="of:=SUM([.DH3:.DH27])" office:value-type="float"/>
          <table:table-cell table:formula="of:=SUM([.DI3:.DI27])" office:value-type="float"/>
          <table:table-cell table:formula="of:=SUM([.DJ3:.DJ27])" office:value-type="float"/>
          <table:table-cell table:formula="of:=SUM([.DK3:.DK27])" office:value-type="float"/>
          <table:table-cell table:formula="of:=SUM([.DL3:.DL27])" office:value-type="float"/>
          <table:table-cell table:formula="of:=SUM([.DM3:.DM27])" office:value-type="float"/>
          <table:table-cell table:formula="of:=SUM([.DN3:.DN27])" office:value-type="float"/>
          <table:table-cell table:formula="of:=SUM([.DO3:.DO27])" office:value-type="float"/>
          <table:table-cell table:formula="of:=SUM([.DP3:.DP27])" office:value-type="float"/>
          <table:table-cell table:formula="of:=SUM([.DQ3:.DQ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  <table:table-cell table:formula="of:=AVERAGE([.CH3:.CH27])" office:value-type="float"/>
          <table:table-cell table:formula="of:=AVERAGE([.CI3:.CI27])" office:value-type="float"/>
          <table:table-cell table:formula="of:=AVERAGE([.CJ3:.CJ27])" office:value-type="float"/>
          <table:table-cell table:formula="of:=AVERAGE([.CK3:.CK27])" office:value-type="float"/>
          <table:table-cell table:formula="of:=AVERAGE([.CL3:.CL27])" office:value-type="float"/>
          <table:table-cell table:formula="of:=AVERAGE([.CM3:.CM27])" office:value-type="float"/>
          <table:table-cell table:formula="of:=AVERAGE([.CN3:.CN27])" office:value-type="float"/>
          <table:table-cell table:formula="of:=AVERAGE([.CO3:.CO27])" office:value-type="float"/>
          <table:table-cell table:formula="of:=AVERAGE([.CP3:.CP27])" office:value-type="float"/>
          <table:table-cell table:formula="of:=AVERAGE([.CQ3:.CQ27])" office:value-type="float"/>
          <table:table-cell table:formula="of:=AVERAGE([.CR3:.CR27])" office:value-type="float"/>
          <table:table-cell table:formula="of:=AVERAGE([.CS3:.CS27])" office:value-type="float"/>
          <table:table-cell table:formula="of:=AVERAGE([.CT3:.CT27])" office:value-type="float"/>
          <table:table-cell table:formula="of:=AVERAGE([.CU3:.CU27])" office:value-type="float"/>
          <table:table-cell table:formula="of:=AVERAGE([.CV3:.CV27])" office:value-type="float"/>
          <table:table-cell table:formula="of:=AVERAGE([.CW3:.CW27])" office:value-type="float"/>
          <table:table-cell table:formula="of:=AVERAGE([.CX3:.CX27])" office:value-type="float"/>
          <table:table-cell table:formula="of:=AVERAGE([.CY3:.CY27])" office:value-type="float"/>
          <table:table-cell table:formula="of:=AVERAGE([.CZ3:.CZ27])" office:value-type="float"/>
          <table:table-cell table:formula="of:=AVERAGE([.DA3:.DA27])" office:value-type="float"/>
          <table:table-cell table:formula="of:=AVERAGE([.DB3:.DB27])" office:value-type="float"/>
          <table:table-cell table:formula="of:=AVERAGE([.DC3:.DC27])" office:value-type="float"/>
          <table:table-cell table:formula="of:=AVERAGE([.DD3:.DD27])" office:value-type="float"/>
          <table:table-cell table:formula="of:=AVERAGE([.DE3:.DE27])" office:value-type="float"/>
          <table:table-cell table:formula="of:=AVERAGE([.DF3:.DF27])" office:value-type="float"/>
          <table:table-cell table:formula="of:=AVERAGE([.DG3:.DG27])" office:value-type="float"/>
          <table:table-cell table:formula="of:=AVERAGE([.DH3:.DH27])" office:value-type="float"/>
          <table:table-cell table:formula="of:=AVERAGE([.DI3:.DI27])" office:value-type="float"/>
          <table:table-cell table:formula="of:=AVERAGE([.DJ3:.DJ27])" office:value-type="float"/>
          <table:table-cell table:formula="of:=AVERAGE([.DK3:.DK27])" office:value-type="float"/>
          <table:table-cell table:formula="of:=AVERAGE([.DL3:.DL27])" office:value-type="float"/>
          <table:table-cell table:formula="of:=AVERAGE([.DM3:.DM27])" office:value-type="float"/>
          <table:table-cell table:formula="of:=AVERAGE([.DN3:.DN27])" office:value-type="float"/>
          <table:table-cell table:formula="of:=AVERAGE([.DO3:.DO27])" office:value-type="float"/>
          <table:table-cell table:formula="of:=AVERAGE([.DP3:.DP27])" office:value-type="float"/>
          <table:table-cell table:formula="of:=AVERAGE([.DQ3:.DQ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  <table:table-cell table:formula="of:=STDEV([.CH3:.CH27])" office:value-type="float"/>
          <table:table-cell table:formula="of:=STDEV([.CI3:.CI27])" office:value-type="float"/>
          <table:table-cell table:formula="of:=STDEV([.CJ3:.CJ27])" office:value-type="float"/>
          <table:table-cell table:formula="of:=STDEV([.CK3:.CK27])" office:value-type="float"/>
          <table:table-cell table:formula="of:=STDEV([.CL3:.CL27])" office:value-type="float"/>
          <table:table-cell table:formula="of:=STDEV([.CM3:.CM27])" office:value-type="float"/>
          <table:table-cell table:formula="of:=STDEV([.CN3:.CN27])" office:value-type="float"/>
          <table:table-cell table:formula="of:=STDEV([.CO3:.CO27])" office:value-type="float"/>
          <table:table-cell table:formula="of:=STDEV([.CP3:.CP27])" office:value-type="float"/>
          <table:table-cell table:formula="of:=STDEV([.CQ3:.CQ27])" office:value-type="float"/>
          <table:table-cell table:formula="of:=STDEV([.CR3:.CR27])" office:value-type="float"/>
          <table:table-cell table:formula="of:=STDEV([.CS3:.CS27])" office:value-type="float"/>
          <table:table-cell table:formula="of:=STDEV([.CT3:.CT27])" office:value-type="float"/>
          <table:table-cell table:formula="of:=STDEV([.CU3:.CU27])" office:value-type="float"/>
          <table:table-cell table:formula="of:=STDEV([.CV3:.CV27])" office:value-type="float"/>
          <table:table-cell table:formula="of:=STDEV([.CW3:.CW27])" office:value-type="float"/>
          <table:table-cell table:formula="of:=STDEV([.CX3:.CX27])" office:value-type="float"/>
          <table:table-cell table:formula="of:=STDEV([.CY3:.CY27])" office:value-type="float"/>
          <table:table-cell table:formula="of:=STDEV([.CZ3:.CZ27])" office:value-type="float"/>
          <table:table-cell table:formula="of:=STDEV([.DA3:.DA27])" office:value-type="float"/>
          <table:table-cell table:formula="of:=STDEV([.DB3:.DB27])" office:value-type="float"/>
          <table:table-cell table:formula="of:=STDEV([.DC3:.DC27])" office:value-type="float"/>
          <table:table-cell table:formula="of:=STDEV([.DD3:.DD27])" office:value-type="float"/>
          <table:table-cell table:formula="of:=STDEV([.DE3:.DE27])" office:value-type="float"/>
          <table:table-cell table:formula="of:=STDEV([.DF3:.DF27])" office:value-type="float"/>
          <table:table-cell table:formula="of:=STDEV([.DG3:.DG27])" office:value-type="float"/>
          <table:table-cell table:formula="of:=STDEV([.DH3:.DH27])" office:value-type="float"/>
          <table:table-cell table:formula="of:=STDEV([.DI3:.DI27])" office:value-type="float"/>
          <table:table-cell table:formula="of:=STDEV([.DJ3:.DJ27])" office:value-type="float"/>
          <table:table-cell table:formula="of:=STDEV([.DK3:.DK27])" office:value-type="float"/>
          <table:table-cell table:formula="of:=STDEV([.DL3:.DL27])" office:value-type="float"/>
          <table:table-cell table:formula="of:=STDEV([.DM3:.DM27])" office:value-type="float"/>
          <table:table-cell table:formula="of:=STDEV([.DN3:.DN27])" office:value-type="float"/>
          <table:table-cell table:formula="of:=STDEV([.DO3:.DO27])" office:value-type="float"/>
          <table:table-cell table:formula="of:=STDEV([.DP3:.DP27])" office:value-type="float"/>
          <table:table-cell table:formula="of:=STDEV([.DQ3:.DQ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BJ3:.$BJ27])^2)^0.5" office:value-type="float"/>
          <table:table-cell table:number-matrix-columns-spanned="1" table:number-matrix-rows-spanned="1" table:formula="of:=SUM(([.C3:.C27]-[.$BK3:.$BK27])^2)^0.5" office:value-type="float"/>
          <table:table-cell table:number-matrix-columns-spanned="1" table:number-matrix-rows-spanned="1" table:formula="of:=SUM(([.D3:.D27]-[.$BL3:.$BL27])^2)^0.5" office:value-type="float"/>
          <table:table-cell table:number-matrix-columns-spanned="1" table:number-matrix-rows-spanned="1" table:formula="of:=SUM(([.E3:.E27]-[.$BM3:.$BM27])^2)^0.5" office:value-type="float"/>
          <table:table-cell table:number-matrix-columns-spanned="1" table:number-matrix-rows-spanned="1" table:formula="of:=SUM(([.F3:.F27]-[.$BN3:.$BN27])^2)^0.5" office:value-type="float"/>
          <table:table-cell table:number-matrix-columns-spanned="1" table:number-matrix-rows-spanned="1" table:formula="of:=SUM(([.G3:.G27]-[.$BO3:.$BO27])^2)^0.5" office:value-type="float"/>
          <table:table-cell table:number-matrix-columns-spanned="1" table:number-matrix-rows-spanned="1" table:formula="of:=SUM(([.H3:.H27]-[.$BP3:.$BP27])^2)^0.5" office:value-type="float"/>
          <table:table-cell table:number-matrix-columns-spanned="1" table:number-matrix-rows-spanned="1" table:formula="of:=SUM(([.I3:.I27]-[.$BQ3:.$BQ27])^2)^0.5" office:value-type="float"/>
          <table:table-cell table:number-matrix-columns-spanned="1" table:number-matrix-rows-spanned="1" table:formula="of:=SUM(([.J3:.J27]-[.$BR3:.$BR27])^2)^0.5" office:value-type="float"/>
          <table:table-cell table:number-matrix-columns-spanned="1" table:number-matrix-rows-spanned="1" table:formula="of:=SUM(([.K3:.K27]-[.$BS3:.$BS27])^2)^0.5" office:value-type="float"/>
          <table:table-cell table:number-matrix-columns-spanned="1" table:number-matrix-rows-spanned="1" table:formula="of:=SUM(([.L3:.L27]-[.$BT3:.$BT27])^2)^0.5" office:value-type="float"/>
          <table:table-cell table:number-matrix-columns-spanned="1" table:number-matrix-rows-spanned="1" table:formula="of:=SUM(([.M3:.M27]-[.$BU3:.$BU27])^2)^0.5" office:value-type="float"/>
          <table:table-cell table:number-matrix-columns-spanned="1" table:number-matrix-rows-spanned="1" table:formula="of:=SUM(([.N3:.N27]-[.$BV3:.$BV27])^2)^0.5" office:value-type="float"/>
          <table:table-cell table:number-matrix-columns-spanned="1" table:number-matrix-rows-spanned="1" table:formula="of:=SUM(([.O3:.O27]-[.$BW3:.$BW27])^2)^0.5" office:value-type="float"/>
          <table:table-cell table:number-matrix-columns-spanned="1" table:number-matrix-rows-spanned="1" table:formula="of:=SUM(([.P3:.P27]-[.$BX3:.$BX27])^2)^0.5" office:value-type="float"/>
          <table:table-cell table:number-matrix-columns-spanned="1" table:number-matrix-rows-spanned="1" table:formula="of:=SUM(([.Q3:.Q27]-[.$BY3:.$BY27])^2)^0.5" office:value-type="float"/>
          <table:table-cell table:number-matrix-columns-spanned="1" table:number-matrix-rows-spanned="1" table:formula="of:=SUM(([.R3:.R27]-[.$BZ3:.$BZ27])^2)^0.5" office:value-type="float"/>
          <table:table-cell table:number-matrix-columns-spanned="1" table:number-matrix-rows-spanned="1" table:formula="of:=SUM(([.S3:.S27]-[.$CA3:.$CA27])^2)^0.5" office:value-type="float"/>
          <table:table-cell table:number-matrix-columns-spanned="1" table:number-matrix-rows-spanned="1" table:formula="of:=SUM(([.T3:.T27]-[.$CB3:.$CB27])^2)^0.5" office:value-type="float"/>
          <table:table-cell table:number-matrix-columns-spanned="1" table:number-matrix-rows-spanned="1" table:formula="of:=SUM(([.U3:.U27]-[.$CC3:.$CC27])^2)^0.5" office:value-type="float"/>
          <table:table-cell table:number-matrix-columns-spanned="1" table:number-matrix-rows-spanned="1" table:formula="of:=SUM(([.V3:.V27]-[.$BJ3:.$BJ27])^2)^0.5" office:value-type="float"/>
          <table:table-cell table:number-matrix-columns-spanned="1" table:number-matrix-rows-spanned="1" table:formula="of:=SUM(([.W3:.W27]-[.$BK3:.$BK27])^2)^0.5" office:value-type="float"/>
          <table:table-cell table:number-matrix-columns-spanned="1" table:number-matrix-rows-spanned="1" table:formula="of:=SUM(([.X3:.X27]-[.$BL3:.$BL27])^2)^0.5" office:value-type="float"/>
          <table:table-cell table:number-matrix-columns-spanned="1" table:number-matrix-rows-spanned="1" table:formula="of:=SUM(([.Y3:.Y27]-[.$BM3:.$BM27])^2)^0.5" office:value-type="float"/>
          <table:table-cell table:number-matrix-columns-spanned="1" table:number-matrix-rows-spanned="1" table:formula="of:=SUM(([.Z3:.Z27]-[.$BN3:.$BN27])^2)^0.5" office:value-type="float"/>
          <table:table-cell table:number-matrix-columns-spanned="1" table:number-matrix-rows-spanned="1" table:formula="of:=SUM(([.AA3:.AA27]-[.$BO3:.$BO27])^2)^0.5" office:value-type="float"/>
          <table:table-cell table:number-matrix-columns-spanned="1" table:number-matrix-rows-spanned="1" table:formula="of:=SUM(([.AB3:.AB27]-[.$BP3:.$BP27])^2)^0.5" office:value-type="float"/>
          <table:table-cell table:number-matrix-columns-spanned="1" table:number-matrix-rows-spanned="1" table:formula="of:=SUM(([.AC3:.AC27]-[.$BQ3:.$BQ27])^2)^0.5" office:value-type="float"/>
          <table:table-cell table:number-matrix-columns-spanned="1" table:number-matrix-rows-spanned="1" table:formula="of:=SUM(([.AD3:.AD27]-[.$BR3:.$BR27])^2)^0.5" office:value-type="float"/>
          <table:table-cell table:number-matrix-columns-spanned="1" table:number-matrix-rows-spanned="1" table:formula="of:=SUM(([.AE3:.AE27]-[.$BS3:.$BS27])^2)^0.5" office:value-type="float"/>
          <table:table-cell table:number-matrix-columns-spanned="1" table:number-matrix-rows-spanned="1" table:formula="of:=SUM(([.AF3:.AF27]-[.$BT3:.$BT27])^2)^0.5" office:value-type="float"/>
          <table:table-cell table:number-matrix-columns-spanned="1" table:number-matrix-rows-spanned="1" table:formula="of:=SUM(([.AG3:.AG27]-[.$BU3:.$BU27])^2)^0.5" office:value-type="float"/>
          <table:table-cell table:number-matrix-columns-spanned="1" table:number-matrix-rows-spanned="1" table:formula="of:=SUM(([.AH3:.AH27]-[.$BV3:.$BV27])^2)^0.5" office:value-type="float"/>
          <table:table-cell table:number-matrix-columns-spanned="1" table:number-matrix-rows-spanned="1" table:formula="of:=SUM(([.AI3:.AI27]-[.$BW3:.$BW27])^2)^0.5" office:value-type="float"/>
          <table:table-cell table:number-matrix-columns-spanned="1" table:number-matrix-rows-spanned="1" table:formula="of:=SUM(([.AJ3:.AJ27]-[.$BX3:.$BX27])^2)^0.5" office:value-type="float"/>
          <table:table-cell table:number-matrix-columns-spanned="1" table:number-matrix-rows-spanned="1" table:formula="of:=SUM(([.AK3:.AK27]-[.$BY3:.$BY27])^2)^0.5" office:value-type="float"/>
          <table:table-cell table:number-matrix-columns-spanned="1" table:number-matrix-rows-spanned="1" table:formula="of:=SUM(([.AL3:.AL27]-[.$BZ3:.$BZ27])^2)^0.5" office:value-type="float"/>
          <table:table-cell table:number-matrix-columns-spanned="1" table:number-matrix-rows-spanned="1" table:formula="of:=SUM(([.AM3:.AM27]-[.$CA3:.$CA27])^2)^0.5" office:value-type="float"/>
          <table:table-cell table:number-matrix-columns-spanned="1" table:number-matrix-rows-spanned="1" table:formula="of:=SUM(([.AN3:.AN27]-[.$CB3:.$CB27])^2)^0.5" office:value-type="float"/>
          <table:table-cell table:number-matrix-columns-spanned="1" table:number-matrix-rows-spanned="1" table:formula="of:=SUM(([.AO3:.AO27]-[.$CC3:.$CC27])^2)^0.5" office:value-type="float"/>
          <table:table-cell table:number-matrix-columns-spanned="1" table:number-matrix-rows-spanned="1" table:formula="of:=SUM(([.AP3:.AP27]-[.$BJ3:.$BJ27])^2)^0.5" office:value-type="float"/>
          <table:table-cell table:number-matrix-columns-spanned="1" table:number-matrix-rows-spanned="1" table:formula="of:=SUM(([.AQ3:.AQ27]-[.$BK3:.$BK27])^2)^0.5" office:value-type="float"/>
          <table:table-cell table:number-matrix-columns-spanned="1" table:number-matrix-rows-spanned="1" table:formula="of:=SUM(([.AR3:.AR27]-[.$BL3:.$BL27])^2)^0.5" office:value-type="float"/>
          <table:table-cell table:number-matrix-columns-spanned="1" table:number-matrix-rows-spanned="1" table:formula="of:=SUM(([.AS3:.AS27]-[.$BM3:.$BM27])^2)^0.5" office:value-type="float"/>
          <table:table-cell table:number-matrix-columns-spanned="1" table:number-matrix-rows-spanned="1" table:formula="of:=SUM(([.AT3:.AT27]-[.$BN3:.$BN27])^2)^0.5" office:value-type="float"/>
          <table:table-cell table:number-matrix-columns-spanned="1" table:number-matrix-rows-spanned="1" table:formula="of:=SUM(([.AU3:.AU27]-[.$BO3:.$BO27])^2)^0.5" office:value-type="float"/>
          <table:table-cell table:number-matrix-columns-spanned="1" table:number-matrix-rows-spanned="1" table:formula="of:=SUM(([.AV3:.AV27]-[.$BP3:.$BP27])^2)^0.5" office:value-type="float"/>
          <table:table-cell table:number-matrix-columns-spanned="1" table:number-matrix-rows-spanned="1" table:formula="of:=SUM(([.AW3:.AW27]-[.$BQ3:.$BQ27])^2)^0.5" office:value-type="float"/>
          <table:table-cell table:number-matrix-columns-spanned="1" table:number-matrix-rows-spanned="1" table:formula="of:=SUM(([.AX3:.AX27]-[.$BR3:.$BR27])^2)^0.5" office:value-type="float"/>
          <table:table-cell table:number-matrix-columns-spanned="1" table:number-matrix-rows-spanned="1" table:formula="of:=SUM(([.AY3:.AY27]-[.$BS3:.$BS27])^2)^0.5" office:value-type="float"/>
          <table:table-cell table:number-matrix-columns-spanned="1" table:number-matrix-rows-spanned="1" table:formula="of:=SUM(([.AZ3:.AZ27]-[.$BT3:.$BT27])^2)^0.5" office:value-type="float"/>
          <table:table-cell table:number-matrix-columns-spanned="1" table:number-matrix-rows-spanned="1" table:formula="of:=SUM(([.BA3:.BA27]-[.$BU3:.$BU27])^2)^0.5" office:value-type="float"/>
          <table:table-cell table:number-matrix-columns-spanned="1" table:number-matrix-rows-spanned="1" table:formula="of:=SUM(([.BB3:.BB27]-[.$BV3:.$BV27])^2)^0.5" office:value-type="float"/>
          <table:table-cell table:number-matrix-columns-spanned="1" table:number-matrix-rows-spanned="1" table:formula="of:=SUM(([.BC3:.BC27]-[.$BW3:.$BW27])^2)^0.5" office:value-type="float"/>
          <table:table-cell table:number-matrix-columns-spanned="1" table:number-matrix-rows-spanned="1" table:formula="of:=SUM(([.BD3:.BD27]-[.$BX3:.$BX27])^2)^0.5" office:value-type="float"/>
          <table:table-cell table:number-matrix-columns-spanned="1" table:number-matrix-rows-spanned="1" table:formula="of:=SUM(([.BE3:.BE27]-[.$BY3:.$BY27])^2)^0.5" office:value-type="float"/>
          <table:table-cell table:number-matrix-columns-spanned="1" table:number-matrix-rows-spanned="1" table:formula="of:=SUM(([.BF3:.BF27]-[.$BZ3:.$BZ27])^2)^0.5" office:value-type="float"/>
          <table:table-cell table:number-matrix-columns-spanned="1" table:number-matrix-rows-spanned="1" table:formula="of:=SUM(([.BG3:.BG27]-[.$CA3:.$CA27])^2)^0.5" office:value-type="float"/>
          <table:table-cell table:number-matrix-columns-spanned="1" table:number-matrix-rows-spanned="1" table:formula="of:=SUM(([.BH3:.BH27]-[.$CB3:.$CB27])^2)^0.5" office:value-type="float"/>
          <table:table-cell table:number-matrix-columns-spanned="1" table:number-matrix-rows-spanned="1" table:formula="of:=SUM(([.BI3:.BI27]-[.$CC3:.$CC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BJ3:.$BJ27])" office:value-type="float"/>
          <table:table-cell table:number-matrix-columns-spanned="1" table:number-matrix-rows-spanned="1" table:formula="of:=SUM([.C3:.C27]=[.$BK3:.$BK27])" office:value-type="float"/>
          <table:table-cell table:number-matrix-columns-spanned="1" table:number-matrix-rows-spanned="1" table:formula="of:=SUM([.D3:.D27]=[.$BL3:.$BL27])" office:value-type="float"/>
          <table:table-cell table:number-matrix-columns-spanned="1" table:number-matrix-rows-spanned="1" table:formula="of:=SUM([.E3:.E27]=[.$BM3:.$BM27])" office:value-type="float"/>
          <table:table-cell table:number-matrix-columns-spanned="1" table:number-matrix-rows-spanned="1" table:formula="of:=SUM([.F3:.F27]=[.$BN3:.$BN27])" office:value-type="float"/>
          <table:table-cell table:number-matrix-columns-spanned="1" table:number-matrix-rows-spanned="1" table:formula="of:=SUM([.G3:.G27]=[.$BO3:.$BO27])" office:value-type="float"/>
          <table:table-cell table:number-matrix-columns-spanned="1" table:number-matrix-rows-spanned="1" table:formula="of:=SUM([.H3:.H27]=[.$BP3:.$BP27])" office:value-type="float"/>
          <table:table-cell table:number-matrix-columns-spanned="1" table:number-matrix-rows-spanned="1" table:formula="of:=SUM([.I3:.I27]=[.$BQ3:.$BQ27])" office:value-type="float"/>
          <table:table-cell table:number-matrix-columns-spanned="1" table:number-matrix-rows-spanned="1" table:formula="of:=SUM([.J3:.J27]=[.$BR3:.$BR27])" office:value-type="float"/>
          <table:table-cell table:number-matrix-columns-spanned="1" table:number-matrix-rows-spanned="1" table:formula="of:=SUM([.K3:.K27]=[.$BS3:.$BS27])" office:value-type="float"/>
          <table:table-cell table:number-matrix-columns-spanned="1" table:number-matrix-rows-spanned="1" table:formula="of:=SUM([.L3:.L27]=[.$BT3:.$BT27])" office:value-type="float"/>
          <table:table-cell table:number-matrix-columns-spanned="1" table:number-matrix-rows-spanned="1" table:formula="of:=SUM([.M3:.M27]=[.$BU3:.$BU27])" office:value-type="float"/>
          <table:table-cell table:number-matrix-columns-spanned="1" table:number-matrix-rows-spanned="1" table:formula="of:=SUM([.N3:.N27]=[.$BV3:.$BV27])" office:value-type="float"/>
          <table:table-cell table:number-matrix-columns-spanned="1" table:number-matrix-rows-spanned="1" table:formula="of:=SUM([.O3:.O27]=[.$BW3:.$BW27])" office:value-type="float"/>
          <table:table-cell table:number-matrix-columns-spanned="1" table:number-matrix-rows-spanned="1" table:formula="of:=SUM([.P3:.P27]=[.$BX3:.$BX27])" office:value-type="float"/>
          <table:table-cell table:number-matrix-columns-spanned="1" table:number-matrix-rows-spanned="1" table:formula="of:=SUM([.Q3:.Q27]=[.$BY3:.$BY27])" office:value-type="float"/>
          <table:table-cell table:number-matrix-columns-spanned="1" table:number-matrix-rows-spanned="1" table:formula="of:=SUM([.R3:.R27]=[.$BZ3:.$BZ27])" office:value-type="float"/>
          <table:table-cell table:number-matrix-columns-spanned="1" table:number-matrix-rows-spanned="1" table:formula="of:=SUM([.S3:.S27]=[.$CA3:.$CA27])" office:value-type="float"/>
          <table:table-cell table:number-matrix-columns-spanned="1" table:number-matrix-rows-spanned="1" table:formula="of:=SUM([.T3:.T27]=[.$CB3:.$CB27])" office:value-type="float"/>
          <table:table-cell table:number-matrix-columns-spanned="1" table:number-matrix-rows-spanned="1" table:formula="of:=SUM([.U3:.U27]=[.$CC3:.$CC27])" office:value-type="float"/>
          <table:table-cell table:number-matrix-columns-spanned="1" table:number-matrix-rows-spanned="1" table:formula="of:=SUM([.V3:.V27]=[.$BJ3:.$BJ27])" office:value-type="float"/>
          <table:table-cell table:number-matrix-columns-spanned="1" table:number-matrix-rows-spanned="1" table:formula="of:=SUM([.W3:.W27]=[.$BK3:.$BK27])" office:value-type="float"/>
          <table:table-cell table:number-matrix-columns-spanned="1" table:number-matrix-rows-spanned="1" table:formula="of:=SUM([.X3:.X27]=[.$BL3:.$BL27])" office:value-type="float"/>
          <table:table-cell table:number-matrix-columns-spanned="1" table:number-matrix-rows-spanned="1" table:formula="of:=SUM([.Y3:.Y27]=[.$BM3:.$BM27])" office:value-type="float"/>
          <table:table-cell table:number-matrix-columns-spanned="1" table:number-matrix-rows-spanned="1" table:formula="of:=SUM([.Z3:.Z27]=[.$BN3:.$BN27])" office:value-type="float"/>
          <table:table-cell table:number-matrix-columns-spanned="1" table:number-matrix-rows-spanned="1" table:formula="of:=SUM([.AA3:.AA27]=[.$BO3:.$BO27])" office:value-type="float"/>
          <table:table-cell table:number-matrix-columns-spanned="1" table:number-matrix-rows-spanned="1" table:formula="of:=SUM([.AB3:.AB27]=[.$BP3:.$BP27])" office:value-type="float"/>
          <table:table-cell table:number-matrix-columns-spanned="1" table:number-matrix-rows-spanned="1" table:formula="of:=SUM([.AC3:.AC27]=[.$BQ3:.$BQ27])" office:value-type="float"/>
          <table:table-cell table:number-matrix-columns-spanned="1" table:number-matrix-rows-spanned="1" table:formula="of:=SUM([.AD3:.AD27]=[.$BR3:.$BR27])" office:value-type="float"/>
          <table:table-cell table:number-matrix-columns-spanned="1" table:number-matrix-rows-spanned="1" table:formula="of:=SUM([.AE3:.AE27]=[.$BS3:.$BS27])" office:value-type="float"/>
          <table:table-cell table:number-matrix-columns-spanned="1" table:number-matrix-rows-spanned="1" table:formula="of:=SUM([.AF3:.AF27]=[.$BT3:.$BT27])" office:value-type="float"/>
          <table:table-cell table:number-matrix-columns-spanned="1" table:number-matrix-rows-spanned="1" table:formula="of:=SUM([.AG3:.AG27]=[.$BU3:.$BU27])" office:value-type="float"/>
          <table:table-cell table:number-matrix-columns-spanned="1" table:number-matrix-rows-spanned="1" table:formula="of:=SUM([.AH3:.AH27]=[.$BV3:.$BV27])" office:value-type="float"/>
          <table:table-cell table:number-matrix-columns-spanned="1" table:number-matrix-rows-spanned="1" table:formula="of:=SUM([.AI3:.AI27]=[.$BW3:.$BW27])" office:value-type="float"/>
          <table:table-cell table:number-matrix-columns-spanned="1" table:number-matrix-rows-spanned="1" table:formula="of:=SUM([.AJ3:.AJ27]=[.$BX3:.$BX27])" office:value-type="float"/>
          <table:table-cell table:number-matrix-columns-spanned="1" table:number-matrix-rows-spanned="1" table:formula="of:=SUM([.AK3:.AK27]=[.$BY3:.$BY27])" office:value-type="float"/>
          <table:table-cell table:number-matrix-columns-spanned="1" table:number-matrix-rows-spanned="1" table:formula="of:=SUM([.AL3:.AL27]=[.$BZ3:.$BZ27])" office:value-type="float"/>
          <table:table-cell table:number-matrix-columns-spanned="1" table:number-matrix-rows-spanned="1" table:formula="of:=SUM([.AM3:.AM27]=[.$CA3:.$CA27])" office:value-type="float"/>
          <table:table-cell table:number-matrix-columns-spanned="1" table:number-matrix-rows-spanned="1" table:formula="of:=SUM([.AN3:.AN27]=[.$CB3:.$CB27])" office:value-type="float"/>
          <table:table-cell table:number-matrix-columns-spanned="1" table:number-matrix-rows-spanned="1" table:formula="of:=SUM([.AO3:.AO27]=[.$CC3:.$CC27])" office:value-type="float"/>
          <table:table-cell table:number-matrix-columns-spanned="1" table:number-matrix-rows-spanned="1" table:formula="of:=SUM([.AP3:.AP27]=[.$BJ3:.$BJ27])" office:value-type="float"/>
          <table:table-cell table:number-matrix-columns-spanned="1" table:number-matrix-rows-spanned="1" table:formula="of:=SUM([.AQ3:.AQ27]=[.$BK3:.$BK27])" office:value-type="float"/>
          <table:table-cell table:number-matrix-columns-spanned="1" table:number-matrix-rows-spanned="1" table:formula="of:=SUM([.AR3:.AR27]=[.$BL3:.$BL27])" office:value-type="float"/>
          <table:table-cell table:number-matrix-columns-spanned="1" table:number-matrix-rows-spanned="1" table:formula="of:=SUM([.AS3:.AS27]=[.$BM3:.$BM27])" office:value-type="float"/>
          <table:table-cell table:number-matrix-columns-spanned="1" table:number-matrix-rows-spanned="1" table:formula="of:=SUM([.AT3:.AT27]=[.$BN3:.$BN27])" office:value-type="float"/>
          <table:table-cell table:number-matrix-columns-spanned="1" table:number-matrix-rows-spanned="1" table:formula="of:=SUM([.AU3:.AU27]=[.$BO3:.$BO27])" office:value-type="float"/>
          <table:table-cell table:number-matrix-columns-spanned="1" table:number-matrix-rows-spanned="1" table:formula="of:=SUM([.AV3:.AV27]=[.$BP3:.$BP27])" office:value-type="float"/>
          <table:table-cell table:number-matrix-columns-spanned="1" table:number-matrix-rows-spanned="1" table:formula="of:=SUM([.AW3:.AW27]=[.$BQ3:.$BQ27])" office:value-type="float"/>
          <table:table-cell table:number-matrix-columns-spanned="1" table:number-matrix-rows-spanned="1" table:formula="of:=SUM([.AX3:.AX27]=[.$BR3:.$BR27])" office:value-type="float"/>
          <table:table-cell table:number-matrix-columns-spanned="1" table:number-matrix-rows-spanned="1" table:formula="of:=SUM([.AY3:.AY27]=[.$BS3:.$BS27])" office:value-type="float"/>
          <table:table-cell table:number-matrix-columns-spanned="1" table:number-matrix-rows-spanned="1" table:formula="of:=SUM([.AZ3:.AZ27]=[.$BT3:.$BT27])" office:value-type="float"/>
          <table:table-cell table:number-matrix-columns-spanned="1" table:number-matrix-rows-spanned="1" table:formula="of:=SUM([.BA3:.BA27]=[.$BU3:.$BU27])" office:value-type="float"/>
          <table:table-cell table:number-matrix-columns-spanned="1" table:number-matrix-rows-spanned="1" table:formula="of:=SUM([.BB3:.BB27]=[.$BV3:.$BV27])" office:value-type="float"/>
          <table:table-cell table:number-matrix-columns-spanned="1" table:number-matrix-rows-spanned="1" table:formula="of:=SUM([.BC3:.BC27]=[.$BW3:.$BW27])" office:value-type="float"/>
          <table:table-cell table:number-matrix-columns-spanned="1" table:number-matrix-rows-spanned="1" table:formula="of:=SUM([.BD3:.BD27]=[.$BX3:.$BX27])" office:value-type="float"/>
          <table:table-cell table:number-matrix-columns-spanned="1" table:number-matrix-rows-spanned="1" table:formula="of:=SUM([.BE3:.BE27]=[.$BY3:.$BY27])" office:value-type="float"/>
          <table:table-cell table:number-matrix-columns-spanned="1" table:number-matrix-rows-spanned="1" table:formula="of:=SUM([.BF3:.BF27]=[.$BZ3:.$BZ27])" office:value-type="float"/>
          <table:table-cell table:number-matrix-columns-spanned="1" table:number-matrix-rows-spanned="1" table:formula="of:=SUM([.BG3:.BG27]=[.$CA3:.$CA27])" office:value-type="float"/>
          <table:table-cell table:number-matrix-columns-spanned="1" table:number-matrix-rows-spanned="1" table:formula="of:=SUM([.BH3:.BH27]=[.$CB3:.$CB27])" office:value-type="float"/>
          <table:table-cell table:number-matrix-columns-spanned="1" table:number-matrix-rows-spanned="1" table:formula="of:=SUM([.BI3:.BI27]=[.$CC3:.$CC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CD3:.$CD27])" office:value-type="float"/>
          <table:table-cell table:number-matrix-columns-spanned="1" table:number-matrix-rows-spanned="1" table:formula="of:=SUM([.C3:.C27]&lt;[.$CE3:.$CE27])" office:value-type="float"/>
          <table:table-cell table:number-matrix-columns-spanned="1" table:number-matrix-rows-spanned="1" table:formula="of:=SUM([.D3:.D27]&lt;[.$CF3:.$CF27])" office:value-type="float"/>
          <table:table-cell table:number-matrix-columns-spanned="1" table:number-matrix-rows-spanned="1" table:formula="of:=SUM([.E3:.E27]&lt;[.$CG3:.$CG27])" office:value-type="float"/>
          <table:table-cell table:number-matrix-columns-spanned="1" table:number-matrix-rows-spanned="1" table:formula="of:=SUM([.F3:.F27]&lt;[.$CH3:.$CH27])" office:value-type="float"/>
          <table:table-cell table:number-matrix-columns-spanned="1" table:number-matrix-rows-spanned="1" table:formula="of:=SUM([.G3:.G27]&lt;[.$CI3:.$CI27])" office:value-type="float"/>
          <table:table-cell table:number-matrix-columns-spanned="1" table:number-matrix-rows-spanned="1" table:formula="of:=SUM([.H3:.H27]&lt;[.$CJ3:.$CJ27])" office:value-type="float"/>
          <table:table-cell table:number-matrix-columns-spanned="1" table:number-matrix-rows-spanned="1" table:formula="of:=SUM([.I3:.I27]&lt;[.$CK3:.$CK27])" office:value-type="float"/>
          <table:table-cell table:number-matrix-columns-spanned="1" table:number-matrix-rows-spanned="1" table:formula="of:=SUM([.J3:.J27]&lt;[.$CL3:.$CL27])" office:value-type="float"/>
          <table:table-cell table:number-matrix-columns-spanned="1" table:number-matrix-rows-spanned="1" table:formula="of:=SUM([.K3:.K27]&lt;[.$CM3:.$CM27])" office:value-type="float"/>
          <table:table-cell table:number-matrix-columns-spanned="1" table:number-matrix-rows-spanned="1" table:formula="of:=SUM([.L3:.L27]&lt;[.$CN3:.$CN27])" office:value-type="float"/>
          <table:table-cell table:number-matrix-columns-spanned="1" table:number-matrix-rows-spanned="1" table:formula="of:=SUM([.M3:.M27]&lt;[.$CO3:.$CO27])" office:value-type="float"/>
          <table:table-cell table:number-matrix-columns-spanned="1" table:number-matrix-rows-spanned="1" table:formula="of:=SUM([.N3:.N27]&lt;[.$CP3:.$CP27])" office:value-type="float"/>
          <table:table-cell table:number-matrix-columns-spanned="1" table:number-matrix-rows-spanned="1" table:formula="of:=SUM([.O3:.O27]&lt;[.$CQ3:.$CQ27])" office:value-type="float"/>
          <table:table-cell table:number-matrix-columns-spanned="1" table:number-matrix-rows-spanned="1" table:formula="of:=SUM([.P3:.P27]&lt;[.$CR3:.$CR27])" office:value-type="float"/>
          <table:table-cell table:number-matrix-columns-spanned="1" table:number-matrix-rows-spanned="1" table:formula="of:=SUM([.Q3:.Q27]&lt;[.$CS3:.$CS27])" office:value-type="float"/>
          <table:table-cell table:number-matrix-columns-spanned="1" table:number-matrix-rows-spanned="1" table:formula="of:=SUM([.R3:.R27]&lt;[.$CT3:.$CT27])" office:value-type="float"/>
          <table:table-cell table:number-matrix-columns-spanned="1" table:number-matrix-rows-spanned="1" table:formula="of:=SUM([.S3:.S27]&lt;[.$CU3:.$CU27])" office:value-type="float"/>
          <table:table-cell table:number-matrix-columns-spanned="1" table:number-matrix-rows-spanned="1" table:formula="of:=SUM([.T3:.T27]&lt;[.$CV3:.$CV27])" office:value-type="float"/>
          <table:table-cell table:number-matrix-columns-spanned="1" table:number-matrix-rows-spanned="1" table:formula="of:=SUM([.U3:.U27]&lt;[.$CW3:.$CW27])" office:value-type="float"/>
          <table:table-cell table:number-matrix-columns-spanned="1" table:number-matrix-rows-spanned="1" table:formula="of:=SUM([.V3:.V27]&lt;[.$CD3:.$CD27])" office:value-type="float"/>
          <table:table-cell table:number-matrix-columns-spanned="1" table:number-matrix-rows-spanned="1" table:formula="of:=SUM([.W3:.W27]&lt;[.$CE3:.$CE27])" office:value-type="float"/>
          <table:table-cell table:number-matrix-columns-spanned="1" table:number-matrix-rows-spanned="1" table:formula="of:=SUM([.X3:.X27]&lt;[.$CF3:.$CF27])" office:value-type="float"/>
          <table:table-cell table:number-matrix-columns-spanned="1" table:number-matrix-rows-spanned="1" table:formula="of:=SUM([.Y3:.Y27]&lt;[.$CG3:.$CG27])" office:value-type="float"/>
          <table:table-cell table:number-matrix-columns-spanned="1" table:number-matrix-rows-spanned="1" table:formula="of:=SUM([.Z3:.Z27]&lt;[.$CH3:.$CH27])" office:value-type="float"/>
          <table:table-cell table:number-matrix-columns-spanned="1" table:number-matrix-rows-spanned="1" table:formula="of:=SUM([.AA3:.AA27]&lt;[.$CI3:.$CI27])" office:value-type="float"/>
          <table:table-cell table:number-matrix-columns-spanned="1" table:number-matrix-rows-spanned="1" table:formula="of:=SUM([.AB3:.AB27]&lt;[.$CJ3:.$CJ27])" office:value-type="float"/>
          <table:table-cell table:number-matrix-columns-spanned="1" table:number-matrix-rows-spanned="1" table:formula="of:=SUM([.AC3:.AC27]&lt;[.$CK3:.$CK27])" office:value-type="float"/>
          <table:table-cell table:number-matrix-columns-spanned="1" table:number-matrix-rows-spanned="1" table:formula="of:=SUM([.AD3:.AD27]&lt;[.$CL3:.$CL27])" office:value-type="float"/>
          <table:table-cell table:number-matrix-columns-spanned="1" table:number-matrix-rows-spanned="1" table:formula="of:=SUM([.AE3:.AE27]&lt;[.$CM3:.$CM27])" office:value-type="float"/>
          <table:table-cell table:number-matrix-columns-spanned="1" table:number-matrix-rows-spanned="1" table:formula="of:=SUM([.AF3:.AF27]&lt;[.$CN3:.$CN27])" office:value-type="float"/>
          <table:table-cell table:number-matrix-columns-spanned="1" table:number-matrix-rows-spanned="1" table:formula="of:=SUM([.AG3:.AG27]&lt;[.$CO3:.$CO27])" office:value-type="float"/>
          <table:table-cell table:number-matrix-columns-spanned="1" table:number-matrix-rows-spanned="1" table:formula="of:=SUM([.AH3:.AH27]&lt;[.$CP3:.$CP27])" office:value-type="float"/>
          <table:table-cell table:number-matrix-columns-spanned="1" table:number-matrix-rows-spanned="1" table:formula="of:=SUM([.AI3:.AI27]&lt;[.$CQ3:.$CQ27])" office:value-type="float"/>
          <table:table-cell table:number-matrix-columns-spanned="1" table:number-matrix-rows-spanned="1" table:formula="of:=SUM([.AJ3:.AJ27]&lt;[.$CR3:.$CR27])" office:value-type="float"/>
          <table:table-cell table:number-matrix-columns-spanned="1" table:number-matrix-rows-spanned="1" table:formula="of:=SUM([.AK3:.AK27]&lt;[.$CS3:.$CS27])" office:value-type="float"/>
          <table:table-cell table:number-matrix-columns-spanned="1" table:number-matrix-rows-spanned="1" table:formula="of:=SUM([.AL3:.AL27]&lt;[.$CT3:.$CT27])" office:value-type="float"/>
          <table:table-cell table:number-matrix-columns-spanned="1" table:number-matrix-rows-spanned="1" table:formula="of:=SUM([.AM3:.AM27]&lt;[.$CU3:.$CU27])" office:value-type="float"/>
          <table:table-cell table:number-matrix-columns-spanned="1" table:number-matrix-rows-spanned="1" table:formula="of:=SUM([.AN3:.AN27]&lt;[.$CV3:.$CV27])" office:value-type="float"/>
          <table:table-cell table:number-matrix-columns-spanned="1" table:number-matrix-rows-spanned="1" table:formula="of:=SUM([.AO3:.AO27]&lt;[.$CW3:.$CW27])" office:value-type="float"/>
          <table:table-cell table:number-matrix-columns-spanned="1" table:number-matrix-rows-spanned="1" table:formula="of:=SUM([.AP3:.AP27]&lt;[.$CD3:.$CD27])" office:value-type="float"/>
          <table:table-cell table:number-matrix-columns-spanned="1" table:number-matrix-rows-spanned="1" table:formula="of:=SUM([.AQ3:.AQ27]&lt;[.$CE3:.$CE27])" office:value-type="float"/>
          <table:table-cell table:number-matrix-columns-spanned="1" table:number-matrix-rows-spanned="1" table:formula="of:=SUM([.AR3:.AR27]&lt;[.$CF3:.$CF27])" office:value-type="float"/>
          <table:table-cell table:number-matrix-columns-spanned="1" table:number-matrix-rows-spanned="1" table:formula="of:=SUM([.AS3:.AS27]&lt;[.$CG3:.$CG27])" office:value-type="float"/>
          <table:table-cell table:number-matrix-columns-spanned="1" table:number-matrix-rows-spanned="1" table:formula="of:=SUM([.AT3:.AT27]&lt;[.$CH3:.$CH27])" office:value-type="float"/>
          <table:table-cell table:number-matrix-columns-spanned="1" table:number-matrix-rows-spanned="1" table:formula="of:=SUM([.AU3:.AU27]&lt;[.$CI3:.$CI27])" office:value-type="float"/>
          <table:table-cell table:number-matrix-columns-spanned="1" table:number-matrix-rows-spanned="1" table:formula="of:=SUM([.AV3:.AV27]&lt;[.$CJ3:.$CJ27])" office:value-type="float"/>
          <table:table-cell table:number-matrix-columns-spanned="1" table:number-matrix-rows-spanned="1" table:formula="of:=SUM([.AW3:.AW27]&lt;[.$CK3:.$CK27])" office:value-type="float"/>
          <table:table-cell table:number-matrix-columns-spanned="1" table:number-matrix-rows-spanned="1" table:formula="of:=SUM([.AX3:.AX27]&lt;[.$CL3:.$CL27])" office:value-type="float"/>
          <table:table-cell table:number-matrix-columns-spanned="1" table:number-matrix-rows-spanned="1" table:formula="of:=SUM([.AY3:.AY27]&lt;[.$CM3:.$CM27])" office:value-type="float"/>
          <table:table-cell table:number-matrix-columns-spanned="1" table:number-matrix-rows-spanned="1" table:formula="of:=SUM([.AZ3:.AZ27]&lt;[.$CN3:.$CN27])" office:value-type="float"/>
          <table:table-cell table:number-matrix-columns-spanned="1" table:number-matrix-rows-spanned="1" table:formula="of:=SUM([.BA3:.BA27]&lt;[.$CO3:.$CO27])" office:value-type="float"/>
          <table:table-cell table:number-matrix-columns-spanned="1" table:number-matrix-rows-spanned="1" table:formula="of:=SUM([.BB3:.BB27]&lt;[.$CP3:.$CP27])" office:value-type="float"/>
          <table:table-cell table:number-matrix-columns-spanned="1" table:number-matrix-rows-spanned="1" table:formula="of:=SUM([.BC3:.BC27]&lt;[.$CQ3:.$CQ27])" office:value-type="float"/>
          <table:table-cell table:number-matrix-columns-spanned="1" table:number-matrix-rows-spanned="1" table:formula="of:=SUM([.BD3:.BD27]&lt;[.$CR3:.$CR27])" office:value-type="float"/>
          <table:table-cell table:number-matrix-columns-spanned="1" table:number-matrix-rows-spanned="1" table:formula="of:=SUM([.BE3:.BE27]&lt;[.$CS3:.$CS27])" office:value-type="float"/>
          <table:table-cell table:number-matrix-columns-spanned="1" table:number-matrix-rows-spanned="1" table:formula="of:=SUM([.BF3:.BF27]&lt;[.$CT3:.$CT27])" office:value-type="float"/>
          <table:table-cell table:number-matrix-columns-spanned="1" table:number-matrix-rows-spanned="1" table:formula="of:=SUM([.BG3:.BG27]&lt;[.$CU3:.$CU27])" office:value-type="float"/>
          <table:table-cell table:number-matrix-columns-spanned="1" table:number-matrix-rows-spanned="1" table:formula="of:=SUM([.BH3:.BH27]&lt;[.$CV3:.$CV27])" office:value-type="float"/>
          <table:table-cell table:number-matrix-columns-spanned="1" table:number-matrix-rows-spanned="1" table:formula="of:=SUM([.BI3:.BI27]&lt;[.$CW3:.$CW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CD3:.$CD27])" office:value-type="float"/>
          <table:table-cell table:number-matrix-columns-spanned="1" table:number-matrix-rows-spanned="1" table:formula="of:=SUM([.C3:.C27]&gt;[.$CE3:.$CE27])" office:value-type="float"/>
          <table:table-cell table:number-matrix-columns-spanned="1" table:number-matrix-rows-spanned="1" table:formula="of:=SUM([.D3:.D27]&gt;[.$CF3:.$CF27])" office:value-type="float"/>
          <table:table-cell table:number-matrix-columns-spanned="1" table:number-matrix-rows-spanned="1" table:formula="of:=SUM([.E3:.E27]&gt;[.$CG3:.$CG27])" office:value-type="float"/>
          <table:table-cell table:number-matrix-columns-spanned="1" table:number-matrix-rows-spanned="1" table:formula="of:=SUM([.F3:.F27]&gt;[.$CH3:.$CH27])" office:value-type="float"/>
          <table:table-cell table:number-matrix-columns-spanned="1" table:number-matrix-rows-spanned="1" table:formula="of:=SUM([.G3:.G27]&gt;[.$CI3:.$CI27])" office:value-type="float"/>
          <table:table-cell table:number-matrix-columns-spanned="1" table:number-matrix-rows-spanned="1" table:formula="of:=SUM([.H3:.H27]&gt;[.$CJ3:.$CJ27])" office:value-type="float"/>
          <table:table-cell table:number-matrix-columns-spanned="1" table:number-matrix-rows-spanned="1" table:formula="of:=SUM([.I3:.I27]&gt;[.$CK3:.$CK27])" office:value-type="float"/>
          <table:table-cell table:number-matrix-columns-spanned="1" table:number-matrix-rows-spanned="1" table:formula="of:=SUM([.J3:.J27]&gt;[.$CL3:.$CL27])" office:value-type="float"/>
          <table:table-cell table:number-matrix-columns-spanned="1" table:number-matrix-rows-spanned="1" table:formula="of:=SUM([.K3:.K27]&gt;[.$CM3:.$CM27])" office:value-type="float"/>
          <table:table-cell table:number-matrix-columns-spanned="1" table:number-matrix-rows-spanned="1" table:formula="of:=SUM([.L3:.L27]&gt;[.$CN3:.$CN27])" office:value-type="float"/>
          <table:table-cell table:number-matrix-columns-spanned="1" table:number-matrix-rows-spanned="1" table:formula="of:=SUM([.M3:.M27]&gt;[.$CO3:.$CO27])" office:value-type="float"/>
          <table:table-cell table:number-matrix-columns-spanned="1" table:number-matrix-rows-spanned="1" table:formula="of:=SUM([.N3:.N27]&gt;[.$CP3:.$CP27])" office:value-type="float"/>
          <table:table-cell table:number-matrix-columns-spanned="1" table:number-matrix-rows-spanned="1" table:formula="of:=SUM([.O3:.O27]&gt;[.$CQ3:.$CQ27])" office:value-type="float"/>
          <table:table-cell table:number-matrix-columns-spanned="1" table:number-matrix-rows-spanned="1" table:formula="of:=SUM([.P3:.P27]&gt;[.$CR3:.$CR27])" office:value-type="float"/>
          <table:table-cell table:number-matrix-columns-spanned="1" table:number-matrix-rows-spanned="1" table:formula="of:=SUM([.Q3:.Q27]&gt;[.$CS3:.$CS27])" office:value-type="float"/>
          <table:table-cell table:number-matrix-columns-spanned="1" table:number-matrix-rows-spanned="1" table:formula="of:=SUM([.R3:.R27]&gt;[.$CT3:.$CT27])" office:value-type="float"/>
          <table:table-cell table:number-matrix-columns-spanned="1" table:number-matrix-rows-spanned="1" table:formula="of:=SUM([.S3:.S27]&gt;[.$CU3:.$CU27])" office:value-type="float"/>
          <table:table-cell table:number-matrix-columns-spanned="1" table:number-matrix-rows-spanned="1" table:formula="of:=SUM([.T3:.T27]&gt;[.$CV3:.$CV27])" office:value-type="float"/>
          <table:table-cell table:number-matrix-columns-spanned="1" table:number-matrix-rows-spanned="1" table:formula="of:=SUM([.U3:.U27]&gt;[.$CW3:.$CW27])" office:value-type="float"/>
          <table:table-cell table:number-matrix-columns-spanned="1" table:number-matrix-rows-spanned="1" table:formula="of:=SUM([.V3:.V27]&gt;[.$CD3:.$CD27])" office:value-type="float"/>
          <table:table-cell table:number-matrix-columns-spanned="1" table:number-matrix-rows-spanned="1" table:formula="of:=SUM([.W3:.W27]&gt;[.$CE3:.$CE27])" office:value-type="float"/>
          <table:table-cell table:number-matrix-columns-spanned="1" table:number-matrix-rows-spanned="1" table:formula="of:=SUM([.X3:.X27]&gt;[.$CF3:.$CF27])" office:value-type="float"/>
          <table:table-cell table:number-matrix-columns-spanned="1" table:number-matrix-rows-spanned="1" table:formula="of:=SUM([.Y3:.Y27]&gt;[.$CG3:.$CG27])" office:value-type="float"/>
          <table:table-cell table:number-matrix-columns-spanned="1" table:number-matrix-rows-spanned="1" table:formula="of:=SUM([.Z3:.Z27]&gt;[.$CH3:.$CH27])" office:value-type="float"/>
          <table:table-cell table:number-matrix-columns-spanned="1" table:number-matrix-rows-spanned="1" table:formula="of:=SUM([.AA3:.AA27]&gt;[.$CI3:.$CI27])" office:value-type="float"/>
          <table:table-cell table:number-matrix-columns-spanned="1" table:number-matrix-rows-spanned="1" table:formula="of:=SUM([.AB3:.AB27]&gt;[.$CJ3:.$CJ27])" office:value-type="float"/>
          <table:table-cell table:number-matrix-columns-spanned="1" table:number-matrix-rows-spanned="1" table:formula="of:=SUM([.AC3:.AC27]&gt;[.$CK3:.$CK27])" office:value-type="float"/>
          <table:table-cell table:number-matrix-columns-spanned="1" table:number-matrix-rows-spanned="1" table:formula="of:=SUM([.AD3:.AD27]&gt;[.$CL3:.$CL27])" office:value-type="float"/>
          <table:table-cell table:number-matrix-columns-spanned="1" table:number-matrix-rows-spanned="1" table:formula="of:=SUM([.AE3:.AE27]&gt;[.$CM3:.$CM27])" office:value-type="float"/>
          <table:table-cell table:number-matrix-columns-spanned="1" table:number-matrix-rows-spanned="1" table:formula="of:=SUM([.AF3:.AF27]&gt;[.$CN3:.$CN27])" office:value-type="float"/>
          <table:table-cell table:number-matrix-columns-spanned="1" table:number-matrix-rows-spanned="1" table:formula="of:=SUM([.AG3:.AG27]&gt;[.$CO3:.$CO27])" office:value-type="float"/>
          <table:table-cell table:number-matrix-columns-spanned="1" table:number-matrix-rows-spanned="1" table:formula="of:=SUM([.AH3:.AH27]&gt;[.$CP3:.$CP27])" office:value-type="float"/>
          <table:table-cell table:number-matrix-columns-spanned="1" table:number-matrix-rows-spanned="1" table:formula="of:=SUM([.AI3:.AI27]&gt;[.$CQ3:.$CQ27])" office:value-type="float"/>
          <table:table-cell table:number-matrix-columns-spanned="1" table:number-matrix-rows-spanned="1" table:formula="of:=SUM([.AJ3:.AJ27]&gt;[.$CR3:.$CR27])" office:value-type="float"/>
          <table:table-cell table:number-matrix-columns-spanned="1" table:number-matrix-rows-spanned="1" table:formula="of:=SUM([.AK3:.AK27]&gt;[.$CS3:.$CS27])" office:value-type="float"/>
          <table:table-cell table:number-matrix-columns-spanned="1" table:number-matrix-rows-spanned="1" table:formula="of:=SUM([.AL3:.AL27]&gt;[.$CT3:.$CT27])" office:value-type="float"/>
          <table:table-cell table:number-matrix-columns-spanned="1" table:number-matrix-rows-spanned="1" table:formula="of:=SUM([.AM3:.AM27]&gt;[.$CU3:.$CU27])" office:value-type="float"/>
          <table:table-cell table:number-matrix-columns-spanned="1" table:number-matrix-rows-spanned="1" table:formula="of:=SUM([.AN3:.AN27]&gt;[.$CV3:.$CV27])" office:value-type="float"/>
          <table:table-cell table:number-matrix-columns-spanned="1" table:number-matrix-rows-spanned="1" table:formula="of:=SUM([.AO3:.AO27]&gt;[.$CW3:.$CW27])" office:value-type="float"/>
          <table:table-cell table:number-matrix-columns-spanned="1" table:number-matrix-rows-spanned="1" table:formula="of:=SUM([.AP3:.AP27]&gt;[.$CD3:.$CD27])" office:value-type="float"/>
          <table:table-cell table:number-matrix-columns-spanned="1" table:number-matrix-rows-spanned="1" table:formula="of:=SUM([.AQ3:.AQ27]&gt;[.$CE3:.$CE27])" office:value-type="float"/>
          <table:table-cell table:number-matrix-columns-spanned="1" table:number-matrix-rows-spanned="1" table:formula="of:=SUM([.AR3:.AR27]&gt;[.$CF3:.$CF27])" office:value-type="float"/>
          <table:table-cell table:number-matrix-columns-spanned="1" table:number-matrix-rows-spanned="1" table:formula="of:=SUM([.AS3:.AS27]&gt;[.$CG3:.$CG27])" office:value-type="float"/>
          <table:table-cell table:number-matrix-columns-spanned="1" table:number-matrix-rows-spanned="1" table:formula="of:=SUM([.AT3:.AT27]&gt;[.$CH3:.$CH27])" office:value-type="float"/>
          <table:table-cell table:number-matrix-columns-spanned="1" table:number-matrix-rows-spanned="1" table:formula="of:=SUM([.AU3:.AU27]&gt;[.$CI3:.$CI27])" office:value-type="float"/>
          <table:table-cell table:number-matrix-columns-spanned="1" table:number-matrix-rows-spanned="1" table:formula="of:=SUM([.AV3:.AV27]&gt;[.$CJ3:.$CJ27])" office:value-type="float"/>
          <table:table-cell table:number-matrix-columns-spanned="1" table:number-matrix-rows-spanned="1" table:formula="of:=SUM([.AW3:.AW27]&gt;[.$CK3:.$CK27])" office:value-type="float"/>
          <table:table-cell table:number-matrix-columns-spanned="1" table:number-matrix-rows-spanned="1" table:formula="of:=SUM([.AX3:.AX27]&gt;[.$CL3:.$CL27])" office:value-type="float"/>
          <table:table-cell table:number-matrix-columns-spanned="1" table:number-matrix-rows-spanned="1" table:formula="of:=SUM([.AY3:.AY27]&gt;[.$CM3:.$CM27])" office:value-type="float"/>
          <table:table-cell table:number-matrix-columns-spanned="1" table:number-matrix-rows-spanned="1" table:formula="of:=SUM([.AZ3:.AZ27]&gt;[.$CN3:.$CN27])" office:value-type="float"/>
          <table:table-cell table:number-matrix-columns-spanned="1" table:number-matrix-rows-spanned="1" table:formula="of:=SUM([.BA3:.BA27]&gt;[.$CO3:.$CO27])" office:value-type="float"/>
          <table:table-cell table:number-matrix-columns-spanned="1" table:number-matrix-rows-spanned="1" table:formula="of:=SUM([.BB3:.BB27]&gt;[.$CP3:.$CP27])" office:value-type="float"/>
          <table:table-cell table:number-matrix-columns-spanned="1" table:number-matrix-rows-spanned="1" table:formula="of:=SUM([.BC3:.BC27]&gt;[.$CQ3:.$CQ27])" office:value-type="float"/>
          <table:table-cell table:number-matrix-columns-spanned="1" table:number-matrix-rows-spanned="1" table:formula="of:=SUM([.BD3:.BD27]&gt;[.$CR3:.$CR27])" office:value-type="float"/>
          <table:table-cell table:number-matrix-columns-spanned="1" table:number-matrix-rows-spanned="1" table:formula="of:=SUM([.BE3:.BE27]&gt;[.$CS3:.$CS27])" office:value-type="float"/>
          <table:table-cell table:number-matrix-columns-spanned="1" table:number-matrix-rows-spanned="1" table:formula="of:=SUM([.BF3:.BF27]&gt;[.$CT3:.$CT27])" office:value-type="float"/>
          <table:table-cell table:number-matrix-columns-spanned="1" table:number-matrix-rows-spanned="1" table:formula="of:=SUM([.BG3:.BG27]&gt;[.$CU3:.$CU27])" office:value-type="float"/>
          <table:table-cell table:number-matrix-columns-spanned="1" table:number-matrix-rows-spanned="1" table:formula="of:=SUM([.BH3:.BH27]&gt;[.$CV3:.$CV27])" office:value-type="float"/>
          <table:table-cell table:number-matrix-columns-spanned="1" table:number-matrix-rows-spanned="1" table:formula="of:=SUM([.BI3:.BI27]&gt;[.$CW3:.$CW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CX3:.$CX27])" office:value-type="float"/>
          <table:table-cell table:number-matrix-columns-spanned="1" table:number-matrix-rows-spanned="1" table:formula="of:=SUM([.C3:.C27]=[.$CY3:.$CY27])" office:value-type="float"/>
          <table:table-cell table:number-matrix-columns-spanned="1" table:number-matrix-rows-spanned="1" table:formula="of:=SUM([.D3:.D27]=[.$CZ3:.$CZ27])" office:value-type="float"/>
          <table:table-cell table:number-matrix-columns-spanned="1" table:number-matrix-rows-spanned="1" table:formula="of:=SUM([.E3:.E27]=[.$DA3:.$DA27])" office:value-type="float"/>
          <table:table-cell table:number-matrix-columns-spanned="1" table:number-matrix-rows-spanned="1" table:formula="of:=SUM([.F3:.F27]=[.$DB3:.$DB27])" office:value-type="float"/>
          <table:table-cell table:number-matrix-columns-spanned="1" table:number-matrix-rows-spanned="1" table:formula="of:=SUM([.G3:.G27]=[.$DC3:.$DC27])" office:value-type="float"/>
          <table:table-cell table:number-matrix-columns-spanned="1" table:number-matrix-rows-spanned="1" table:formula="of:=SUM([.H3:.H27]=[.$DD3:.$DD27])" office:value-type="float"/>
          <table:table-cell table:number-matrix-columns-spanned="1" table:number-matrix-rows-spanned="1" table:formula="of:=SUM([.I3:.I27]=[.$DE3:.$DE27])" office:value-type="float"/>
          <table:table-cell table:number-matrix-columns-spanned="1" table:number-matrix-rows-spanned="1" table:formula="of:=SUM([.J3:.J27]=[.$DF3:.$DF27])" office:value-type="float"/>
          <table:table-cell table:number-matrix-columns-spanned="1" table:number-matrix-rows-spanned="1" table:formula="of:=SUM([.K3:.K27]=[.$DG3:.$DG27])" office:value-type="float"/>
          <table:table-cell table:number-matrix-columns-spanned="1" table:number-matrix-rows-spanned="1" table:formula="of:=SUM([.L3:.L27]=[.$DH3:.$DH27])" office:value-type="float"/>
          <table:table-cell table:number-matrix-columns-spanned="1" table:number-matrix-rows-spanned="1" table:formula="of:=SUM([.M3:.M27]=[.$DI3:.$DI27])" office:value-type="float"/>
          <table:table-cell table:number-matrix-columns-spanned="1" table:number-matrix-rows-spanned="1" table:formula="of:=SUM([.N3:.N27]=[.$DJ3:.$DJ27])" office:value-type="float"/>
          <table:table-cell table:number-matrix-columns-spanned="1" table:number-matrix-rows-spanned="1" table:formula="of:=SUM([.O3:.O27]=[.$DK3:.$DK27])" office:value-type="float"/>
          <table:table-cell table:number-matrix-columns-spanned="1" table:number-matrix-rows-spanned="1" table:formula="of:=SUM([.P3:.P27]=[.$DL3:.$DL27])" office:value-type="float"/>
          <table:table-cell table:number-matrix-columns-spanned="1" table:number-matrix-rows-spanned="1" table:formula="of:=SUM([.Q3:.Q27]=[.$DM3:.$DM27])" office:value-type="float"/>
          <table:table-cell table:number-matrix-columns-spanned="1" table:number-matrix-rows-spanned="1" table:formula="of:=SUM([.R3:.R27]=[.$DN3:.$DN27])" office:value-type="float"/>
          <table:table-cell table:number-matrix-columns-spanned="1" table:number-matrix-rows-spanned="1" table:formula="of:=SUM([.S3:.S27]=[.$DO3:.$DO27])" office:value-type="float"/>
          <table:table-cell table:number-matrix-columns-spanned="1" table:number-matrix-rows-spanned="1" table:formula="of:=SUM([.T3:.T27]=[.$DP3:.$DP27])" office:value-type="float"/>
          <table:table-cell table:number-matrix-columns-spanned="1" table:number-matrix-rows-spanned="1" table:formula="of:=SUM([.U3:.U27]=[.$DQ3:.$DQ27])" office:value-type="float"/>
          <table:table-cell table:number-matrix-columns-spanned="1" table:number-matrix-rows-spanned="1" table:formula="of:=SUM([.V3:.V27]=[.$CX3:.$CX27])" office:value-type="float"/>
          <table:table-cell table:number-matrix-columns-spanned="1" table:number-matrix-rows-spanned="1" table:formula="of:=SUM([.W3:.W27]=[.$CY3:.$CY27])" office:value-type="float"/>
          <table:table-cell table:number-matrix-columns-spanned="1" table:number-matrix-rows-spanned="1" table:formula="of:=SUM([.X3:.X27]=[.$CZ3:.$CZ27])" office:value-type="float"/>
          <table:table-cell table:number-matrix-columns-spanned="1" table:number-matrix-rows-spanned="1" table:formula="of:=SUM([.Y3:.Y27]=[.$DA3:.$DA27])" office:value-type="float"/>
          <table:table-cell table:number-matrix-columns-spanned="1" table:number-matrix-rows-spanned="1" table:formula="of:=SUM([.Z3:.Z27]=[.$DB3:.$DB27])" office:value-type="float"/>
          <table:table-cell table:number-matrix-columns-spanned="1" table:number-matrix-rows-spanned="1" table:formula="of:=SUM([.AA3:.AA27]=[.$DC3:.$DC27])" office:value-type="float"/>
          <table:table-cell table:number-matrix-columns-spanned="1" table:number-matrix-rows-spanned="1" table:formula="of:=SUM([.AB3:.AB27]=[.$DD3:.$DD27])" office:value-type="float"/>
          <table:table-cell table:number-matrix-columns-spanned="1" table:number-matrix-rows-spanned="1" table:formula="of:=SUM([.AC3:.AC27]=[.$DE3:.$DE27])" office:value-type="float"/>
          <table:table-cell table:number-matrix-columns-spanned="1" table:number-matrix-rows-spanned="1" table:formula="of:=SUM([.AD3:.AD27]=[.$DF3:.$DF27])" office:value-type="float"/>
          <table:table-cell table:number-matrix-columns-spanned="1" table:number-matrix-rows-spanned="1" table:formula="of:=SUM([.AE3:.AE27]=[.$DG3:.$DG27])" office:value-type="float"/>
          <table:table-cell table:number-matrix-columns-spanned="1" table:number-matrix-rows-spanned="1" table:formula="of:=SUM([.AF3:.AF27]=[.$DH3:.$DH27])" office:value-type="float"/>
          <table:table-cell table:number-matrix-columns-spanned="1" table:number-matrix-rows-spanned="1" table:formula="of:=SUM([.AG3:.AG27]=[.$DI3:.$DI27])" office:value-type="float"/>
          <table:table-cell table:number-matrix-columns-spanned="1" table:number-matrix-rows-spanned="1" table:formula="of:=SUM([.AH3:.AH27]=[.$DJ3:.$DJ27])" office:value-type="float"/>
          <table:table-cell table:number-matrix-columns-spanned="1" table:number-matrix-rows-spanned="1" table:formula="of:=SUM([.AI3:.AI27]=[.$DK3:.$DK27])" office:value-type="float"/>
          <table:table-cell table:number-matrix-columns-spanned="1" table:number-matrix-rows-spanned="1" table:formula="of:=SUM([.AJ3:.AJ27]=[.$DL3:.$DL27])" office:value-type="float"/>
          <table:table-cell table:number-matrix-columns-spanned="1" table:number-matrix-rows-spanned="1" table:formula="of:=SUM([.AK3:.AK27]=[.$DM3:.$DM27])" office:value-type="float"/>
          <table:table-cell table:number-matrix-columns-spanned="1" table:number-matrix-rows-spanned="1" table:formula="of:=SUM([.AL3:.AL27]=[.$DN3:.$DN27])" office:value-type="float"/>
          <table:table-cell table:number-matrix-columns-spanned="1" table:number-matrix-rows-spanned="1" table:formula="of:=SUM([.AM3:.AM27]=[.$DO3:.$DO27])" office:value-type="float"/>
          <table:table-cell table:number-matrix-columns-spanned="1" table:number-matrix-rows-spanned="1" table:formula="of:=SUM([.AN3:.AN27]=[.$DP3:.$DP27])" office:value-type="float"/>
          <table:table-cell table:number-matrix-columns-spanned="1" table:number-matrix-rows-spanned="1" table:formula="of:=SUM([.AO3:.AO27]=[.$DQ3:.$DQ27])" office:value-type="float"/>
          <table:table-cell table:number-matrix-columns-spanned="1" table:number-matrix-rows-spanned="1" table:formula="of:=SUM([.AP3:.AP27]=[.$CX3:.$CX27])" office:value-type="float"/>
          <table:table-cell table:number-matrix-columns-spanned="1" table:number-matrix-rows-spanned="1" table:formula="of:=SUM([.AQ3:.AQ27]=[.$CY3:.$CY27])" office:value-type="float"/>
          <table:table-cell table:number-matrix-columns-spanned="1" table:number-matrix-rows-spanned="1" table:formula="of:=SUM([.AR3:.AR27]=[.$CZ3:.$CZ27])" office:value-type="float"/>
          <table:table-cell table:number-matrix-columns-spanned="1" table:number-matrix-rows-spanned="1" table:formula="of:=SUM([.AS3:.AS27]=[.$DA3:.$DA27])" office:value-type="float"/>
          <table:table-cell table:number-matrix-columns-spanned="1" table:number-matrix-rows-spanned="1" table:formula="of:=SUM([.AT3:.AT27]=[.$DB3:.$DB27])" office:value-type="float"/>
          <table:table-cell table:number-matrix-columns-spanned="1" table:number-matrix-rows-spanned="1" table:formula="of:=SUM([.AU3:.AU27]=[.$DC3:.$DC27])" office:value-type="float"/>
          <table:table-cell table:number-matrix-columns-spanned="1" table:number-matrix-rows-spanned="1" table:formula="of:=SUM([.AV3:.AV27]=[.$DD3:.$DD27])" office:value-type="float"/>
          <table:table-cell table:number-matrix-columns-spanned="1" table:number-matrix-rows-spanned="1" table:formula="of:=SUM([.AW3:.AW27]=[.$DE3:.$DE27])" office:value-type="float"/>
          <table:table-cell table:number-matrix-columns-spanned="1" table:number-matrix-rows-spanned="1" table:formula="of:=SUM([.AX3:.AX27]=[.$DF3:.$DF27])" office:value-type="float"/>
          <table:table-cell table:number-matrix-columns-spanned="1" table:number-matrix-rows-spanned="1" table:formula="of:=SUM([.AY3:.AY27]=[.$DG3:.$DG27])" office:value-type="float"/>
          <table:table-cell table:number-matrix-columns-spanned="1" table:number-matrix-rows-spanned="1" table:formula="of:=SUM([.AZ3:.AZ27]=[.$DH3:.$DH27])" office:value-type="float"/>
          <table:table-cell table:number-matrix-columns-spanned="1" table:number-matrix-rows-spanned="1" table:formula="of:=SUM([.BA3:.BA27]=[.$DI3:.$DI27])" office:value-type="float"/>
          <table:table-cell table:number-matrix-columns-spanned="1" table:number-matrix-rows-spanned="1" table:formula="of:=SUM([.BB3:.BB27]=[.$DJ3:.$DJ27])" office:value-type="float"/>
          <table:table-cell table:number-matrix-columns-spanned="1" table:number-matrix-rows-spanned="1" table:formula="of:=SUM([.BC3:.BC27]=[.$DK3:.$DK27])" office:value-type="float"/>
          <table:table-cell table:number-matrix-columns-spanned="1" table:number-matrix-rows-spanned="1" table:formula="of:=SUM([.BD3:.BD27]=[.$DL3:.$DL27])" office:value-type="float"/>
          <table:table-cell table:number-matrix-columns-spanned="1" table:number-matrix-rows-spanned="1" table:formula="of:=SUM([.BE3:.BE27]=[.$DM3:.$DM27])" office:value-type="float"/>
          <table:table-cell table:number-matrix-columns-spanned="1" table:number-matrix-rows-spanned="1" table:formula="of:=SUM([.BF3:.BF27]=[.$DN3:.$DN27])" office:value-type="float"/>
          <table:table-cell table:number-matrix-columns-spanned="1" table:number-matrix-rows-spanned="1" table:formula="of:=SUM([.BG3:.BG27]=[.$DO3:.$DO27])" office:value-type="float"/>
          <table:table-cell table:number-matrix-columns-spanned="1" table:number-matrix-rows-spanned="1" table:formula="of:=SUM([.BH3:.BH27]=[.$DP3:.$DP27])" office:value-type="float"/>
          <table:table-cell table:number-matrix-columns-spanned="1" table:number-matrix-rows-spanned="1" table:formula="of:=SUM([.BI3:.BI27]=[.$DQ3:.$DQ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SUM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SUM([Instances.AT8:Instances.AT12])" office:value-type="float"/>
          <table:table-cell table:formula="of:=AVERAGE([Instances.AU8:Instances.AU12])" office:value-type="float"/>
          <table:table-cell table:formula="of:=AVERAGE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SUM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SUM([Instances.AT13:Instances.AT17])" office:value-type="float"/>
          <table:table-cell table:formula="of:=AVERAGE([Instances.AU13:Instances.AU17])" office:value-type="float"/>
          <table:table-cell table:formula="of:=AVERAGE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table:formula="of:=AVERAGE([Instances.BI13:Instances.BI17])" office:value-type="float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SUM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SUM([Instances.AT18:Instances.AT22])" office:value-type="float"/>
          <table:table-cell table:formula="of:=AVERAGE([Instances.AU18:Instances.AU22])" office:value-type="float"/>
          <table:table-cell table:formula="of:=AVERAGE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table:formula="of:=AVERAGE([Instances.BI18:Instances.BI22])" office:value-type="float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SUM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AVERAGE([Instances.AR23:Instances.AR27])" office:value-type="float"/>
          <table:table-cell table:formula="of:=AVERAGE([Instances.AS23:Instances.AS27])" office:value-type="float"/>
          <table:table-cell table:formula="of:=SUM([Instances.AT23:Instances.AT27])" office:value-type="float"/>
          <table:table-cell table:formula="of:=AVERAGE([Instances.AU23:Instances.AU27])" office:value-type="float"/>
          <table:table-cell table:formula="of:=AVERAGE([Instances.AV23:Instances.AV27])" office:value-type="float"/>
          <table:table-cell table:formula="of:=AVERAGE([Instances.AW23:Instances.AW27])" office:value-type="float"/>
          <table:table-cell table:formula="of:=AVERAGE([Instances.AX23:Instances.AX27])" office:value-type="float"/>
          <table:table-cell table:formula="of:=AVERAGE([Instances.AY23:Instances.AY27])" office:value-type="float"/>
          <table:table-cell table:formula="of:=AVERAGE([Instances.AZ23:Instances.AZ27])" office:value-type="float"/>
          <table:table-cell table:formula="of:=AVERAGE([Instances.BA23:Instances.BA27])" office:value-type="float"/>
          <table:table-cell table:formula="of:=AVERAGE([Instances.BB23:Instances.BB27])" office:value-type="float"/>
          <table:table-cell table:formula="of:=AVERAGE([Instances.BC23:Instances.BC27])" office:value-type="float"/>
          <table:table-cell table:formula="of:=AVERAGE([Instances.BD23:Instances.BD27])" office:value-type="float"/>
          <table:table-cell table:formula="of:=AVERAGE([Instances.BE23:Instances.BE27])" office:value-type="float"/>
          <table:table-cell table:formula="of:=AVERAGE([Instances.BF23:Instances.BF27])" office:value-type="float"/>
          <table:table-cell table:formula="of:=AVERAGE([Instances.BG23:Instances.BG27])" office:value-type="float"/>
          <table:table-cell table:formula="of:=AVERAGE([Instances.BH23:Instances.BH27])" office:value-type="float"/>
          <table:table-cell table:formula="of:=AVERAGE([Instances.BI23:Instances.BI27])" office:value-type="float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J3:.$BJ7])^2)^0.5" office:value-type="float"/>
          <table:table-cell table:number-matrix-columns-spanned="1" table:number-matrix-rows-spanned="1" table:formula="of:=SUM(([.C3:.C7]-[.$BK3:.$BK7])^2)^0.5" office:value-type="float"/>
          <table:table-cell table:number-matrix-columns-spanned="1" table:number-matrix-rows-spanned="1" table:formula="of:=SUM(([.D3:.D7]-[.$BL3:.$BL7])^2)^0.5" office:value-type="float"/>
          <table:table-cell table:number-matrix-columns-spanned="1" table:number-matrix-rows-spanned="1" table:formula="of:=SUM(([.E3:.E7]-[.$BM3:.$BM7])^2)^0.5" office:value-type="float"/>
          <table:table-cell table:number-matrix-columns-spanned="1" table:number-matrix-rows-spanned="1" table:formula="of:=SUM(([.F3:.F7]-[.$BN3:.$BN7])^2)^0.5" office:value-type="float"/>
          <table:table-cell table:number-matrix-columns-spanned="1" table:number-matrix-rows-spanned="1" table:formula="of:=SUM(([.G3:.G7]-[.$BO3:.$BO7])^2)^0.5" office:value-type="float"/>
          <table:table-cell table:number-matrix-columns-spanned="1" table:number-matrix-rows-spanned="1" table:formula="of:=SUM(([.H3:.H7]-[.$BP3:.$BP7])^2)^0.5" office:value-type="float"/>
          <table:table-cell table:number-matrix-columns-spanned="1" table:number-matrix-rows-spanned="1" table:formula="of:=SUM(([.I3:.I7]-[.$BQ3:.$BQ7])^2)^0.5" office:value-type="float"/>
          <table:table-cell table:number-matrix-columns-spanned="1" table:number-matrix-rows-spanned="1" table:formula="of:=SUM(([.J3:.J7]-[.$BR3:.$BR7])^2)^0.5" office:value-type="float"/>
          <table:table-cell table:number-matrix-columns-spanned="1" table:number-matrix-rows-spanned="1" table:formula="of:=SUM(([.K3:.K7]-[.$BS3:.$BS7])^2)^0.5" office:value-type="float"/>
          <table:table-cell table:number-matrix-columns-spanned="1" table:number-matrix-rows-spanned="1" table:formula="of:=SUM(([.L3:.L7]-[.$BT3:.$BT7])^2)^0.5" office:value-type="float"/>
          <table:table-cell table:number-matrix-columns-spanned="1" table:number-matrix-rows-spanned="1" table:formula="of:=SUM(([.M3:.M7]-[.$BU3:.$BU7])^2)^0.5" office:value-type="float"/>
          <table:table-cell table:number-matrix-columns-spanned="1" table:number-matrix-rows-spanned="1" table:formula="of:=SUM(([.N3:.N7]-[.$BV3:.$BV7])^2)^0.5" office:value-type="float"/>
          <table:table-cell table:number-matrix-columns-spanned="1" table:number-matrix-rows-spanned="1" table:formula="of:=SUM(([.O3:.O7]-[.$BW3:.$BW7])^2)^0.5" office:value-type="float"/>
          <table:table-cell table:number-matrix-columns-spanned="1" table:number-matrix-rows-spanned="1" table:formula="of:=SUM(([.P3:.P7]-[.$BX3:.$BX7])^2)^0.5" office:value-type="float"/>
          <table:table-cell table:number-matrix-columns-spanned="1" table:number-matrix-rows-spanned="1" table:formula="of:=SUM(([.Q3:.Q7]-[.$BY3:.$BY7])^2)^0.5" office:value-type="float"/>
          <table:table-cell table:number-matrix-columns-spanned="1" table:number-matrix-rows-spanned="1" table:formula="of:=SUM(([.R3:.R7]-[.$BZ3:.$BZ7])^2)^0.5" office:value-type="float"/>
          <table:table-cell table:number-matrix-columns-spanned="1" table:number-matrix-rows-spanned="1" table:formula="of:=SUM(([.S3:.S7]-[.$CA3:.$CA7])^2)^0.5" office:value-type="float"/>
          <table:table-cell table:number-matrix-columns-spanned="1" table:number-matrix-rows-spanned="1" table:formula="of:=SUM(([.T3:.T7]-[.$CB3:.$CB7])^2)^0.5" office:value-type="float"/>
          <table:table-cell table:number-matrix-columns-spanned="1" table:number-matrix-rows-spanned="1" table:formula="of:=SUM(([.U3:.U7]-[.$CC3:.$CC7])^2)^0.5" office:value-type="float"/>
          <table:table-cell table:number-matrix-columns-spanned="1" table:number-matrix-rows-spanned="1" table:formula="of:=SUM(([.V3:.V7]-[.$BJ3:.$BJ7])^2)^0.5" office:value-type="float"/>
          <table:table-cell table:number-matrix-columns-spanned="1" table:number-matrix-rows-spanned="1" table:formula="of:=SUM(([.W3:.W7]-[.$BK3:.$BK7])^2)^0.5" office:value-type="float"/>
          <table:table-cell table:number-matrix-columns-spanned="1" table:number-matrix-rows-spanned="1" table:formula="of:=SUM(([.X3:.X7]-[.$BL3:.$BL7])^2)^0.5" office:value-type="float"/>
          <table:table-cell table:number-matrix-columns-spanned="1" table:number-matrix-rows-spanned="1" table:formula="of:=SUM(([.Y3:.Y7]-[.$BM3:.$BM7])^2)^0.5" office:value-type="float"/>
          <table:table-cell table:number-matrix-columns-spanned="1" table:number-matrix-rows-spanned="1" table:formula="of:=SUM(([.Z3:.Z7]-[.$BN3:.$BN7])^2)^0.5" office:value-type="float"/>
          <table:table-cell table:number-matrix-columns-spanned="1" table:number-matrix-rows-spanned="1" table:formula="of:=SUM(([.AA3:.AA7]-[.$BO3:.$BO7])^2)^0.5" office:value-type="float"/>
          <table:table-cell table:number-matrix-columns-spanned="1" table:number-matrix-rows-spanned="1" table:formula="of:=SUM(([.AB3:.AB7]-[.$BP3:.$BP7])^2)^0.5" office:value-type="float"/>
          <table:table-cell table:number-matrix-columns-spanned="1" table:number-matrix-rows-spanned="1" table:formula="of:=SUM(([.AC3:.AC7]-[.$BQ3:.$BQ7])^2)^0.5" office:value-type="float"/>
          <table:table-cell table:number-matrix-columns-spanned="1" table:number-matrix-rows-spanned="1" table:formula="of:=SUM(([.AD3:.AD7]-[.$BR3:.$BR7])^2)^0.5" office:value-type="float"/>
          <table:table-cell table:number-matrix-columns-spanned="1" table:number-matrix-rows-spanned="1" table:formula="of:=SUM(([.AE3:.AE7]-[.$BS3:.$BS7])^2)^0.5" office:value-type="float"/>
          <table:table-cell table:number-matrix-columns-spanned="1" table:number-matrix-rows-spanned="1" table:formula="of:=SUM(([.AF3:.AF7]-[.$BT3:.$BT7])^2)^0.5" office:value-type="float"/>
          <table:table-cell table:number-matrix-columns-spanned="1" table:number-matrix-rows-spanned="1" table:formula="of:=SUM(([.AG3:.AG7]-[.$BU3:.$BU7])^2)^0.5" office:value-type="float"/>
          <table:table-cell table:number-matrix-columns-spanned="1" table:number-matrix-rows-spanned="1" table:formula="of:=SUM(([.AH3:.AH7]-[.$BV3:.$BV7])^2)^0.5" office:value-type="float"/>
          <table:table-cell table:number-matrix-columns-spanned="1" table:number-matrix-rows-spanned="1" table:formula="of:=SUM(([.AI3:.AI7]-[.$BW3:.$BW7])^2)^0.5" office:value-type="float"/>
          <table:table-cell table:number-matrix-columns-spanned="1" table:number-matrix-rows-spanned="1" table:formula="of:=SUM(([.AJ3:.AJ7]-[.$BX3:.$BX7])^2)^0.5" office:value-type="float"/>
          <table:table-cell table:number-matrix-columns-spanned="1" table:number-matrix-rows-spanned="1" table:formula="of:=SUM(([.AK3:.AK7]-[.$BY3:.$BY7])^2)^0.5" office:value-type="float"/>
          <table:table-cell table:number-matrix-columns-spanned="1" table:number-matrix-rows-spanned="1" table:formula="of:=SUM(([.AL3:.AL7]-[.$BZ3:.$BZ7])^2)^0.5" office:value-type="float"/>
          <table:table-cell table:number-matrix-columns-spanned="1" table:number-matrix-rows-spanned="1" table:formula="of:=SUM(([.AM3:.AM7]-[.$CA3:.$CA7])^2)^0.5" office:value-type="float"/>
          <table:table-cell table:number-matrix-columns-spanned="1" table:number-matrix-rows-spanned="1" table:formula="of:=SUM(([.AN3:.AN7]-[.$CB3:.$CB7])^2)^0.5" office:value-type="float"/>
          <table:table-cell table:number-matrix-columns-spanned="1" table:number-matrix-rows-spanned="1" table:formula="of:=SUM(([.AO3:.AO7]-[.$CC3:.$CC7])^2)^0.5" office:value-type="float"/>
          <table:table-cell table:number-matrix-columns-spanned="1" table:number-matrix-rows-spanned="1" table:formula="of:=SUM(([.AP3:.AP7]-[.$BJ3:.$BJ7])^2)^0.5" office:value-type="float"/>
          <table:table-cell table:number-matrix-columns-spanned="1" table:number-matrix-rows-spanned="1" table:formula="of:=SUM(([.AQ3:.AQ7]-[.$BK3:.$BK7])^2)^0.5" office:value-type="float"/>
          <table:table-cell table:number-matrix-columns-spanned="1" table:number-matrix-rows-spanned="1" table:formula="of:=SUM(([.AR3:.AR7]-[.$BL3:.$BL7])^2)^0.5" office:value-type="float"/>
          <table:table-cell table:number-matrix-columns-spanned="1" table:number-matrix-rows-spanned="1" table:formula="of:=SUM(([.AS3:.AS7]-[.$BM3:.$BM7])^2)^0.5" office:value-type="float"/>
          <table:table-cell table:number-matrix-columns-spanned="1" table:number-matrix-rows-spanned="1" table:formula="of:=SUM(([.AT3:.AT7]-[.$BN3:.$BN7])^2)^0.5" office:value-type="float"/>
          <table:table-cell table:number-matrix-columns-spanned="1" table:number-matrix-rows-spanned="1" table:formula="of:=SUM(([.AU3:.AU7]-[.$BO3:.$BO7])^2)^0.5" office:value-type="float"/>
          <table:table-cell table:number-matrix-columns-spanned="1" table:number-matrix-rows-spanned="1" table:formula="of:=SUM(([.AV3:.AV7]-[.$BP3:.$BP7])^2)^0.5" office:value-type="float"/>
          <table:table-cell table:number-matrix-columns-spanned="1" table:number-matrix-rows-spanned="1" table:formula="of:=SUM(([.AW3:.AW7]-[.$BQ3:.$BQ7])^2)^0.5" office:value-type="float"/>
          <table:table-cell table:number-matrix-columns-spanned="1" table:number-matrix-rows-spanned="1" table:formula="of:=SUM(([.AX3:.AX7]-[.$BR3:.$BR7])^2)^0.5" office:value-type="float"/>
          <table:table-cell table:number-matrix-columns-spanned="1" table:number-matrix-rows-spanned="1" table:formula="of:=SUM(([.AY3:.AY7]-[.$BS3:.$BS7])^2)^0.5" office:value-type="float"/>
          <table:table-cell table:number-matrix-columns-spanned="1" table:number-matrix-rows-spanned="1" table:formula="of:=SUM(([.AZ3:.AZ7]-[.$BT3:.$BT7])^2)^0.5" office:value-type="float"/>
          <table:table-cell table:number-matrix-columns-spanned="1" table:number-matrix-rows-spanned="1" table:formula="of:=SUM(([.BA3:.BA7]-[.$BU3:.$BU7])^2)^0.5" office:value-type="float"/>
          <table:table-cell table:number-matrix-columns-spanned="1" table:number-matrix-rows-spanned="1" table:formula="of:=SUM(([.BB3:.BB7]-[.$BV3:.$BV7])^2)^0.5" office:value-type="float"/>
          <table:table-cell table:number-matrix-columns-spanned="1" table:number-matrix-rows-spanned="1" table:formula="of:=SUM(([.BC3:.BC7]-[.$BW3:.$BW7])^2)^0.5" office:value-type="float"/>
          <table:table-cell table:number-matrix-columns-spanned="1" table:number-matrix-rows-spanned="1" table:formula="of:=SUM(([.BD3:.BD7]-[.$BX3:.$BX7])^2)^0.5" office:value-type="float"/>
          <table:table-cell table:number-matrix-columns-spanned="1" table:number-matrix-rows-spanned="1" table:formula="of:=SUM(([.BE3:.BE7]-[.$BY3:.$BY7])^2)^0.5" office:value-type="float"/>
          <table:table-cell table:number-matrix-columns-spanned="1" table:number-matrix-rows-spanned="1" table:formula="of:=SUM(([.BF3:.BF7]-[.$BZ3:.$BZ7])^2)^0.5" office:value-type="float"/>
          <table:table-cell table:number-matrix-columns-spanned="1" table:number-matrix-rows-spanned="1" table:formula="of:=SUM(([.BG3:.BG7]-[.$CA3:.$CA7])^2)^0.5" office:value-type="float"/>
          <table:table-cell table:number-matrix-columns-spanned="1" table:number-matrix-rows-spanned="1" table:formula="of:=SUM(([.BH3:.BH7]-[.$CB3:.$CB7])^2)^0.5" office:value-type="float"/>
          <table:table-cell table:number-matrix-columns-spanned="1" table:number-matrix-rows-spanned="1" table:formula="of:=SUM(([.BI3:.BI7]-[.$CC3:.$C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  <table:table-cell table:number-matrix-columns-spanned="1" table:number-matrix-rows-spanned="1" table:formula="of:=SUM([.V3:.V7]=[.$BJ3:.$BJ7])" office:value-type="float"/>
          <table:table-cell table:number-matrix-columns-spanned="1" table:number-matrix-rows-spanned="1" table:formula="of:=SUM([.W3:.W7]=[.$BK3:.$BK7])" office:value-type="float"/>
          <table:table-cell table:number-matrix-columns-spanned="1" table:number-matrix-rows-spanned="1" table:formula="of:=SUM([.X3:.X7]=[.$BL3:.$BL7])" office:value-type="float"/>
          <table:table-cell table:number-matrix-columns-spanned="1" table:number-matrix-rows-spanned="1" table:formula="of:=SUM([.Y3:.Y7]=[.$BM3:.$BM7])" office:value-type="float"/>
          <table:table-cell table:number-matrix-columns-spanned="1" table:number-matrix-rows-spanned="1" table:formula="of:=SUM([.Z3:.Z7]=[.$BN3:.$BN7])" office:value-type="float"/>
          <table:table-cell table:number-matrix-columns-spanned="1" table:number-matrix-rows-spanned="1" table:formula="of:=SUM([.AA3:.AA7]=[.$BO3:.$BO7])" office:value-type="float"/>
          <table:table-cell table:number-matrix-columns-spanned="1" table:number-matrix-rows-spanned="1" table:formula="of:=SUM([.AB3:.AB7]=[.$BP3:.$BP7])" office:value-type="float"/>
          <table:table-cell table:number-matrix-columns-spanned="1" table:number-matrix-rows-spanned="1" table:formula="of:=SUM([.AC3:.AC7]=[.$BQ3:.$BQ7])" office:value-type="float"/>
          <table:table-cell table:number-matrix-columns-spanned="1" table:number-matrix-rows-spanned="1" table:formula="of:=SUM([.AD3:.AD7]=[.$BR3:.$BR7])" office:value-type="float"/>
          <table:table-cell table:number-matrix-columns-spanned="1" table:number-matrix-rows-spanned="1" table:formula="of:=SUM([.AE3:.AE7]=[.$BS3:.$BS7])" office:value-type="float"/>
          <table:table-cell table:number-matrix-columns-spanned="1" table:number-matrix-rows-spanned="1" table:formula="of:=SUM([.AF3:.AF7]=[.$BT3:.$BT7])" office:value-type="float"/>
          <table:table-cell table:number-matrix-columns-spanned="1" table:number-matrix-rows-spanned="1" table:formula="of:=SUM([.AG3:.AG7]=[.$BU3:.$BU7])" office:value-type="float"/>
          <table:table-cell table:number-matrix-columns-spanned="1" table:number-matrix-rows-spanned="1" table:formula="of:=SUM([.AH3:.AH7]=[.$BV3:.$BV7])" office:value-type="float"/>
          <table:table-cell table:number-matrix-columns-spanned="1" table:number-matrix-rows-spanned="1" table:formula="of:=SUM([.AI3:.AI7]=[.$BW3:.$BW7])" office:value-type="float"/>
          <table:table-cell table:number-matrix-columns-spanned="1" table:number-matrix-rows-spanned="1" table:formula="of:=SUM([.AJ3:.AJ7]=[.$BX3:.$BX7])" office:value-type="float"/>
          <table:table-cell table:number-matrix-columns-spanned="1" table:number-matrix-rows-spanned="1" table:formula="of:=SUM([.AK3:.AK7]=[.$BY3:.$BY7])" office:value-type="float"/>
          <table:table-cell table:number-matrix-columns-spanned="1" table:number-matrix-rows-spanned="1" table:formula="of:=SUM([.AL3:.AL7]=[.$BZ3:.$BZ7])" office:value-type="float"/>
          <table:table-cell table:number-matrix-columns-spanned="1" table:number-matrix-rows-spanned="1" table:formula="of:=SUM([.AM3:.AM7]=[.$CA3:.$CA7])" office:value-type="float"/>
          <table:table-cell table:number-matrix-columns-spanned="1" table:number-matrix-rows-spanned="1" table:formula="of:=SUM([.AN3:.AN7]=[.$CB3:.$CB7])" office:value-type="float"/>
          <table:table-cell table:number-matrix-columns-spanned="1" table:number-matrix-rows-spanned="1" table:formula="of:=SUM([.AO3:.AO7]=[.$CC3:.$CC7])" office:value-type="float"/>
          <table:table-cell table:number-matrix-columns-spanned="1" table:number-matrix-rows-spanned="1" table:formula="of:=SUM([.AP3:.AP7]=[.$BJ3:.$BJ7])" office:value-type="float"/>
          <table:table-cell table:number-matrix-columns-spanned="1" table:number-matrix-rows-spanned="1" table:formula="of:=SUM([.AQ3:.AQ7]=[.$BK3:.$BK7])" office:value-type="float"/>
          <table:table-cell table:number-matrix-columns-spanned="1" table:number-matrix-rows-spanned="1" table:formula="of:=SUM([.AR3:.AR7]=[.$BL3:.$BL7])" office:value-type="float"/>
          <table:table-cell table:number-matrix-columns-spanned="1" table:number-matrix-rows-spanned="1" table:formula="of:=SUM([.AS3:.AS7]=[.$BM3:.$BM7])" office:value-type="float"/>
          <table:table-cell table:number-matrix-columns-spanned="1" table:number-matrix-rows-spanned="1" table:formula="of:=SUM([.AT3:.AT7]=[.$BN3:.$BN7])" office:value-type="float"/>
          <table:table-cell table:number-matrix-columns-spanned="1" table:number-matrix-rows-spanned="1" table:formula="of:=SUM([.AU3:.AU7]=[.$BO3:.$BO7])" office:value-type="float"/>
          <table:table-cell table:number-matrix-columns-spanned="1" table:number-matrix-rows-spanned="1" table:formula="of:=SUM([.AV3:.AV7]=[.$BP3:.$BP7])" office:value-type="float"/>
          <table:table-cell table:number-matrix-columns-spanned="1" table:number-matrix-rows-spanned="1" table:formula="of:=SUM([.AW3:.AW7]=[.$BQ3:.$BQ7])" office:value-type="float"/>
          <table:table-cell table:number-matrix-columns-spanned="1" table:number-matrix-rows-spanned="1" table:formula="of:=SUM([.AX3:.AX7]=[.$BR3:.$BR7])" office:value-type="float"/>
          <table:table-cell table:number-matrix-columns-spanned="1" table:number-matrix-rows-spanned="1" table:formula="of:=SUM([.AY3:.AY7]=[.$BS3:.$BS7])" office:value-type="float"/>
          <table:table-cell table:number-matrix-columns-spanned="1" table:number-matrix-rows-spanned="1" table:formula="of:=SUM([.AZ3:.AZ7]=[.$BT3:.$BT7])" office:value-type="float"/>
          <table:table-cell table:number-matrix-columns-spanned="1" table:number-matrix-rows-spanned="1" table:formula="of:=SUM([.BA3:.BA7]=[.$BU3:.$BU7])" office:value-type="float"/>
          <table:table-cell table:number-matrix-columns-spanned="1" table:number-matrix-rows-spanned="1" table:formula="of:=SUM([.BB3:.BB7]=[.$BV3:.$BV7])" office:value-type="float"/>
          <table:table-cell table:number-matrix-columns-spanned="1" table:number-matrix-rows-spanned="1" table:formula="of:=SUM([.BC3:.BC7]=[.$BW3:.$BW7])" office:value-type="float"/>
          <table:table-cell table:number-matrix-columns-spanned="1" table:number-matrix-rows-spanned="1" table:formula="of:=SUM([.BD3:.BD7]=[.$BX3:.$BX7])" office:value-type="float"/>
          <table:table-cell table:number-matrix-columns-spanned="1" table:number-matrix-rows-spanned="1" table:formula="of:=SUM([.BE3:.BE7]=[.$BY3:.$BY7])" office:value-type="float"/>
          <table:table-cell table:number-matrix-columns-spanned="1" table:number-matrix-rows-spanned="1" table:formula="of:=SUM([.BF3:.BF7]=[.$BZ3:.$BZ7])" office:value-type="float"/>
          <table:table-cell table:number-matrix-columns-spanned="1" table:number-matrix-rows-spanned="1" table:formula="of:=SUM([.BG3:.BG7]=[.$CA3:.$CA7])" office:value-type="float"/>
          <table:table-cell table:number-matrix-columns-spanned="1" table:number-matrix-rows-spanned="1" table:formula="of:=SUM([.BH3:.BH7]=[.$CB3:.$CB7])" office:value-type="float"/>
          <table:table-cell table:number-matrix-columns-spanned="1" table:number-matrix-rows-spanned="1" table:formula="of:=SUM([.BI3:.BI7]=[.$CC3:.$C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D3:.$CD7])" office:value-type="float"/>
          <table:table-cell table:number-matrix-columns-spanned="1" table:number-matrix-rows-spanned="1" table:formula="of:=SUM([.C3:.C7]&lt;[.$CE3:.$CE7])" office:value-type="float"/>
          <table:table-cell table:number-matrix-columns-spanned="1" table:number-matrix-rows-spanned="1" table:formula="of:=SUM([.D3:.D7]&lt;[.$CF3:.$CF7])" office:value-type="float"/>
          <table:table-cell table:number-matrix-columns-spanned="1" table:number-matrix-rows-spanned="1" table:formula="of:=SUM([.E3:.E7]&lt;[.$CG3:.$CG7])" office:value-type="float"/>
          <table:table-cell table:number-matrix-columns-spanned="1" table:number-matrix-rows-spanned="1" table:formula="of:=SUM([.F3:.F7]&lt;[.$CH3:.$CH7])" office:value-type="float"/>
          <table:table-cell table:number-matrix-columns-spanned="1" table:number-matrix-rows-spanned="1" table:formula="of:=SUM([.G3:.G7]&lt;[.$CI3:.$CI7])" office:value-type="float"/>
          <table:table-cell table:number-matrix-columns-spanned="1" table:number-matrix-rows-spanned="1" table:formula="of:=SUM([.H3:.H7]&lt;[.$CJ3:.$CJ7])" office:value-type="float"/>
          <table:table-cell table:number-matrix-columns-spanned="1" table:number-matrix-rows-spanned="1" table:formula="of:=SUM([.I3:.I7]&lt;[.$CK3:.$CK7])" office:value-type="float"/>
          <table:table-cell table:number-matrix-columns-spanned="1" table:number-matrix-rows-spanned="1" table:formula="of:=SUM([.J3:.J7]&lt;[.$CL3:.$CL7])" office:value-type="float"/>
          <table:table-cell table:number-matrix-columns-spanned="1" table:number-matrix-rows-spanned="1" table:formula="of:=SUM([.K3:.K7]&lt;[.$CM3:.$CM7])" office:value-type="float"/>
          <table:table-cell table:number-matrix-columns-spanned="1" table:number-matrix-rows-spanned="1" table:formula="of:=SUM([.L3:.L7]&lt;[.$CN3:.$CN7])" office:value-type="float"/>
          <table:table-cell table:number-matrix-columns-spanned="1" table:number-matrix-rows-spanned="1" table:formula="of:=SUM([.M3:.M7]&lt;[.$CO3:.$CO7])" office:value-type="float"/>
          <table:table-cell table:number-matrix-columns-spanned="1" table:number-matrix-rows-spanned="1" table:formula="of:=SUM([.N3:.N7]&lt;[.$CP3:.$CP7])" office:value-type="float"/>
          <table:table-cell table:number-matrix-columns-spanned="1" table:number-matrix-rows-spanned="1" table:formula="of:=SUM([.O3:.O7]&lt;[.$CQ3:.$CQ7])" office:value-type="float"/>
          <table:table-cell table:number-matrix-columns-spanned="1" table:number-matrix-rows-spanned="1" table:formula="of:=SUM([.P3:.P7]&lt;[.$CR3:.$CR7])" office:value-type="float"/>
          <table:table-cell table:number-matrix-columns-spanned="1" table:number-matrix-rows-spanned="1" table:formula="of:=SUM([.Q3:.Q7]&lt;[.$CS3:.$CS7])" office:value-type="float"/>
          <table:table-cell table:number-matrix-columns-spanned="1" table:number-matrix-rows-spanned="1" table:formula="of:=SUM([.R3:.R7]&lt;[.$CT3:.$CT7])" office:value-type="float"/>
          <table:table-cell table:number-matrix-columns-spanned="1" table:number-matrix-rows-spanned="1" table:formula="of:=SUM([.S3:.S7]&lt;[.$CU3:.$CU7])" office:value-type="float"/>
          <table:table-cell table:number-matrix-columns-spanned="1" table:number-matrix-rows-spanned="1" table:formula="of:=SUM([.T3:.T7]&lt;[.$CV3:.$CV7])" office:value-type="float"/>
          <table:table-cell table:number-matrix-columns-spanned="1" table:number-matrix-rows-spanned="1" table:formula="of:=SUM([.U3:.U7]&lt;[.$CW3:.$CW7])" office:value-type="float"/>
          <table:table-cell table:number-matrix-columns-spanned="1" table:number-matrix-rows-spanned="1" table:formula="of:=SUM([.V3:.V7]&lt;[.$CD3:.$CD7])" office:value-type="float"/>
          <table:table-cell table:number-matrix-columns-spanned="1" table:number-matrix-rows-spanned="1" table:formula="of:=SUM([.W3:.W7]&lt;[.$CE3:.$CE7])" office:value-type="float"/>
          <table:table-cell table:number-matrix-columns-spanned="1" table:number-matrix-rows-spanned="1" table:formula="of:=SUM([.X3:.X7]&lt;[.$CF3:.$CF7])" office:value-type="float"/>
          <table:table-cell table:number-matrix-columns-spanned="1" table:number-matrix-rows-spanned="1" table:formula="of:=SUM([.Y3:.Y7]&lt;[.$CG3:.$CG7])" office:value-type="float"/>
          <table:table-cell table:number-matrix-columns-spanned="1" table:number-matrix-rows-spanned="1" table:formula="of:=SUM([.Z3:.Z7]&lt;[.$CH3:.$CH7])" office:value-type="float"/>
          <table:table-cell table:number-matrix-columns-spanned="1" table:number-matrix-rows-spanned="1" table:formula="of:=SUM([.AA3:.AA7]&lt;[.$CI3:.$CI7])" office:value-type="float"/>
          <table:table-cell table:number-matrix-columns-spanned="1" table:number-matrix-rows-spanned="1" table:formula="of:=SUM([.AB3:.AB7]&lt;[.$CJ3:.$CJ7])" office:value-type="float"/>
          <table:table-cell table:number-matrix-columns-spanned="1" table:number-matrix-rows-spanned="1" table:formula="of:=SUM([.AC3:.AC7]&lt;[.$CK3:.$CK7])" office:value-type="float"/>
          <table:table-cell table:number-matrix-columns-spanned="1" table:number-matrix-rows-spanned="1" table:formula="of:=SUM([.AD3:.AD7]&lt;[.$CL3:.$CL7])" office:value-type="float"/>
          <table:table-cell table:number-matrix-columns-spanned="1" table:number-matrix-rows-spanned="1" table:formula="of:=SUM([.AE3:.AE7]&lt;[.$CM3:.$CM7])" office:value-type="float"/>
          <table:table-cell table:number-matrix-columns-spanned="1" table:number-matrix-rows-spanned="1" table:formula="of:=SUM([.AF3:.AF7]&lt;[.$CN3:.$CN7])" office:value-type="float"/>
          <table:table-cell table:number-matrix-columns-spanned="1" table:number-matrix-rows-spanned="1" table:formula="of:=SUM([.AG3:.AG7]&lt;[.$CO3:.$CO7])" office:value-type="float"/>
          <table:table-cell table:number-matrix-columns-spanned="1" table:number-matrix-rows-spanned="1" table:formula="of:=SUM([.AH3:.AH7]&lt;[.$CP3:.$CP7])" office:value-type="float"/>
          <table:table-cell table:number-matrix-columns-spanned="1" table:number-matrix-rows-spanned="1" table:formula="of:=SUM([.AI3:.AI7]&lt;[.$CQ3:.$CQ7])" office:value-type="float"/>
          <table:table-cell table:number-matrix-columns-spanned="1" table:number-matrix-rows-spanned="1" table:formula="of:=SUM([.AJ3:.AJ7]&lt;[.$CR3:.$CR7])" office:value-type="float"/>
          <table:table-cell table:number-matrix-columns-spanned="1" table:number-matrix-rows-spanned="1" table:formula="of:=SUM([.AK3:.AK7]&lt;[.$CS3:.$CS7])" office:value-type="float"/>
          <table:table-cell table:number-matrix-columns-spanned="1" table:number-matrix-rows-spanned="1" table:formula="of:=SUM([.AL3:.AL7]&lt;[.$CT3:.$CT7])" office:value-type="float"/>
          <table:table-cell table:number-matrix-columns-spanned="1" table:number-matrix-rows-spanned="1" table:formula="of:=SUM([.AM3:.AM7]&lt;[.$CU3:.$CU7])" office:value-type="float"/>
          <table:table-cell table:number-matrix-columns-spanned="1" table:number-matrix-rows-spanned="1" table:formula="of:=SUM([.AN3:.AN7]&lt;[.$CV3:.$CV7])" office:value-type="float"/>
          <table:table-cell table:number-matrix-columns-spanned="1" table:number-matrix-rows-spanned="1" table:formula="of:=SUM([.AO3:.AO7]&lt;[.$CW3:.$CW7])" office:value-type="float"/>
          <table:table-cell table:number-matrix-columns-spanned="1" table:number-matrix-rows-spanned="1" table:formula="of:=SUM([.AP3:.AP7]&lt;[.$CD3:.$CD7])" office:value-type="float"/>
          <table:table-cell table:number-matrix-columns-spanned="1" table:number-matrix-rows-spanned="1" table:formula="of:=SUM([.AQ3:.AQ7]&lt;[.$CE3:.$CE7])" office:value-type="float"/>
          <table:table-cell table:number-matrix-columns-spanned="1" table:number-matrix-rows-spanned="1" table:formula="of:=SUM([.AR3:.AR7]&lt;[.$CF3:.$CF7])" office:value-type="float"/>
          <table:table-cell table:number-matrix-columns-spanned="1" table:number-matrix-rows-spanned="1" table:formula="of:=SUM([.AS3:.AS7]&lt;[.$CG3:.$CG7])" office:value-type="float"/>
          <table:table-cell table:number-matrix-columns-spanned="1" table:number-matrix-rows-spanned="1" table:formula="of:=SUM([.AT3:.AT7]&lt;[.$CH3:.$CH7])" office:value-type="float"/>
          <table:table-cell table:number-matrix-columns-spanned="1" table:number-matrix-rows-spanned="1" table:formula="of:=SUM([.AU3:.AU7]&lt;[.$CI3:.$CI7])" office:value-type="float"/>
          <table:table-cell table:number-matrix-columns-spanned="1" table:number-matrix-rows-spanned="1" table:formula="of:=SUM([.AV3:.AV7]&lt;[.$CJ3:.$CJ7])" office:value-type="float"/>
          <table:table-cell table:number-matrix-columns-spanned="1" table:number-matrix-rows-spanned="1" table:formula="of:=SUM([.AW3:.AW7]&lt;[.$CK3:.$CK7])" office:value-type="float"/>
          <table:table-cell table:number-matrix-columns-spanned="1" table:number-matrix-rows-spanned="1" table:formula="of:=SUM([.AX3:.AX7]&lt;[.$CL3:.$CL7])" office:value-type="float"/>
          <table:table-cell table:number-matrix-columns-spanned="1" table:number-matrix-rows-spanned="1" table:formula="of:=SUM([.AY3:.AY7]&lt;[.$CM3:.$CM7])" office:value-type="float"/>
          <table:table-cell table:number-matrix-columns-spanned="1" table:number-matrix-rows-spanned="1" table:formula="of:=SUM([.AZ3:.AZ7]&lt;[.$CN3:.$CN7])" office:value-type="float"/>
          <table:table-cell table:number-matrix-columns-spanned="1" table:number-matrix-rows-spanned="1" table:formula="of:=SUM([.BA3:.BA7]&lt;[.$CO3:.$CO7])" office:value-type="float"/>
          <table:table-cell table:number-matrix-columns-spanned="1" table:number-matrix-rows-spanned="1" table:formula="of:=SUM([.BB3:.BB7]&lt;[.$CP3:.$CP7])" office:value-type="float"/>
          <table:table-cell table:number-matrix-columns-spanned="1" table:number-matrix-rows-spanned="1" table:formula="of:=SUM([.BC3:.BC7]&lt;[.$CQ3:.$CQ7])" office:value-type="float"/>
          <table:table-cell table:number-matrix-columns-spanned="1" table:number-matrix-rows-spanned="1" table:formula="of:=SUM([.BD3:.BD7]&lt;[.$CR3:.$CR7])" office:value-type="float"/>
          <table:table-cell table:number-matrix-columns-spanned="1" table:number-matrix-rows-spanned="1" table:formula="of:=SUM([.BE3:.BE7]&lt;[.$CS3:.$CS7])" office:value-type="float"/>
          <table:table-cell table:number-matrix-columns-spanned="1" table:number-matrix-rows-spanned="1" table:formula="of:=SUM([.BF3:.BF7]&lt;[.$CT3:.$CT7])" office:value-type="float"/>
          <table:table-cell table:number-matrix-columns-spanned="1" table:number-matrix-rows-spanned="1" table:formula="of:=SUM([.BG3:.BG7]&lt;[.$CU3:.$CU7])" office:value-type="float"/>
          <table:table-cell table:number-matrix-columns-spanned="1" table:number-matrix-rows-spanned="1" table:formula="of:=SUM([.BH3:.BH7]&lt;[.$CV3:.$CV7])" office:value-type="float"/>
          <table:table-cell table:number-matrix-columns-spanned="1" table:number-matrix-rows-spanned="1" table:formula="of:=SUM([.BI3:.BI7]&lt;[.$CW3:.$CW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D3:.$CD7])" office:value-type="float"/>
          <table:table-cell table:number-matrix-columns-spanned="1" table:number-matrix-rows-spanned="1" table:formula="of:=SUM([.C3:.C7]&gt;[.$CE3:.$CE7])" office:value-type="float"/>
          <table:table-cell table:number-matrix-columns-spanned="1" table:number-matrix-rows-spanned="1" table:formula="of:=SUM([.D3:.D7]&gt;[.$CF3:.$CF7])" office:value-type="float"/>
          <table:table-cell table:number-matrix-columns-spanned="1" table:number-matrix-rows-spanned="1" table:formula="of:=SUM([.E3:.E7]&gt;[.$CG3:.$CG7])" office:value-type="float"/>
          <table:table-cell table:number-matrix-columns-spanned="1" table:number-matrix-rows-spanned="1" table:formula="of:=SUM([.F3:.F7]&gt;[.$CH3:.$CH7])" office:value-type="float"/>
          <table:table-cell table:number-matrix-columns-spanned="1" table:number-matrix-rows-spanned="1" table:formula="of:=SUM([.G3:.G7]&gt;[.$CI3:.$CI7])" office:value-type="float"/>
          <table:table-cell table:number-matrix-columns-spanned="1" table:number-matrix-rows-spanned="1" table:formula="of:=SUM([.H3:.H7]&gt;[.$CJ3:.$CJ7])" office:value-type="float"/>
          <table:table-cell table:number-matrix-columns-spanned="1" table:number-matrix-rows-spanned="1" table:formula="of:=SUM([.I3:.I7]&gt;[.$CK3:.$CK7])" office:value-type="float"/>
          <table:table-cell table:number-matrix-columns-spanned="1" table:number-matrix-rows-spanned="1" table:formula="of:=SUM([.J3:.J7]&gt;[.$CL3:.$CL7])" office:value-type="float"/>
          <table:table-cell table:number-matrix-columns-spanned="1" table:number-matrix-rows-spanned="1" table:formula="of:=SUM([.K3:.K7]&gt;[.$CM3:.$CM7])" office:value-type="float"/>
          <table:table-cell table:number-matrix-columns-spanned="1" table:number-matrix-rows-spanned="1" table:formula="of:=SUM([.L3:.L7]&gt;[.$CN3:.$CN7])" office:value-type="float"/>
          <table:table-cell table:number-matrix-columns-spanned="1" table:number-matrix-rows-spanned="1" table:formula="of:=SUM([.M3:.M7]&gt;[.$CO3:.$CO7])" office:value-type="float"/>
          <table:table-cell table:number-matrix-columns-spanned="1" table:number-matrix-rows-spanned="1" table:formula="of:=SUM([.N3:.N7]&gt;[.$CP3:.$CP7])" office:value-type="float"/>
          <table:table-cell table:number-matrix-columns-spanned="1" table:number-matrix-rows-spanned="1" table:formula="of:=SUM([.O3:.O7]&gt;[.$CQ3:.$CQ7])" office:value-type="float"/>
          <table:table-cell table:number-matrix-columns-spanned="1" table:number-matrix-rows-spanned="1" table:formula="of:=SUM([.P3:.P7]&gt;[.$CR3:.$CR7])" office:value-type="float"/>
          <table:table-cell table:number-matrix-columns-spanned="1" table:number-matrix-rows-spanned="1" table:formula="of:=SUM([.Q3:.Q7]&gt;[.$CS3:.$CS7])" office:value-type="float"/>
          <table:table-cell table:number-matrix-columns-spanned="1" table:number-matrix-rows-spanned="1" table:formula="of:=SUM([.R3:.R7]&gt;[.$CT3:.$CT7])" office:value-type="float"/>
          <table:table-cell table:number-matrix-columns-spanned="1" table:number-matrix-rows-spanned="1" table:formula="of:=SUM([.S3:.S7]&gt;[.$CU3:.$CU7])" office:value-type="float"/>
          <table:table-cell table:number-matrix-columns-spanned="1" table:number-matrix-rows-spanned="1" table:formula="of:=SUM([.T3:.T7]&gt;[.$CV3:.$CV7])" office:value-type="float"/>
          <table:table-cell table:number-matrix-columns-spanned="1" table:number-matrix-rows-spanned="1" table:formula="of:=SUM([.U3:.U7]&gt;[.$CW3:.$CW7])" office:value-type="float"/>
          <table:table-cell table:number-matrix-columns-spanned="1" table:number-matrix-rows-spanned="1" table:formula="of:=SUM([.V3:.V7]&gt;[.$CD3:.$CD7])" office:value-type="float"/>
          <table:table-cell table:number-matrix-columns-spanned="1" table:number-matrix-rows-spanned="1" table:formula="of:=SUM([.W3:.W7]&gt;[.$CE3:.$CE7])" office:value-type="float"/>
          <table:table-cell table:number-matrix-columns-spanned="1" table:number-matrix-rows-spanned="1" table:formula="of:=SUM([.X3:.X7]&gt;[.$CF3:.$CF7])" office:value-type="float"/>
          <table:table-cell table:number-matrix-columns-spanned="1" table:number-matrix-rows-spanned="1" table:formula="of:=SUM([.Y3:.Y7]&gt;[.$CG3:.$CG7])" office:value-type="float"/>
          <table:table-cell table:number-matrix-columns-spanned="1" table:number-matrix-rows-spanned="1" table:formula="of:=SUM([.Z3:.Z7]&gt;[.$CH3:.$CH7])" office:value-type="float"/>
          <table:table-cell table:number-matrix-columns-spanned="1" table:number-matrix-rows-spanned="1" table:formula="of:=SUM([.AA3:.AA7]&gt;[.$CI3:.$CI7])" office:value-type="float"/>
          <table:table-cell table:number-matrix-columns-spanned="1" table:number-matrix-rows-spanned="1" table:formula="of:=SUM([.AB3:.AB7]&gt;[.$CJ3:.$CJ7])" office:value-type="float"/>
          <table:table-cell table:number-matrix-columns-spanned="1" table:number-matrix-rows-spanned="1" table:formula="of:=SUM([.AC3:.AC7]&gt;[.$CK3:.$CK7])" office:value-type="float"/>
          <table:table-cell table:number-matrix-columns-spanned="1" table:number-matrix-rows-spanned="1" table:formula="of:=SUM([.AD3:.AD7]&gt;[.$CL3:.$CL7])" office:value-type="float"/>
          <table:table-cell table:number-matrix-columns-spanned="1" table:number-matrix-rows-spanned="1" table:formula="of:=SUM([.AE3:.AE7]&gt;[.$CM3:.$CM7])" office:value-type="float"/>
          <table:table-cell table:number-matrix-columns-spanned="1" table:number-matrix-rows-spanned="1" table:formula="of:=SUM([.AF3:.AF7]&gt;[.$CN3:.$CN7])" office:value-type="float"/>
          <table:table-cell table:number-matrix-columns-spanned="1" table:number-matrix-rows-spanned="1" table:formula="of:=SUM([.AG3:.AG7]&gt;[.$CO3:.$CO7])" office:value-type="float"/>
          <table:table-cell table:number-matrix-columns-spanned="1" table:number-matrix-rows-spanned="1" table:formula="of:=SUM([.AH3:.AH7]&gt;[.$CP3:.$CP7])" office:value-type="float"/>
          <table:table-cell table:number-matrix-columns-spanned="1" table:number-matrix-rows-spanned="1" table:formula="of:=SUM([.AI3:.AI7]&gt;[.$CQ3:.$CQ7])" office:value-type="float"/>
          <table:table-cell table:number-matrix-columns-spanned="1" table:number-matrix-rows-spanned="1" table:formula="of:=SUM([.AJ3:.AJ7]&gt;[.$CR3:.$CR7])" office:value-type="float"/>
          <table:table-cell table:number-matrix-columns-spanned="1" table:number-matrix-rows-spanned="1" table:formula="of:=SUM([.AK3:.AK7]&gt;[.$CS3:.$CS7])" office:value-type="float"/>
          <table:table-cell table:number-matrix-columns-spanned="1" table:number-matrix-rows-spanned="1" table:formula="of:=SUM([.AL3:.AL7]&gt;[.$CT3:.$CT7])" office:value-type="float"/>
          <table:table-cell table:number-matrix-columns-spanned="1" table:number-matrix-rows-spanned="1" table:formula="of:=SUM([.AM3:.AM7]&gt;[.$CU3:.$CU7])" office:value-type="float"/>
          <table:table-cell table:number-matrix-columns-spanned="1" table:number-matrix-rows-spanned="1" table:formula="of:=SUM([.AN3:.AN7]&gt;[.$CV3:.$CV7])" office:value-type="float"/>
          <table:table-cell table:number-matrix-columns-spanned="1" table:number-matrix-rows-spanned="1" table:formula="of:=SUM([.AO3:.AO7]&gt;[.$CW3:.$CW7])" office:value-type="float"/>
          <table:table-cell table:number-matrix-columns-spanned="1" table:number-matrix-rows-spanned="1" table:formula="of:=SUM([.AP3:.AP7]&gt;[.$CD3:.$CD7])" office:value-type="float"/>
          <table:table-cell table:number-matrix-columns-spanned="1" table:number-matrix-rows-spanned="1" table:formula="of:=SUM([.AQ3:.AQ7]&gt;[.$CE3:.$CE7])" office:value-type="float"/>
          <table:table-cell table:number-matrix-columns-spanned="1" table:number-matrix-rows-spanned="1" table:formula="of:=SUM([.AR3:.AR7]&gt;[.$CF3:.$CF7])" office:value-type="float"/>
          <table:table-cell table:number-matrix-columns-spanned="1" table:number-matrix-rows-spanned="1" table:formula="of:=SUM([.AS3:.AS7]&gt;[.$CG3:.$CG7])" office:value-type="float"/>
          <table:table-cell table:number-matrix-columns-spanned="1" table:number-matrix-rows-spanned="1" table:formula="of:=SUM([.AT3:.AT7]&gt;[.$CH3:.$CH7])" office:value-type="float"/>
          <table:table-cell table:number-matrix-columns-spanned="1" table:number-matrix-rows-spanned="1" table:formula="of:=SUM([.AU3:.AU7]&gt;[.$CI3:.$CI7])" office:value-type="float"/>
          <table:table-cell table:number-matrix-columns-spanned="1" table:number-matrix-rows-spanned="1" table:formula="of:=SUM([.AV3:.AV7]&gt;[.$CJ3:.$CJ7])" office:value-type="float"/>
          <table:table-cell table:number-matrix-columns-spanned="1" table:number-matrix-rows-spanned="1" table:formula="of:=SUM([.AW3:.AW7]&gt;[.$CK3:.$CK7])" office:value-type="float"/>
          <table:table-cell table:number-matrix-columns-spanned="1" table:number-matrix-rows-spanned="1" table:formula="of:=SUM([.AX3:.AX7]&gt;[.$CL3:.$CL7])" office:value-type="float"/>
          <table:table-cell table:number-matrix-columns-spanned="1" table:number-matrix-rows-spanned="1" table:formula="of:=SUM([.AY3:.AY7]&gt;[.$CM3:.$CM7])" office:value-type="float"/>
          <table:table-cell table:number-matrix-columns-spanned="1" table:number-matrix-rows-spanned="1" table:formula="of:=SUM([.AZ3:.AZ7]&gt;[.$CN3:.$CN7])" office:value-type="float"/>
          <table:table-cell table:number-matrix-columns-spanned="1" table:number-matrix-rows-spanned="1" table:formula="of:=SUM([.BA3:.BA7]&gt;[.$CO3:.$CO7])" office:value-type="float"/>
          <table:table-cell table:number-matrix-columns-spanned="1" table:number-matrix-rows-spanned="1" table:formula="of:=SUM([.BB3:.BB7]&gt;[.$CP3:.$CP7])" office:value-type="float"/>
          <table:table-cell table:number-matrix-columns-spanned="1" table:number-matrix-rows-spanned="1" table:formula="of:=SUM([.BC3:.BC7]&gt;[.$CQ3:.$CQ7])" office:value-type="float"/>
          <table:table-cell table:number-matrix-columns-spanned="1" table:number-matrix-rows-spanned="1" table:formula="of:=SUM([.BD3:.BD7]&gt;[.$CR3:.$CR7])" office:value-type="float"/>
          <table:table-cell table:number-matrix-columns-spanned="1" table:number-matrix-rows-spanned="1" table:formula="of:=SUM([.BE3:.BE7]&gt;[.$CS3:.$CS7])" office:value-type="float"/>
          <table:table-cell table:number-matrix-columns-spanned="1" table:number-matrix-rows-spanned="1" table:formula="of:=SUM([.BF3:.BF7]&gt;[.$CT3:.$CT7])" office:value-type="float"/>
          <table:table-cell table:number-matrix-columns-spanned="1" table:number-matrix-rows-spanned="1" table:formula="of:=SUM([.BG3:.BG7]&gt;[.$CU3:.$CU7])" office:value-type="float"/>
          <table:table-cell table:number-matrix-columns-spanned="1" table:number-matrix-rows-spanned="1" table:formula="of:=SUM([.BH3:.BH7]&gt;[.$CV3:.$CV7])" office:value-type="float"/>
          <table:table-cell table:number-matrix-columns-spanned="1" table:number-matrix-rows-spanned="1" table:formula="of:=SUM([.BI3:.BI7]&gt;[.$CW3:.$CW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CX3:.$CX7])" office:value-type="float"/>
          <table:table-cell table:number-matrix-columns-spanned="1" table:number-matrix-rows-spanned="1" table:formula="of:=SUM([.C3:.C7]=[.$CY3:.$CY7])" office:value-type="float"/>
          <table:table-cell table:number-matrix-columns-spanned="1" table:number-matrix-rows-spanned="1" table:formula="of:=SUM([.D3:.D7]=[.$CZ3:.$CZ7])" office:value-type="float"/>
          <table:table-cell table:number-matrix-columns-spanned="1" table:number-matrix-rows-spanned="1" table:formula="of:=SUM([.E3:.E7]=[.$DA3:.$DA7])" office:value-type="float"/>
          <table:table-cell table:number-matrix-columns-spanned="1" table:number-matrix-rows-spanned="1" table:formula="of:=SUM([.F3:.F7]=[.$DB3:.$DB7])" office:value-type="float"/>
          <table:table-cell table:number-matrix-columns-spanned="1" table:number-matrix-rows-spanned="1" table:formula="of:=SUM([.G3:.G7]=[.$DC3:.$DC7])" office:value-type="float"/>
          <table:table-cell table:number-matrix-columns-spanned="1" table:number-matrix-rows-spanned="1" table:formula="of:=SUM([.H3:.H7]=[.$DD3:.$DD7])" office:value-type="float"/>
          <table:table-cell table:number-matrix-columns-spanned="1" table:number-matrix-rows-spanned="1" table:formula="of:=SUM([.I3:.I7]=[.$DE3:.$DE7])" office:value-type="float"/>
          <table:table-cell table:number-matrix-columns-spanned="1" table:number-matrix-rows-spanned="1" table:formula="of:=SUM([.J3:.J7]=[.$DF3:.$DF7])" office:value-type="float"/>
          <table:table-cell table:number-matrix-columns-spanned="1" table:number-matrix-rows-spanned="1" table:formula="of:=SUM([.K3:.K7]=[.$DG3:.$DG7])" office:value-type="float"/>
          <table:table-cell table:number-matrix-columns-spanned="1" table:number-matrix-rows-spanned="1" table:formula="of:=SUM([.L3:.L7]=[.$DH3:.$DH7])" office:value-type="float"/>
          <table:table-cell table:number-matrix-columns-spanned="1" table:number-matrix-rows-spanned="1" table:formula="of:=SUM([.M3:.M7]=[.$DI3:.$DI7])" office:value-type="float"/>
          <table:table-cell table:number-matrix-columns-spanned="1" table:number-matrix-rows-spanned="1" table:formula="of:=SUM([.N3:.N7]=[.$DJ3:.$DJ7])" office:value-type="float"/>
          <table:table-cell table:number-matrix-columns-spanned="1" table:number-matrix-rows-spanned="1" table:formula="of:=SUM([.O3:.O7]=[.$DK3:.$DK7])" office:value-type="float"/>
          <table:table-cell table:number-matrix-columns-spanned="1" table:number-matrix-rows-spanned="1" table:formula="of:=SUM([.P3:.P7]=[.$DL3:.$DL7])" office:value-type="float"/>
          <table:table-cell table:number-matrix-columns-spanned="1" table:number-matrix-rows-spanned="1" table:formula="of:=SUM([.Q3:.Q7]=[.$DM3:.$DM7])" office:value-type="float"/>
          <table:table-cell table:number-matrix-columns-spanned="1" table:number-matrix-rows-spanned="1" table:formula="of:=SUM([.R3:.R7]=[.$DN3:.$DN7])" office:value-type="float"/>
          <table:table-cell table:number-matrix-columns-spanned="1" table:number-matrix-rows-spanned="1" table:formula="of:=SUM([.S3:.S7]=[.$DO3:.$DO7])" office:value-type="float"/>
          <table:table-cell table:number-matrix-columns-spanned="1" table:number-matrix-rows-spanned="1" table:formula="of:=SUM([.T3:.T7]=[.$DP3:.$DP7])" office:value-type="float"/>
          <table:table-cell table:number-matrix-columns-spanned="1" table:number-matrix-rows-spanned="1" table:formula="of:=SUM([.U3:.U7]=[.$DQ3:.$DQ7])" office:value-type="float"/>
          <table:table-cell table:number-matrix-columns-spanned="1" table:number-matrix-rows-spanned="1" table:formula="of:=SUM([.V3:.V7]=[.$CX3:.$CX7])" office:value-type="float"/>
          <table:table-cell table:number-matrix-columns-spanned="1" table:number-matrix-rows-spanned="1" table:formula="of:=SUM([.W3:.W7]=[.$CY3:.$CY7])" office:value-type="float"/>
          <table:table-cell table:number-matrix-columns-spanned="1" table:number-matrix-rows-spanned="1" table:formula="of:=SUM([.X3:.X7]=[.$CZ3:.$CZ7])" office:value-type="float"/>
          <table:table-cell table:number-matrix-columns-spanned="1" table:number-matrix-rows-spanned="1" table:formula="of:=SUM([.Y3:.Y7]=[.$DA3:.$DA7])" office:value-type="float"/>
          <table:table-cell table:number-matrix-columns-spanned="1" table:number-matrix-rows-spanned="1" table:formula="of:=SUM([.Z3:.Z7]=[.$DB3:.$DB7])" office:value-type="float"/>
          <table:table-cell table:number-matrix-columns-spanned="1" table:number-matrix-rows-spanned="1" table:formula="of:=SUM([.AA3:.AA7]=[.$DC3:.$DC7])" office:value-type="float"/>
          <table:table-cell table:number-matrix-columns-spanned="1" table:number-matrix-rows-spanned="1" table:formula="of:=SUM([.AB3:.AB7]=[.$DD3:.$DD7])" office:value-type="float"/>
          <table:table-cell table:number-matrix-columns-spanned="1" table:number-matrix-rows-spanned="1" table:formula="of:=SUM([.AC3:.AC7]=[.$DE3:.$DE7])" office:value-type="float"/>
          <table:table-cell table:number-matrix-columns-spanned="1" table:number-matrix-rows-spanned="1" table:formula="of:=SUM([.AD3:.AD7]=[.$DF3:.$DF7])" office:value-type="float"/>
          <table:table-cell table:number-matrix-columns-spanned="1" table:number-matrix-rows-spanned="1" table:formula="of:=SUM([.AE3:.AE7]=[.$DG3:.$DG7])" office:value-type="float"/>
          <table:table-cell table:number-matrix-columns-spanned="1" table:number-matrix-rows-spanned="1" table:formula="of:=SUM([.AF3:.AF7]=[.$DH3:.$DH7])" office:value-type="float"/>
          <table:table-cell table:number-matrix-columns-spanned="1" table:number-matrix-rows-spanned="1" table:formula="of:=SUM([.AG3:.AG7]=[.$DI3:.$DI7])" office:value-type="float"/>
          <table:table-cell table:number-matrix-columns-spanned="1" table:number-matrix-rows-spanned="1" table:formula="of:=SUM([.AH3:.AH7]=[.$DJ3:.$DJ7])" office:value-type="float"/>
          <table:table-cell table:number-matrix-columns-spanned="1" table:number-matrix-rows-spanned="1" table:formula="of:=SUM([.AI3:.AI7]=[.$DK3:.$DK7])" office:value-type="float"/>
          <table:table-cell table:number-matrix-columns-spanned="1" table:number-matrix-rows-spanned="1" table:formula="of:=SUM([.AJ3:.AJ7]=[.$DL3:.$DL7])" office:value-type="float"/>
          <table:table-cell table:number-matrix-columns-spanned="1" table:number-matrix-rows-spanned="1" table:formula="of:=SUM([.AK3:.AK7]=[.$DM3:.$DM7])" office:value-type="float"/>
          <table:table-cell table:number-matrix-columns-spanned="1" table:number-matrix-rows-spanned="1" table:formula="of:=SUM([.AL3:.AL7]=[.$DN3:.$DN7])" office:value-type="float"/>
          <table:table-cell table:number-matrix-columns-spanned="1" table:number-matrix-rows-spanned="1" table:formula="of:=SUM([.AM3:.AM7]=[.$DO3:.$DO7])" office:value-type="float"/>
          <table:table-cell table:number-matrix-columns-spanned="1" table:number-matrix-rows-spanned="1" table:formula="of:=SUM([.AN3:.AN7]=[.$DP3:.$DP7])" office:value-type="float"/>
          <table:table-cell table:number-matrix-columns-spanned="1" table:number-matrix-rows-spanned="1" table:formula="of:=SUM([.AO3:.AO7]=[.$DQ3:.$DQ7])" office:value-type="float"/>
          <table:table-cell table:number-matrix-columns-spanned="1" table:number-matrix-rows-spanned="1" table:formula="of:=SUM([.AP3:.AP7]=[.$CX3:.$CX7])" office:value-type="float"/>
          <table:table-cell table:number-matrix-columns-spanned="1" table:number-matrix-rows-spanned="1" table:formula="of:=SUM([.AQ3:.AQ7]=[.$CY3:.$CY7])" office:value-type="float"/>
          <table:table-cell table:number-matrix-columns-spanned="1" table:number-matrix-rows-spanned="1" table:formula="of:=SUM([.AR3:.AR7]=[.$CZ3:.$CZ7])" office:value-type="float"/>
          <table:table-cell table:number-matrix-columns-spanned="1" table:number-matrix-rows-spanned="1" table:formula="of:=SUM([.AS3:.AS7]=[.$DA3:.$DA7])" office:value-type="float"/>
          <table:table-cell table:number-matrix-columns-spanned="1" table:number-matrix-rows-spanned="1" table:formula="of:=SUM([.AT3:.AT7]=[.$DB3:.$DB7])" office:value-type="float"/>
          <table:table-cell table:number-matrix-columns-spanned="1" table:number-matrix-rows-spanned="1" table:formula="of:=SUM([.AU3:.AU7]=[.$DC3:.$DC7])" office:value-type="float"/>
          <table:table-cell table:number-matrix-columns-spanned="1" table:number-matrix-rows-spanned="1" table:formula="of:=SUM([.AV3:.AV7]=[.$DD3:.$DD7])" office:value-type="float"/>
          <table:table-cell table:number-matrix-columns-spanned="1" table:number-matrix-rows-spanned="1" table:formula="of:=SUM([.AW3:.AW7]=[.$DE3:.$DE7])" office:value-type="float"/>
          <table:table-cell table:number-matrix-columns-spanned="1" table:number-matrix-rows-spanned="1" table:formula="of:=SUM([.AX3:.AX7]=[.$DF3:.$DF7])" office:value-type="float"/>
          <table:table-cell table:number-matrix-columns-spanned="1" table:number-matrix-rows-spanned="1" table:formula="of:=SUM([.AY3:.AY7]=[.$DG3:.$DG7])" office:value-type="float"/>
          <table:table-cell table:number-matrix-columns-spanned="1" table:number-matrix-rows-spanned="1" table:formula="of:=SUM([.AZ3:.AZ7]=[.$DH3:.$DH7])" office:value-type="float"/>
          <table:table-cell table:number-matrix-columns-spanned="1" table:number-matrix-rows-spanned="1" table:formula="of:=SUM([.BA3:.BA7]=[.$DI3:.$DI7])" office:value-type="float"/>
          <table:table-cell table:number-matrix-columns-spanned="1" table:number-matrix-rows-spanned="1" table:formula="of:=SUM([.BB3:.BB7]=[.$DJ3:.$DJ7])" office:value-type="float"/>
          <table:table-cell table:number-matrix-columns-spanned="1" table:number-matrix-rows-spanned="1" table:formula="of:=SUM([.BC3:.BC7]=[.$DK3:.$DK7])" office:value-type="float"/>
          <table:table-cell table:number-matrix-columns-spanned="1" table:number-matrix-rows-spanned="1" table:formula="of:=SUM([.BD3:.BD7]=[.$DL3:.$DL7])" office:value-type="float"/>
          <table:table-cell table:number-matrix-columns-spanned="1" table:number-matrix-rows-spanned="1" table:formula="of:=SUM([.BE3:.BE7]=[.$DM3:.$DM7])" office:value-type="float"/>
          <table:table-cell table:number-matrix-columns-spanned="1" table:number-matrix-rows-spanned="1" table:formula="of:=SUM([.BF3:.BF7]=[.$DN3:.$DN7])" office:value-type="float"/>
          <table:table-cell table:number-matrix-columns-spanned="1" table:number-matrix-rows-spanned="1" table:formula="of:=SUM([.BG3:.BG7]=[.$DO3:.$DO7])" office:value-type="float"/>
          <table:table-cell table:number-matrix-columns-spanned="1" table:number-matrix-rows-spanned="1" table:formula="of:=SUM([.BH3:.BH7]=[.$DP3:.$DP7])" office:value-type="float"/>
          <table:table-cell table:number-matrix-columns-spanned="1" table:number-matrix-rows-spanned="1" table:formula="of:=SUM([.BI3:.BI7]=[.$DQ3:.$DQ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